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2188in"/>
    </style:style>
    <style:style style:name="Table1.B" style:family="table-column">
      <style:table-column-properties style:column-width="6.2806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3472in" fo:keep-together="auto"/>
    </style:style>
    <style:style style:name="Table1.6" style:family="table-row">
      <style:table-row-properties style:min-row-height="0.1597in" fo:keep-together="auto"/>
    </style:style>
    <style:style style:name="Table1.469" style:family="table-row">
      <style:table-row-properties style:min-row-height="0.7222in" fo:keep-together="auto"/>
    </style:style>
    <style:style style:name="Table1.498" style:family="table-row">
      <style:table-row-properties style:min-row-height="0in" fo:keep-together="auto"/>
    </style:style>
    <style:style style:name="Table1.643" style:family="table-row">
      <style:table-row-properties style:min-row-height="0.9097in" fo:keep-together="auto"/>
    </style:style>
    <style:style style:name="Table1.839" style:family="table-row">
      <style:table-row-properties style:min-row-height="1.4722in" fo:keep-together="auto"/>
    </style:style>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lt;!doctype html &gt;</text:p>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html xmlns="http://www.w3.org/1999/xhtml" lang="en"</text:p>
          </table:table-cell>
        </table:table-row>
        <table:table-row table:style-name="Table1.2">
          <table:table-cell table:style-name="Table1.A1" office:value-type="string">
            <text:p text:style-name="Standard"/>
          </table:table-cell>
          <table:table-cell table:style-name="Table1.A1" office:value-type="string">
            <text:p text:style-name="Standard">class=""&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lt;meta charset="utf-8"&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window._currentDevice = 'desktop';</text:p>
          </table:table-cell>
        </table:table-row>
        <table:table-row table:style-name="Table1.2">
          <table:table-cell table:style-name="Table1.A1" office:value-type="string">
            <text:p text:style-name="Standard"/>
          </table:table-cell>
          <table:table-cell table:style-name="Table1.A1" office:value-type="string">
            <text:p text:style-name="Standard">window.Parameters = window.Parameters || {</text:p>
          </table:table-cell>
        </table:table-row>
        <table:table-row table:style-name="Table1.2">
          <table:table-cell table:style-name="Table1.A1" office:value-type="string">
            <text:p text:style-name="Standard"/>
          </table:table-cell>
          <table:table-cell table:style-name="Table1.A1" office:value-type="string">
            <text:p text:style-name="Standard">HomeUrl: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AccountUUID: 'f0fae0ad517947f5844d402f0c46e681',</text:p>
          </table:table-cell>
        </table:table-row>
        <table:table-row table:style-name="Table1.2">
          <table:table-cell table:style-name="Table1.A1" office:value-type="string">
            <text:p text:style-name="Standard"/>
          </table:table-cell>
          <table:table-cell table:style-name="Table1.A1" office:value-type="string">
            <text:p text:style-name="Standard">SystemID: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SiteAlias: '3d72e0e8',</text:p>
          </table:table-cell>
        </table:table-row>
        <table:table-row table:style-name="Table1.2">
          <table:table-cell table:style-name="Table1.A1" office:value-type="string">
            <text:p text:style-name="Standard"/>
          </table:table-cell>
          <table:table-cell table:style-name="Table1.A1" office:value-type="string">
            <text:p text:style-name="Standard">SiteType: atob('RFVEQU9ORQ=='),</text:p>
          </table:table-cell>
        </table:table-row>
        <table:table-row table:style-name="Table1.2">
          <table:table-cell table:style-name="Table1.A1" office:value-type="string">
            <text:p text:style-name="Standard"/>
          </table:table-cell>
          <table:table-cell table:style-name="Table1.A1" office:value-type="string">
            <text:p text:style-name="Standard">PublicationDate: 'Mon Feb 24 17:08:21 UTC 202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xternalUid: null,</text:p>
          </table:table-cell>
        </table:table-row>
        <table:table-row table:style-name="Table1.2">
          <table:table-cell table:style-name="Table1.A1" office:value-type="string">
            <text:p text:style-name="Standard"/>
          </table:table-cell>
          <table:table-cell table:style-name="Table1.A1" office:value-type="string">
            <text:p text:style-name="Standard">IsSiteMultilingual: false,</text:p>
          </table:table-cell>
        </table:table-row>
        <table:table-row table:style-name="Table1.2">
          <table:table-cell table:style-name="Table1.A1" office:value-type="string">
            <text:p text:style-name="Standard"/>
          </table:table-cell>
          <table:table-cell table:style-name="Table1.A1" office:value-type="string">
            <text:p text:style-name="Standard">InitialPostAlias: '',</text:p>
          </table:table-cell>
        </table:table-row>
        <table:table-row table:style-name="Table1.2">
          <table:table-cell table:style-name="Table1.A1" office:value-type="string">
            <text:p text:style-name="Standard"/>
          </table:table-cell>
          <table:table-cell table:style-name="Table1.A1" office:value-type="string">
            <text:p text:style-name="Standard">InitialPostPageUuid: '',</text:p>
          </table:table-cell>
        </table:table-row>
        <table:table-row table:style-name="Table1.2">
          <table:table-cell table:style-name="Table1.A1" office:value-type="string">
            <text:p text:style-name="Standard"/>
          </table:table-cell>
          <table:table-cell table:style-name="Table1.A1" office:value-type="string">
            <text:p text:style-name="Standard">InitialDynamicItem: '',</text:p>
          </table:table-cell>
        </table:table-row>
        <table:table-row table:style-name="Table1.2">
          <table:table-cell table:style-name="Table1.A1" office:value-type="string">
            <text:p text:style-name="Standard"/>
          </table:table-cell>
          <table:table-cell table:style-name="Table1.A1" office:value-type="string">
            <text:p text:style-name="Standard">DynamicPageInfo: {</text:p>
          </table:table-cell>
        </table:table-row>
        <table:table-row table:style-name="Table1.2">
          <table:table-cell table:style-name="Table1.A1" office:value-type="string">
            <text:p text:style-name="Standard"/>
          </table:table-cell>
          <table:table-cell table:style-name="Table1.A1" office:value-type="string">
            <text:p text:style-name="Standard">isDynamicPage: false,</text:p>
          </table:table-cell>
        </table:table-row>
        <table:table-row table:style-name="Table1.2">
          <table:table-cell table:style-name="Table1.A1" office:value-type="string">
            <text:p text:style-name="Standard"/>
          </table:table-cell>
          <table:table-cell table:style-name="Table1.A1" office:value-type="string">
            <text:p text:style-name="Standard">base64JsonRowData: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nitialPageAlias: 'about',</text:p>
          </table:table-cell>
        </table:table-row>
        <table:table-row table:style-name="Table1.2">
          <table:table-cell table:style-name="Table1.A1" office:value-type="string">
            <text:p text:style-name="Standard"/>
          </table:table-cell>
          <table:table-cell table:style-name="Table1.A1" office:value-type="string">
            <text:p text:style-name="Standard">InitialPageUuid: '3ae93c89a84844f588eea4f455413657',</text:p>
          </table:table-cell>
        </table:table-row>
        <table:table-row table:style-name="Table1.2">
          <table:table-cell table:style-name="Table1.A1" office:value-type="string">
            <text:p text:style-name="Standard"/>
          </table:table-cell>
          <table:table-cell table:style-name="Table1.A1" office:value-type="string">
            <text:p text:style-name="Standard">InitialPageId: '1170435511',</text:p>
          </table:table-cell>
        </table:table-row>
        <table:table-row table:style-name="Table1.2">
          <table:table-cell table:style-name="Table1.A1" office:value-type="string">
            <text:p text:style-name="Standard"/>
          </table:table-cell>
          <table:table-cell table:style-name="Table1.A1" office:value-type="string">
            <text:p text:style-name="Standard">InitialEncodedPageAlias: 'YWJvdXQ=',</text:p>
          </table:table-cell>
        </table:table-row>
        <table:table-row table:style-name="Table1.2">
          <table:table-cell table:style-name="Table1.A1" office:value-type="string">
            <text:p text:style-name="Standard"/>
          </table:table-cell>
          <table:table-cell table:style-name="Table1.A1" office:value-type="string">
            <text:p text:style-name="Standard">InitialHeaderUuid: '5d3d1bb8368e4e0c98a4c1806115b79e',</text:p>
          </table:table-cell>
        </table:table-row>
        <table:table-row table:style-name="Table1.2">
          <table:table-cell table:style-name="Table1.A1" office:value-type="string">
            <text:p text:style-name="Standard"/>
          </table:table-cell>
          <table:table-cell table:style-name="Table1.A1" office:value-type="string">
            <text:p text:style-name="Standard">CurrentPageUrl: '',</text:p>
          </table:table-cell>
        </table:table-row>
        <table:table-row table:style-name="Table1.2">
          <table:table-cell table:style-name="Table1.A1" office:value-type="string">
            <text:p text:style-name="Standard"/>
          </table:table-cell>
          <table:table-cell table:style-name="Table1.A1" office:value-type="string">
            <text:p text:style-name="Standard">IsCurrentHomePage: false,</text:p>
          </table:table-cell>
        </table:table-row>
        <table:table-row table:style-name="Table1.2">
          <table:table-cell table:style-name="Table1.A1" office:value-type="string">
            <text:p text:style-name="Standard"/>
          </table:table-cell>
          <table:table-cell table:style-name="Table1.A1" office:value-type="string">
            <text:p text:style-name="Standard">AllowAjax: false,</text:p>
          </table:table-cell>
        </table:table-row>
        <table:table-row table:style-name="Table1.2">
          <table:table-cell table:style-name="Table1.A1" office:value-type="string">
            <text:p text:style-name="Standard"/>
          </table:table-cell>
          <table:table-cell table:style-name="Table1.A1" office:value-type="string">
            <text:p text:style-name="Standard">AfterAjaxCommand: null,</text:p>
          </table:table-cell>
        </table:table-row>
        <table:table-row table:style-name="Table1.2">
          <table:table-cell table:style-name="Table1.A1" office:value-type="string">
            <text:p text:style-name="Standard"/>
          </table:table-cell>
          <table:table-cell table:style-name="Table1.A1" office:value-type="string">
            <text:p text:style-name="Standard">HomeLinkText: 'Back To Home',</text:p>
          </table:table-cell>
        </table:table-row>
        <table:table-row table:style-name="Table1.2">
          <table:table-cell table:style-name="Table1.A1" office:value-type="string">
            <text:p text:style-name="Standard"/>
          </table:table-cell>
          <table:table-cell table:style-name="Table1.A1" office:value-type="string">
            <text:p text:style-name="Standard">UseGalleryModule: false,</text:p>
          </table:table-cell>
        </table:table-row>
        <table:table-row table:style-name="Table1.2">
          <table:table-cell table:style-name="Table1.A1" office:value-type="string">
            <text:p text:style-name="Standard"/>
          </table:table-cell>
          <table:table-cell table:style-name="Table1.A1" office:value-type="string">
            <text:p text:style-name="Standard">CurrentThemeName: 'Layout Theme',</text:p>
          </table:table-cell>
        </table:table-row>
        <table:table-row table:style-name="Table1.2">
          <table:table-cell table:style-name="Table1.A1" office:value-type="string">
            <text:p text:style-name="Standard"/>
          </table:table-cell>
          <table:table-cell table:style-name="Table1.A1" office:value-type="string">
            <text:p text:style-name="Standard">ThemeVersion: '52220',</text:p>
          </table:table-cell>
        </table:table-row>
        <table:table-row table:style-name="Table1.2">
          <table:table-cell table:style-name="Table1.A1" office:value-type="string">
            <text:p text:style-name="Standard"/>
          </table:table-cell>
          <table:table-cell table:style-name="Table1.A1" office:value-type="string">
            <text:p text:style-name="Standard">DefaultPageAlias: '',</text:p>
          </table:table-cell>
        </table:table-row>
        <table:table-row table:style-name="Table1.2">
          <table:table-cell table:style-name="Table1.A1" office:value-type="string">
            <text:p text:style-name="Standard"/>
          </table:table-cell>
          <table:table-cell table:style-name="Table1.A1" office:value-type="string">
            <text:p text:style-name="Standard">RemoveDID: true,</text:p>
          </table:table-cell>
        </table:table-row>
        <table:table-row table:style-name="Table1.2">
          <table:table-cell table:style-name="Table1.A1" office:value-type="string">
            <text:p text:style-name="Standard"/>
          </table:table-cell>
          <table:table-cell table:style-name="Table1.A1" office:value-type="string">
            <text:p text:style-name="Standard">WidgetStyleID: null,</text:p>
          </table:table-cell>
        </table:table-row>
        <table:table-row table:style-name="Table1.2">
          <table:table-cell table:style-name="Table1.A1" office:value-type="string">
            <text:p text:style-name="Standard"/>
          </table:table-cell>
          <table:table-cell table:style-name="Table1.A1" office:value-type="string">
            <text:p text:style-name="Standard">IsHeaderFixed: false,</text:p>
          </table:table-cell>
        </table:table-row>
        <table:table-row table:style-name="Table1.2">
          <table:table-cell table:style-name="Table1.A1" office:value-type="string">
            <text:p text:style-name="Standard"/>
          </table:table-cell>
          <table:table-cell table:style-name="Table1.A1" office:value-type="string">
            <text:p text:style-name="Standard">IsHeaderSkinny: false,</text:p>
          </table:table-cell>
        </table:table-row>
        <table:table-row table:style-name="Table1.2">
          <table:table-cell table:style-name="Table1.A1" office:value-type="string">
            <text:p text:style-name="Standard"/>
          </table:table-cell>
          <table:table-cell table:style-name="Table1.A1" office:value-type="string">
            <text:p text:style-name="Standard">IsBfs: true,</text:p>
          </table:table-cell>
        </table:table-row>
        <table:table-row table:style-name="Table1.2">
          <table:table-cell table:style-name="Table1.A1" office:value-type="string">
            <text:p text:style-name="Standard"/>
          </table:table-cell>
          <table:table-cell table:style-name="Table1.A1" office:value-type="string">
            <text:p text:style-name="Standard">StorePageAlias: 'null',</text:p>
          </table:table-cell>
        </table:table-row>
        <table:table-row table:style-name="Table1.2">
          <table:table-cell table:style-name="Table1.A1" office:value-type="string">
            <text:p text:style-name="Standard"/>
          </table:table-cell>
          <table:table-cell table:style-name="Table1.A1" office:value-type="string">
            <text:p text:style-name="Standard">StorePagesUrls: 'e30=',</text:p>
          </table:table-cell>
        </table:table-row>
        <table:table-row table:style-name="Table1.2">
          <table:table-cell table:style-name="Table1.A1" office:value-type="string">
            <text:p text:style-name="Standard"/>
          </table:table-cell>
          <table:table-cell table:style-name="Table1.A1" office:value-type="string">
            <text:p text:style-name="Standard">IsNewStore: 'false',</text:p>
          </table:table-cell>
        </table:table-row>
        <table:table-row table:style-name="Table1.2">
          <table:table-cell table:style-name="Table1.A1" office:value-type="string">
            <text:p text:style-name="Standard"/>
          </table:table-cell>
          <table:table-cell table:style-name="Table1.A1" office:value-type="string">
            <text:p text:style-name="Standard">StorePath: '',</text:p>
          </table:table-cell>
        </table:table-row>
        <table:table-row table:style-name="Table1.2">
          <table:table-cell table:style-name="Table1.A1" office:value-type="string">
            <text:p text:style-name="Standard"/>
          </table:table-cell>
          <table:table-cell table:style-name="Table1.A1" office:value-type="string">
            <text:p text:style-name="Standard">StoreId: 'null',</text:p>
          </table:table-cell>
        </table:table-row>
        <table:table-row table:style-name="Table1.2">
          <table:table-cell table:style-name="Table1.A1" office:value-type="string">
            <text:p text:style-name="Standard"/>
          </table:table-cell>
          <table:table-cell table:style-name="Table1.A1" office:value-type="string">
            <text:p text:style-name="Standard">StoreVersion: 0,</text:p>
          </table:table-cell>
        </table:table-row>
        <table:table-row table:style-name="Table1.2">
          <table:table-cell table:style-name="Table1.A1" office:value-type="string">
            <text:p text:style-name="Standard"/>
          </table:table-cell>
          <table:table-cell table:style-name="Table1.A1" office:value-type="string">
            <text:p text:style-name="Standard">StoreBaseUrl: '',</text:p>
          </table:table-cell>
        </table:table-row>
        <table:table-row table:style-name="Table1.2">
          <table:table-cell table:style-name="Table1.A1" office:value-type="string">
            <text:p text:style-name="Standard"/>
          </table:table-cell>
          <table:table-cell table:style-name="Table1.A1" office:value-type="string">
            <text:p text:style-name="Standard">StoreCleanUrl: true,</text:p>
          </table:table-cell>
        </table:table-row>
        <table:table-row table:style-name="Table1.2">
          <table:table-cell table:style-name="Table1.A1" office:value-type="string">
            <text:p text:style-name="Standard"/>
          </table:table-cell>
          <table:table-cell table:style-name="Table1.A1" office:value-type="string">
            <text:p text:style-name="Standard">StoreDisableScrolling: true,</text:p>
          </table:table-cell>
        </table:table-row>
        <table:table-row table:style-name="Table1.2">
          <table:table-cell table:style-name="Table1.A1" office:value-type="string">
            <text:p text:style-name="Standard"/>
          </table:table-cell>
          <table:table-cell table:style-name="Table1.A1" office:value-type="string">
            <text:p text:style-name="Standard">IsStoreSuspended: false,</text:p>
          </table:table-cell>
        </table:table-row>
        <table:table-row table:style-name="Table1.2">
          <table:table-cell table:style-name="Table1.A1" office:value-type="string">
            <text:p text:style-name="Standard"/>
          </table:table-cell>
          <table:table-cell table:style-name="Table1.A1" office:value-type="string">
            <text:p text:style-name="Standard">HasCustomDomain: true,</text:p>
          </table:table-cell>
        </table:table-row>
        <table:table-row table:style-name="Table1.2">
          <table:table-cell table:style-name="Table1.A1" office:value-type="string">
            <text:p text:style-name="Standard"/>
          </table:table-cell>
          <table:table-cell table:style-name="Table1.A1" office:value-type="string">
            <text:p text:style-name="Standard">SimpleSite: false,</text:p>
          </table:table-cell>
        </table:table-row>
        <table:table-row table:style-name="Table1.2">
          <table:table-cell table:style-name="Table1.A1" office:value-type="string">
            <text:p text:style-name="Standard"/>
          </table:table-cell>
          <table:table-cell table:style-name="Table1.A1" office:value-type="string">
            <text:p text:style-name="Standard">showCookieNotification: false,</text:p>
          </table:table-cell>
        </table:table-row>
        <table:table-row table:style-name="Table1.2">
          <table:table-cell table:style-name="Table1.A1" office:value-type="string">
            <text:p text:style-name="Standard"/>
          </table:table-cell>
          <table:table-cell table:style-name="Table1.A1" office:value-type="string">
            <text:p text:style-name="Standard">cookiesNotificationMarkup: 'null',</text:p>
          </table:table-cell>
        </table:table-row>
        <table:table-row table:style-name="Table1.2">
          <table:table-cell table:style-name="Table1.A1" office:value-type="string">
            <text:p text:style-name="Standard"/>
          </table:table-cell>
          <table:table-cell table:style-name="Table1.A1" office:value-type="string">
            <text:p text:style-name="Standard">translatedPageUrl: '',</text:p>
          </table:table-cell>
        </table:table-row>
        <table:table-row table:style-name="Table1.2">
          <table:table-cell table:style-name="Table1.A1" office:value-type="string">
            <text:p text:style-name="Standard"/>
          </table:table-cell>
          <table:table-cell table:style-name="Table1.A1" office:value-type="string">
            <text:p text:style-name="Standard">isFastMigrationSite: false,</text:p>
          </table:table-cell>
        </table:table-row>
        <table:table-row table:style-name="Table1.2">
          <table:table-cell table:style-name="Table1.A1" office:value-type="string">
            <text:p text:style-name="Standard"/>
          </table:table-cell>
          <table:table-cell table:style-name="Table1.A1" office:value-type="string">
            <text:p text:style-name="Standard">sidebarPosition: 'NA',</text:p>
          </table:table-cell>
        </table:table-row>
        <table:table-row table:style-name="Table1.2">
          <table:table-cell table:style-name="Table1.A1" office:value-type="string">
            <text:p text:style-name="Standard"/>
          </table:table-cell>
          <table:table-cell table:style-name="Table1.A1" office:value-type="string">
            <text:p text:style-name="Standard">currentLanguage: 'en',</text:p>
          </table:table-cell>
        </table:table-row>
        <table:table-row table:style-name="Table1.2">
          <table:table-cell table:style-name="Table1.A1" office:value-type="string">
            <text:p text:style-name="Standard"/>
          </table:table-cell>
          <table:table-cell table:style-name="Table1.A1" office:value-type="string">
            <text:p text:style-name="Standard">currentLocale: 'en',</text:p>
          </table:table-cell>
        </table:table-row>
        <table:table-row table:style-name="Table1.2">
          <table:table-cell table:style-name="Table1.A1" office:value-type="string">
            <text:p text:style-name="Standard"/>
          </table:table-cell>
          <table:table-cell table:style-name="Table1.A1" office:value-type="string">
            <text:p text:style-name="Standard">NavItems: '{}',</text:p>
          </table:table-cell>
        </table:table-row>
        <table:table-row table:style-name="Table1.2">
          <table:table-cell table:style-name="Table1.A1" office:value-type="string">
            <text:p text:style-name="Standard"/>
          </table:table-cell>
          <table:table-cell table:style-name="Table1.A1" office:value-type="string">
            <text:p text:style-name="Standard">errors: {</text:p>
          </table:table-cell>
        </table:table-row>
        <table:table-row table:style-name="Table1.2">
          <table:table-cell table:style-name="Table1.A1" office:value-type="string">
            <text:p text:style-name="Standard"/>
          </table:table-cell>
          <table:table-cell table:style-name="Table1.A1" office:value-type="string">
            <text:p text:style-name="Standard">general: 'There was an error connecting to the page.&lt;br/&gt; Make sure you are not offline.',</text:p>
          </table:table-cell>
        </table:table-row>
        <table:table-row table:style-name="Table1.2">
          <table:table-cell table:style-name="Table1.A1" office:value-type="string">
            <text:p text:style-name="Standard"/>
          </table:table-cell>
          <table:table-cell table:style-name="Table1.A1" office:value-type="string">
            <text:p text:style-name="Standard">password: 'Incorrect name/password combination',</text:p>
          </table:table-cell>
        </table:table-row>
        <table:table-row table:style-name="Table1.2">
          <table:table-cell table:style-name="Table1.A1" office:value-type="string">
            <text:p text:style-name="Standard"/>
          </table:table-cell>
          <table:table-cell table:style-name="Table1.A1" office:value-type="string">
            <text:p text:style-name="Standard">tryAgain: 'Try ag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NavigationAreaParams: {</text:p>
          </table:table-cell>
        </table:table-row>
        <table:table-row table:style-name="Table1.2">
          <table:table-cell table:style-name="Table1.A1" office:value-type="string">
            <text:p text:style-name="Standard"/>
          </table:table-cell>
          <table:table-cell table:style-name="Table1.A1" office:value-type="string">
            <text:p text:style-name="Standard">ShowBackToHomeOnInnerPages: true,</text:p>
          </table:table-cell>
        </table:table-row>
        <table:table-row table:style-name="Table1.2">
          <table:table-cell table:style-name="Table1.A1" office:value-type="string">
            <text:p text:style-name="Standard"/>
          </table:table-cell>
          <table:table-cell table:style-name="Table1.A1" office:value-type="string">
            <text:p text:style-name="Standard">NavbarSize: 4,</text:p>
          </table:table-cell>
        </table:table-row>
        <table:table-row table:style-name="Table1.2">
          <table:table-cell table:style-name="Table1.A1" office:value-type="string">
            <text:p text:style-name="Standard"/>
          </table:table-cell>
          <table:table-cell table:style-name="Table1.A1" office:value-type="string">
            <text:p text:style-name="Standard">NavbarLiveHomePage: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BlockContainerSelector: '.dmBody',</text:p>
          </table:table-cell>
        </table:table-row>
        <table:table-row table:style-name="Table1.2">
          <table:table-cell table:style-name="Table1.A1" office:value-type="string">
            <text:p text:style-name="Standard"/>
          </table:table-cell>
          <table:table-cell table:style-name="Table1.A1" office:value-type="string">
            <text:p text:style-name="Standard">NavbarSelector: '#dmNav:has(a)',</text:p>
          </table:table-cell>
        </table:table-row>
        <table:table-row table:style-name="Table1.2">
          <table:table-cell table:style-name="Table1.A1" office:value-type="string">
            <text:p text:style-name="Standard"/>
          </table:table-cell>
          <table:table-cell table:style-name="Table1.A1" office:value-type="string">
            <text:p text:style-name="Standard">SubNavbarSelector: '#subnav_m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hasCustomCode: false,</text:p>
          </table:table-cell>
        </table:table-row>
        <table:table-row table:style-name="Table1.2">
          <table:table-cell table:style-name="Table1.A1" office:value-type="string">
            <text:p text:style-name="Standard"/>
          </table:table-cell>
          <table:table-cell table:style-name="Table1.A1" office:value-type="string">
            <text:p text:style-name="Standard">planID: '7',</text:p>
          </table:table-cell>
        </table:table-row>
        <table:table-row table:style-name="Table1.2">
          <table:table-cell table:style-name="Table1.A1" office:value-type="string">
            <text:p text:style-name="Standard"/>
          </table:table-cell>
          <table:table-cell table:style-name="Table1.A1" office:value-type="string">
            <text:p text:style-name="Standard">customTemplateId: 'null',</text:p>
          </table:table-cell>
        </table:table-row>
        <table:table-row table:style-name="Table1.2">
          <table:table-cell table:style-name="Table1.A1" office:value-type="string">
            <text:p text:style-name="Standard"/>
          </table:table-cell>
          <table:table-cell table:style-name="Table1.A1" office:value-type="string">
            <text:p text:style-name="Standard">siteTemplateId: 'null',</text:p>
          </table:table-cell>
        </table:table-row>
        <table:table-row table:style-name="Table1.2">
          <table:table-cell table:style-name="Table1.A1" office:value-type="string">
            <text:p text:style-name="Standard"/>
          </table:table-cell>
          <table:table-cell table:style-name="Table1.A1" office:value-type="string">
            <text:p text:style-name="Standard">productId: 'DM_DIRECT',</text:p>
          </table:table-cell>
        </table:table-row>
        <table:table-row table:style-name="Table1.2">
          <table:table-cell table:style-name="Table1.A1" office:value-type="string">
            <text:p text:style-name="Standard"/>
          </table:table-cell>
          <table:table-cell table:style-name="Table1.A1" office:value-type="string">
            <text:p text:style-name="Standard">disableTracking: false,</text:p>
          </table:table-cell>
        </table:table-row>
        <table:table-row table:style-name="Table1.2">
          <table:table-cell table:style-name="Table1.A1" office:value-type="string">
            <text:p text:style-name="Standard"/>
          </table:table-cell>
          <table:table-cell table:style-name="Table1.A1" office:value-type="string">
            <text:p text:style-name="Standard">pageType: 'FROM_SCRATCH',</text:p>
          </table:table-cell>
        </table:table-row>
        <table:table-row table:style-name="Table1.2">
          <table:table-cell table:style-name="Table1.A1" office:value-type="string">
            <text:p text:style-name="Standard"/>
          </table:table-cell>
          <table:table-cell table:style-name="Table1.A1" office:value-type="string">
            <text:p text:style-name="Standard">isRuntimeServer: true,</text:p>
          </table:table-cell>
        </table:table-row>
        <table:table-row table:style-name="Table1.2">
          <table:table-cell table:style-name="Table1.A1" office:value-type="string">
            <text:p text:style-name="Standard"/>
          </table:table-cell>
          <table:table-cell table:style-name="Table1.A1" office:value-type="string">
            <text:p text:style-name="Standard">isInEditor: false,</text:p>
          </table:table-cell>
        </table:table-row>
        <table:table-row table:style-name="Table1.2">
          <table:table-cell table:style-name="Table1.A1" office:value-type="string">
            <text:p text:style-name="Standard"/>
          </table:table-cell>
          <table:table-cell table:style-name="Table1.A1" office:value-type="string">
            <text:p text:style-name="Standard">hasNativeStore: false,</text:p>
          </table:table-cell>
        </table:table-row>
        <table:table-row table:style-name="Table1.2">
          <table:table-cell table:style-name="Table1.A1" office:value-type="string">
            <text:p text:style-name="Standard"/>
          </table:table-cell>
          <table:table-cell table:style-name="Table1.A1" office:value-type="string">
            <text:p text:style-name="Standard">defaultLang: 'en',</text:p>
          </table:table-cell>
        </table:table-row>
        <table:table-row table:style-name="Table1.2">
          <table:table-cell table:style-name="Table1.A1" office:value-type="string">
            <text:p text:style-name="Standard"/>
          </table:table-cell>
          <table:table-cell table:style-name="Table1.A1" office:value-type="string">
            <text:p text:style-name="Standard">hamburgerMigration: null,</text:p>
          </table:table-cell>
        </table:table-row>
        <table:table-row table:style-name="Table1.2">
          <table:table-cell table:style-name="Table1.A1" office:value-type="string">
            <text:p text:style-name="Standard"/>
          </table:table-cell>
          <table:table-cell table:style-name="Table1.A1" office:value-type="string">
            <text:p text:style-name="Standard">isFlexSite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window._currentDevice] = 6;</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window._currentDevice] = 5;</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 secured cdn script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Meta Tags ========= --&gt;</text:p>
          </table:table-cell>
        </table:table-row>
        <table:table-row table:style-name="Table1.2">
          <table:table-cell table:style-name="Table1.A1" office:value-type="string">
            <text:p text:style-name="Standard"/>
          </table:table-cell>
          <table:table-cell table:style-name="Table1.A1" office:value-type="string">
            <text:p text:style-name="Standard">&lt;!-- PWA settings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toHash(str) {</text:p>
          </table:table-cell>
        </table:table-row>
        <table:table-row table:style-name="Table1.2">
          <table:table-cell table:style-name="Table1.A1" office:value-type="string">
            <text:p text:style-name="Standard"/>
          </table:table-cell>
          <table:table-cell table:style-name="Table1.A1" office:value-type="string">
            <text:p text:style-name="Standard">var hash = 5381, i = str.length;</text:p>
          </table:table-cell>
        </table:table-row>
        <table:table-row table:style-name="Table1.2">
          <table:table-cell table:style-name="Table1.A1" office:value-type="string">
            <text:p text:style-name="Standard"/>
          </table:table-cell>
          <table:table-cell table:style-name="Table1.A1" office:value-type="string">
            <text:p text:style-name="Standard">while (i) {</text:p>
          </table:table-cell>
        </table:table-row>
        <table:table-row table:style-name="Table1.2">
          <table:table-cell table:style-name="Table1.A1" office:value-type="string">
            <text:p text:style-name="Standard"/>
          </table:table-cell>
          <table:table-cell table:style-name="Table1.A1" office:value-type="string">
            <text:p text:style-name="Standard">hash = hash * 33 ^ str.charCodeAt(--i)</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turn hash &gt;&gt;&gt;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global) {</text:p>
          </table:table-cell>
        </table:table-row>
        <table:table-row table:style-name="Table1.2">
          <table:table-cell table:style-name="Table1.A1" office:value-type="string">
            <text:p text:style-name="Standard"/>
          </table:table-cell>
          <table:table-cell table:style-name="Table1.A1" office:value-type="string">
            <text:p text:style-name="Standard">//const cacheKey = global.cacheKey;</text:p>
          </table:table-cell>
        </table:table-row>
        <table:table-row table:style-name="Table1.2">
          <table:table-cell table:style-name="Table1.A1" office:value-type="string">
            <text:p text:style-name="Standard"/>
          </table:table-cell>
          <table:table-cell table:style-name="Table1.A1" office:value-type="string">
            <text:p text:style-name="Standard">const isOffline = 'onLine' in navigator &amp;&amp; navigator.onLine === false;</text:p>
          </table:table-cell>
        </table:table-row>
        <table:table-row table:style-name="Table1.2">
          <table:table-cell table:style-name="Table1.A1" office:value-type="string">
            <text:p text:style-name="Standard"/>
          </table:table-cell>
          <table:table-cell table:style-name="Table1.A1" office:value-type="string">
            <text:p text:style-name="Standard">const hasServiceWorkerSupport = 'serviceWorker' in navigator;</text:p>
          </table:table-cell>
        </table:table-row>
        <table:table-row table:style-name="Table1.2">
          <table:table-cell table:style-name="Table1.A1" office:value-type="string">
            <text:p text:style-name="Standard"/>
          </table:table-cell>
          <table:table-cell table:style-name="Table1.A1" office:value-type="string">
            <text:p text:style-name="Standard">if (isOffline) {</text:p>
          </table:table-cell>
        </table:table-row>
        <table:table-row table:style-name="Table1.2">
          <table:table-cell table:style-name="Table1.A1" office:value-type="string">
            <text:p text:style-name="Standard"/>
          </table:table-cell>
          <table:table-cell table:style-name="Table1.A1" office:value-type="string">
            <text:p text:style-name="Standard">console.log('offline mod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text:p>
          </table:table-cell>
        </table:table-row>
        <table:table-row table:style-name="Table1.2">
          <table:table-cell table:style-name="Table1.A1" office:value-type="string">
            <text:p text:style-name="Standard"/>
          </table:table-cell>
          <table:table-cell table:style-name="Table1.A1" office:value-type="string">
            <text:p text:style-name="Standard">console.log('service worker is not supporte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amp;&amp; !isOffline) {</text:p>
          </table:table-cell>
        </table:table-row>
        <table:table-row table:style-name="Table1.2">
          <table:table-cell table:style-name="Table1.A1" office:value-type="string">
            <text:p text:style-name="Standard"/>
          </table:table-cell>
          <table:table-cell table:style-name="Table1.A1" office:value-type="string">
            <text:p text:style-name="Standard">window.addEventListener('load', function () {</text:p>
          </table:table-cell>
        </table:table-row>
        <table:table-row table:style-name="Table1.2">
          <table:table-cell table:style-name="Table1.A1" office:value-type="string">
            <text:p text:style-name="Standard"/>
          </table:table-cell>
          <table:table-cell table:style-name="Table1.A1" office:value-type="string">
            <text:p text:style-name="Standard">const serviceWorkerPath = '/runtime-service-worker.js?v=3';</text:p>
          </table:table-cell>
        </table:table-row>
        <table:table-row table:style-name="Table1.2">
          <table:table-cell table:style-name="Table1.A1" office:value-type="string">
            <text:p text:style-name="Standard"/>
          </table:table-cell>
          <table:table-cell table:style-name="Table1.A1" office:value-type="string">
            <text:p text:style-name="Standard">navigator.serviceWorker</text:p>
          </table:table-cell>
        </table:table-row>
        <table:table-row table:style-name="Table1.2">
          <table:table-cell table:style-name="Table1.A1" office:value-type="string">
            <text:p text:style-name="Standard"/>
          </table:table-cell>
          <table:table-cell table:style-name="Table1.A1" office:value-type="string">
            <text:p text:style-name="Standard">.register(serviceWorkerPath, { scope: './' })</text:p>
          </table:table-cell>
        </table:table-row>
        <table:table-row table:style-name="Table1.2">
          <table:table-cell table:style-name="Table1.A1" office:value-type="string">
            <text:p text:style-name="Standard"/>
          </table:table-cell>
          <table:table-cell table:style-name="Table1.A1" office:value-type="string">
            <text:p text:style-name="Standard">.then(</text:p>
          </table:table-cell>
        </table:table-row>
        <table:table-row table:style-name="Table1.2">
          <table:table-cell table:style-name="Table1.A1" office:value-type="string">
            <text:p text:style-name="Standard"/>
          </table:table-cell>
          <table:table-cell table:style-name="Table1.A1" office:value-type="string">
            <text:p text:style-name="Standard">function (registration) {</text:p>
          </table:table-cell>
        </table:table-row>
        <table:table-row table:style-name="Table1.2">
          <table:table-cell table:style-name="Table1.A1" office:value-type="string">
            <text:p text:style-name="Standard"/>
          </table:table-cell>
          <table:table-cell table:style-name="Table1.A1" office:value-type="string">
            <text:p text:style-name="Standard">// Registration was successful</text:p>
          </table:table-cell>
        </table:table-row>
        <table:table-row table:style-name="Table1.2">
          <table:table-cell table:style-name="Table1.A1" office:value-type="string">
            <text:p text:style-name="Standard"/>
          </table:table-cell>
          <table:table-cell table:style-name="Table1.A1" office:value-type="string">
            <text:p text:style-name="Standard">console.log(</text:p>
          </table:table-cell>
        </table:table-row>
        <table:table-row table:style-name="Table1.2">
          <table:table-cell table:style-name="Table1.A1" office:value-type="string">
            <text:p text:style-name="Standard"/>
          </table:table-cell>
          <table:table-cell table:style-name="Table1.A1" office:value-type="string">
            <text:p text:style-name="Standard">'ServiceWorker registration successful with scope: ',</text:p>
          </table:table-cell>
        </table:table-row>
        <table:table-row table:style-name="Table1.2">
          <table:table-cell table:style-name="Table1.A1" office:value-type="string">
            <text:p text:style-name="Standard"/>
          </table:table-cell>
          <table:table-cell table:style-name="Table1.A1" office:value-type="string">
            <text:p text:style-name="Standard">registration.scop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err) {</text:p>
          </table:table-cell>
        </table:table-row>
        <table:table-row table:style-name="Table1.2">
          <table:table-cell table:style-name="Table1.A1" office:value-type="string">
            <text:p text:style-name="Standard"/>
          </table:table-cell>
          <table:table-cell table:style-name="Table1.A1" office:value-type="string">
            <text:p text:style-name="Standard">// registration failed :(</text:p>
          </table:table-cell>
        </table:table-row>
        <table:table-row table:style-name="Table1.2">
          <table:table-cell table:style-name="Table1.A1" office:value-type="string">
            <text:p text:style-name="Standard"/>
          </table:table-cell>
          <table:table-cell table:style-name="Table1.A1" office:value-type="string">
            <text:p text:style-name="Standard">console.log('ServiceWorker registration failed: ', 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atch(function (err) {</text:p>
          </table:table-cell>
        </table:table-row>
        <table:table-row table:style-name="Table1.2">
          <table:table-cell table:style-name="Table1.A1" office:value-type="string">
            <text:p text:style-name="Standard"/>
          </table:table-cell>
          <table:table-cell table:style-name="Table1.A1" office:value-type="string">
            <text:p text:style-name="Standard">console.log(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helper function to refresh the pag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var refreshPage = (function () {</text:p>
          </table:table-cell>
        </table:table-row>
        <table:table-row table:style-name="Table1.2">
          <table:table-cell table:style-name="Table1.A1" office:value-type="string">
            <text:p text:style-name="Standard"/>
          </table:table-cell>
          <table:table-cell table:style-name="Table1.A1" office:value-type="string">
            <text:p text:style-name="Standard">var refreshing;</text:p>
          </table:table-cell>
        </table:table-row>
        <table:table-row table:style-name="Table1.2">
          <table:table-cell table:style-name="Table1.A1" office:value-type="string">
            <text:p text:style-name="Standard"/>
          </table:table-cell>
          <table:table-cell table:style-name="Table1.A1" office:value-type="string">
            <text:p text:style-name="Standard">return function () {</text:p>
          </table:table-cell>
        </table:table-row>
        <table:table-row table:style-name="Table1.2">
          <table:table-cell table:style-name="Table1.A1" office:value-type="string">
            <text:p text:style-name="Standard"/>
          </table:table-cell>
          <table:table-cell table:style-name="Table1.A1" office:value-type="string">
            <text:p text:style-name="Standard">if (refreshing) return;</text:p>
          </table:table-cell>
        </table:table-row>
        <table:table-row table:style-name="Table1.2">
          <table:table-cell table:style-name="Table1.A1" office:value-type="string">
            <text:p text:style-name="Standard"/>
          </table:table-cell>
          <table:table-cell table:style-name="Table1.A1" office:value-type="string">
            <text:p text:style-name="Standard">// prevent multiple refreshes</text:p>
          </table:table-cell>
        </table:table-row>
        <table:table-row table:style-name="Table1.2">
          <table:table-cell table:style-name="Table1.A1" office:value-type="string">
            <text:p text:style-name="Standard"/>
          </table:table-cell>
          <table:table-cell table:style-name="Table1.A1" office:value-type="string">
            <text:p text:style-name="Standard">var refreshkey = 'refreshed' + location.href;</text:p>
          </table:table-cell>
        </table:table-row>
        <table:table-row table:style-name="Table1.2">
          <table:table-cell table:style-name="Table1.A1" office:value-type="string">
            <text:p text:style-name="Standard"/>
          </table:table-cell>
          <table:table-cell table:style-name="Table1.A1" office:value-type="string">
            <text:p text:style-name="Standard">var prevRefresh = localStorage.getItem(refreshkey);</text:p>
          </table:table-cell>
        </table:table-row>
        <table:table-row table:style-name="Table1.2">
          <table:table-cell table:style-name="Table1.A1" office:value-type="string">
            <text:p text:style-name="Standard"/>
          </table:table-cell>
          <table:table-cell table:style-name="Table1.A1" office:value-type="string">
            <text:p text:style-name="Standard">if (prevRefresh) {</text:p>
          </table:table-cell>
        </table:table-row>
        <table:table-row table:style-name="Table1.2">
          <table:table-cell table:style-name="Table1.A1" office:value-type="string">
            <text:p text:style-name="Standard"/>
          </table:table-cell>
          <table:table-cell table:style-name="Table1.A1" office:value-type="string">
            <text:p text:style-name="Standard">localStorage.removeItem(refreshkey);</text:p>
          </table:table-cell>
        </table:table-row>
        <table:table-row table:style-name="Table1.2">
          <table:table-cell table:style-name="Table1.A1" office:value-type="string">
            <text:p text:style-name="Standard"/>
          </table:table-cell>
          <table:table-cell table:style-name="Table1.A1" office:value-type="string">
            <text:p text:style-name="Standard">if (Date.now() - prevRefresh &lt; 30000) {</text:p>
          </table:table-cell>
        </table:table-row>
        <table:table-row table:style-name="Table1.2">
          <table:table-cell table:style-name="Table1.A1" office:value-type="string">
            <text:p text:style-name="Standard"/>
          </table:table-cell>
          <table:table-cell table:style-name="Table1.A1" office:value-type="string">
            <text:p text:style-name="Standard">return; // dont go into a refresh loo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freshing = true;</text:p>
          </table:table-cell>
        </table:table-row>
        <table:table-row table:style-name="Table1.2">
          <table:table-cell table:style-name="Table1.A1" office:value-type="string">
            <text:p text:style-name="Standard"/>
          </table:table-cell>
          <table:table-cell table:style-name="Table1.A1" office:value-type="string">
            <text:p text:style-name="Standard">localStorage.setItem(refreshkey, Date.now());</text:p>
          </table:table-cell>
        </table:table-row>
        <table:table-row table:style-name="Table1.2">
          <table:table-cell table:style-name="Table1.A1" office:value-type="string">
            <text:p text:style-name="Standard"/>
          </table:table-cell>
          <table:table-cell table:style-name="Table1.A1" office:value-type="string">
            <text:p text:style-name="Standard">console.log('refereshing page');</text:p>
          </table:table-cell>
        </table:table-row>
        <table:table-row table:style-name="Table1.2">
          <table:table-cell table:style-name="Table1.A1" office:value-type="string">
            <text:p text:style-name="Standard"/>
          </table:table-cell>
          <table:table-cell table:style-name="Table1.A1" office:value-type="string">
            <text:p text:style-name="Standard">window.location.reloa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messageServiceWorker(data) {</text:p>
          </table:table-cell>
        </table:table-row>
        <table:table-row table:style-name="Table1.2">
          <table:table-cell table:style-name="Table1.A1" office:value-type="string">
            <text:p text:style-name="Standard"/>
          </table:table-cell>
          <table:table-cell table:style-name="Table1.A1" office:value-type="string">
            <text:p text:style-name="Standard">return new Promise(function (resolve, reject) {</text:p>
          </table:table-cell>
        </table:table-row>
        <table:table-row table:style-name="Table1.2">
          <table:table-cell table:style-name="Table1.A1" office:value-type="string">
            <text:p text:style-name="Standard"/>
          </table:table-cell>
          <table:table-cell table:style-name="Table1.A1" office:value-type="string">
            <text:p text:style-name="Standard">if (navigator.serviceWorker.controller) {</text:p>
          </table:table-cell>
        </table:table-row>
        <table:table-row table:style-name="Table1.2">
          <table:table-cell table:style-name="Table1.A1" office:value-type="string">
            <text:p text:style-name="Standard"/>
          </table:table-cell>
          <table:table-cell table:style-name="Table1.A1" office:value-type="string">
            <text:p text:style-name="Standard">var worker = navigator.serviceWorker.controller;</text:p>
          </table:table-cell>
        </table:table-row>
        <table:table-row table:style-name="Table1.2">
          <table:table-cell table:style-name="Table1.A1" office:value-type="string">
            <text:p text:style-name="Standard"/>
          </table:table-cell>
          <table:table-cell table:style-name="Table1.A1" office:value-type="string">
            <text:p text:style-name="Standard">var messageChannel = new MessageChannel();</text:p>
          </table:table-cell>
        </table:table-row>
        <table:table-row table:style-name="Table1.2">
          <table:table-cell table:style-name="Table1.A1" office:value-type="string">
            <text:p text:style-name="Standard"/>
          </table:table-cell>
          <table:table-cell table:style-name="Table1.A1" office:value-type="string">
            <text:p text:style-name="Standard">messageChannel.port1.onmessage = replyHandler;</text:p>
          </table:table-cell>
        </table:table-row>
        <table:table-row table:style-name="Table1.2">
          <table:table-cell table:style-name="Table1.A1" office:value-type="string">
            <text:p text:style-name="Standard"/>
          </table:table-cell>
          <table:table-cell table:style-name="Table1.A1" office:value-type="string">
            <text:p text:style-name="Standard">worker.postMessage(data, [messageChannel.port2]);</text:p>
          </table:table-cell>
        </table:table-row>
        <table:table-row table:style-name="Table1.2">
          <table:table-cell table:style-name="Table1.A1" office:value-type="string">
            <text:p text:style-name="Standard"/>
          </table:table-cell>
          <table:table-cell table:style-name="Table1.A1" office:value-type="string">
            <text:p text:style-name="Standard">function replyHandler(event) {</text:p>
          </table:table-cell>
        </table:table-row>
        <table:table-row table:style-name="Table1.2">
          <table:table-cell table:style-name="Table1.A1" office:value-type="string">
            <text:p text:style-name="Standard"/>
          </table:table-cell>
          <table:table-cell table:style-name="Table1.A1" office:value-type="string">
            <text:p text:style-name="Standard">resolve(event.dat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resol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Add manifest --&gt;</text:p>
          </table:table-cell>
        </table:table-row>
        <table:table-row table:style-name="Table1.2">
          <table:table-cell table:style-name="Table1.A1" office:value-type="string">
            <text:p text:style-name="Standard"/>
          </table:table-cell>
          <table:table-cell table:style-name="Table1.A1" office:value-type="string">
            <text:p text:style-name="Standard">&lt;!-- End PWA setting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canonical" href="<text:a xlink:type="simple" xlink:href="https://www.aprroofing.com/about" text:style-name="ListLabel_20_1" text:visited-style-name="ListLabel_20_1"><text:span text:style-name="T1">https://www.aprroofing.com/about</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id="view" name="viewport" content="initial-scale=1, minimum-scale=1, maximum-scale=5, viewport-fit=cover"&gt;</text:p>
          </table:table-cell>
        </table:table-row>
        <table:table-row table:style-name="Table1.2">
          <table:table-cell table:style-name="Table1.A1" office:value-type="string">
            <text:p text:style-name="Standard"/>
          </table:table-cell>
          <table:table-cell table:style-name="Table1.A1" office:value-type="string">
            <text:p text:style-name="Standard">&lt;meta name="apple-mobile-web-app-capable" content="ye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Add favorites icon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apple-touch-icon"</text:p>
          </table:table-cell>
        </table:table-row>
        <table:table-row table:style-name="Table1.2">
          <table:table-cell table:style-name="Table1.A1" office:value-type="string">
            <text:p text:style-name="Standard"/>
          </table:table-cell>
          <table:table-cell table:style-name="Table1.A1" office:value-type="string">
            <text:p text:style-name="Standard">href="<text:a xlink:type="simple" xlink:href="https://irp.cdn-website.com/3d72e0e8/dms3rep/multi/apr-roofing-logo.jpeg" text:style-name="ListLabel_20_1" text:visited-style-name="ListLabel_20_1"><text:span text:style-name="T1">https://irp.cdn-website.com/3d72e0e8/dms3rep/multi/apr-roofing-logo.jpeg</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link rel="icon" type="image/x-icon" href="<text:a xlink:type="simple" xlink:href="https://irp.cdn-website.com/3d72e0e8/site_favicon_16_1661528438139.ico" text:style-name="ListLabel_20_1" text:visited-style-name="ListLabel_20_1"><text:span text:style-name="T1">https://irp.cdn-website.com/3d72e0e8/site_favicon_16_1661528438139.ico</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favorite icons --&gt;</text:p>
          </table:table-cell>
        </table:table-row>
        <table:table-row table:style-name="Table1.2">
          <table:table-cell table:style-name="Table1.A1" office:value-type="string">
            <text:p text:style-name="Standard"/>
          </table:table-cell>
          <table:table-cell table:style-name="Table1.A1" office:value-type="string">
            <text:p text:style-name="Standard">&lt;link rel="preconnect" href="<text:a xlink:type="simple" xlink:href="https://lirp.cdn-website.com/" text:style-name="ListLabel_20_1" text:visited-style-name="ListLabel_20_1"><text:span text:style-name="T1">https://lirp.cdn-website.com/</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lt;script id='d-js-dmapi'&gt;</text:p>
          </table:table-cell>
        </table:table-row>
        <table:table-row table:style-name="Table1.2">
          <table:table-cell table:style-name="Table1.A1" office:value-type="string">
            <text:p text:style-name="Standard"/>
          </table:table-cell>
          <table:table-cell table:style-name="Table1.A1" office:value-type="string">
            <text:p text:style-name="Standard">window.SystemID =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dmAPI) {</text:p>
          </table:table-cell>
        </table:table-row>
        <table:table-row table:style-name="Table1.2">
          <table:table-cell table:style-name="Table1.A1" office:value-type="string">
            <text:p text:style-name="Standard"/>
          </table:table-cell>
          <table:table-cell table:style-name="Table1.A1" office:value-type="string">
            <text:p text:style-name="Standard">window.dmAPI = {</text:p>
          </table:table-cell>
        </table:table-row>
        <table:table-row table:style-name="Table1.2">
          <table:table-cell table:style-name="Table1.A1" office:value-type="string">
            <text:p text:style-name="Standard"/>
          </table:table-cell>
          <table:table-cell table:style-name="Table1.A1" office:value-type="string">
            <text:p text:style-name="Standard">registerExternalRuntimeComponent: function ()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getCurrentDeviceType: function () {</text:p>
          </table:table-cell>
        </table:table-row>
        <table:table-row table:style-name="Table1.2">
          <table:table-cell table:style-name="Table1.A1" office:value-type="string">
            <text:p text:style-name="Standard"/>
          </table:table-cell>
          <table:table-cell table:style-name="Table1.A1" office:value-type="string">
            <text:p text:style-name="Standard">return window._currentDevi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unOnReady: (ns, fn) =&gt; {</text:p>
          </table:table-cell>
        </table:table-row>
        <table:table-row table:style-name="Table1.2">
          <table:table-cell table:style-name="Table1.A1" office:value-type="string">
            <text:p text:style-name="Standard"/>
          </table:table-cell>
          <table:table-cell table:style-name="Table1.A1" office:value-type="string">
            <text:p text:style-name="Standard">const safeFn = dmAPI.toSafeFn(fn);</text:p>
          </table:table-cell>
        </table:table-row>
        <table:table-row table:style-name="Table1.2">
          <table:table-cell table:style-name="Table1.A1" office:value-type="string">
            <text:p text:style-name="Standard"/>
          </table:table-cell>
          <table:table-cell table:style-name="Table1.A1" office:value-type="string">
            <text:p text:style-name="Standard">ns = ns || 'global_' + Math.random().toString(36).slice(2, 11);</text:p>
          </table:table-cell>
        </table:table-row>
        <table:table-row table:style-name="Table1.2">
          <table:table-cell table:style-name="Table1.A1" office:value-type="string">
            <text:p text:style-name="Standard"/>
          </table:table-cell>
          <table:table-cell table:style-name="Table1.A1" office:value-type="string">
            <text:p text:style-name="Standard">const eventName = 'afterAjax.' + n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document.readyState === 'complete')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oSafeFn: (fn) =&gt; {</text:p>
          </table:table-cell>
        </table:table-row>
        <table:table-row table:style-name="Table1.2">
          <table:table-cell table:style-name="Table1.A1" office:value-type="string">
            <text:p text:style-name="Standard"/>
          </table:table-cell>
          <table:table-cell table:style-name="Table1.A1" office:value-type="string">
            <text:p text:style-name="Standard">if (fn?.safe) {</text:p>
          </table:table-cell>
        </table:table-row>
        <table:table-row table:style-name="Table1.2">
          <table:table-cell table:style-name="Table1.A1" office:value-type="string">
            <text:p text:style-name="Standard"/>
          </table:table-cell>
          <table:table-cell table:style-name="Table1.A1" office:value-type="string">
            <text:p text:style-name="Standard">return 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onst safeFn = function (...args)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return fn?.apply(null, args);</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console.log('function failed ' + e.mess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afeFn.safe = true;</text:p>
          </table:table-cell>
        </table:table-row>
        <table:table-row table:style-name="Table1.2">
          <table:table-cell table:style-name="Table1.A1" office:value-type="string">
            <text:p text:style-name="Standard"/>
          </table:table-cell>
          <table:table-cell table:style-name="Table1.A1" office:value-type="string">
            <text:p text:style-name="Standard">return safe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requestIdleCallback) {</text:p>
          </table:table-cell>
        </table:table-row>
        <table:table-row table:style-name="Table1.2">
          <table:table-cell table:style-name="Table1.A1" office:value-type="string">
            <text:p text:style-name="Standard"/>
          </table:table-cell>
          <table:table-cell table:style-name="Table1.A1" office:value-type="string">
            <text:p text:style-name="Standard">window.requestIdleCallback = function (fn) {</text:p>
          </table:table-cell>
        </table:table-row>
        <table:table-row table:style-name="Table1.2">
          <table:table-cell table:style-name="Table1.A1" office:value-type="string">
            <text:p text:style-name="Standard"/>
          </table:table-cell>
          <table:table-cell table:style-name="Table1.A1" office:value-type="string">
            <text:p text:style-name="Standard">setTimeout(fn,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header.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id="d-js-load-css"&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here are a few &lt;link&gt; tags with CSS resource in them that are preloaded in the page</text:p>
          </table:table-cell>
        </table:table-row>
        <table:table-row table:style-name="Table1.2">
          <table:table-cell table:style-name="Table1.A1" office:value-type="string">
            <text:p text:style-name="Standard"/>
          </table:table-cell>
          <table:table-cell table:style-name="Table1.A1" office:value-type="string">
            <text:p text:style-name="Standard">* in each of those there is a "onload" handler which invokes the loadCSS callback</text:p>
          </table:table-cell>
        </table:table-row>
        <table:table-row table:style-name="Table1.2">
          <table:table-cell table:style-name="Table1.A1" office:value-type="string">
            <text:p text:style-name="Standard"/>
          </table:table-cell>
          <table:table-cell table:style-name="Table1.A1" office:value-type="string">
            <text:p text:style-name="Standard">* defined here.</text:p>
          </table:table-cell>
        </table:table-row>
        <table:table-row table:style-name="Table1.2">
          <table:table-cell table:style-name="Table1.A1" office:value-type="string">
            <text:p text:style-name="Standard"/>
          </table:table-cell>
          <table:table-cell table:style-name="Table1.A1" office:value-type="string">
            <text:p text:style-name="Standard">* We are monitoring 3 main CSS files - the runtime, the global and the page.</text:p>
          </table:table-cell>
        </table:table-row>
        <table:table-row table:style-name="Table1.2">
          <table:table-cell table:style-name="Table1.A1" office:value-type="string">
            <text:p text:style-name="Standard"/>
          </table:table-cell>
          <table:table-cell table:style-name="Table1.A1" office:value-type="string">
            <text:p text:style-name="Standard">* When each load we check to see if we can append them all in a batch. If threre</text:p>
          </table:table-cell>
        </table:table-row>
        <table:table-row table:style-name="Table1.2">
          <table:table-cell table:style-name="Table1.A1" office:value-type="string">
            <text:p text:style-name="Standard"/>
          </table:table-cell>
          <table:table-cell table:style-name="Table1.A1" office:value-type="string">
            <text:p text:style-name="Standard">* is no page css (which may happen on inner pages) then we do not wait for 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 {</text:p>
          </table:table-cell>
        </table:table-row>
        <table:table-row table:style-name="Table1.2">
          <table:table-cell table:style-name="Table1.A1" office:value-type="string">
            <text:p text:style-name="Standard"/>
          </table:table-cell>
          <table:table-cell table:style-name="Table1.A1" office:value-type="string">
            <text:p text:style-name="Standard">let cssLinks = {};</text:p>
          </table:table-cell>
        </table:table-row>
        <table:table-row table:style-name="Table1.2">
          <table:table-cell table:style-name="Table1.A1" office:value-type="string">
            <text:p text:style-name="Standard"/>
          </table:table-cell>
          <table:table-cell table:style-name="Table1.A1" office:value-type="string">
            <text:p text:style-name="Standard">function loadCssLink(link) {</text:p>
          </table:table-cell>
        </table:table-row>
        <table:table-row table:style-name="Table1.2">
          <table:table-cell table:style-name="Table1.A1" office:value-type="string">
            <text:p text:style-name="Standard"/>
          </table:table-cell>
          <table:table-cell table:style-name="Table1.A1" office:value-type="string">
            <text:p text:style-name="Standard">link.onload = null;</text:p>
          </table:table-cell>
        </table:table-row>
        <table:table-row table:style-name="Table1.2">
          <table:table-cell table:style-name="Table1.A1" office:value-type="string">
            <text:p text:style-name="Standard"/>
          </table:table-cell>
          <table:table-cell table:style-name="Table1.A1" office:value-type="string">
            <text:p text:style-name="Standard">link.rel = "stylesheet";</text:p>
          </table:table-cell>
        </table:table-row>
        <table:table-row table:style-name="Table1.2">
          <table:table-cell table:style-name="Table1.A1" office:value-type="string">
            <text:p text:style-name="Standard"/>
          </table:table-cell>
          <table:table-cell table:style-name="Table1.A1" office:value-type="string">
            <text:p text:style-name="Standard">link.type = "text/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checkCss() {</text:p>
          </table:table-cell>
        </table:table-row>
        <table:table-row table:style-name="Table1.2">
          <table:table-cell table:style-name="Table1.A1" office:value-type="string">
            <text:p text:style-name="Standard"/>
          </table:table-cell>
          <table:table-cell table:style-name="Table1.A1" office:value-type="string">
            <text:p text:style-name="Standard">const pageCssLink = document.querySelector("[id*='CssLink']");</text:p>
          </table:table-cell>
        </table:table-row>
        <table:table-row table:style-name="Table1.2">
          <table:table-cell table:style-name="Table1.A1" office:value-type="string">
            <text:p text:style-name="Standard"/>
          </table:table-cell>
          <table:table-cell table:style-name="Table1.A1" office:value-type="string">
            <text:p text:style-name="Standard">const widgetCssLink = document.querySelector("[id*='widgetCS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cssLinks &amp;&amp; cssLinks.runtime &amp;&amp; cssLinks.global &amp;&amp; (!pageCssLink || cssLinks.page) &amp;&amp; (!widgetCssLink || cssLinks.widget)) {</text:p>
          </table:table-cell>
        </table:table-row>
        <table:table-row table:style-name="Table1.2">
          <table:table-cell table:style-name="Table1.A1" office:value-type="string">
            <text:p text:style-name="Standard"/>
          </table:table-cell>
          <table:table-cell table:style-name="Table1.A1" office:value-type="string">
            <text:p text:style-name="Standard">const storedRuntimeCssLink = cssLinks.runtime;</text:p>
          </table:table-cell>
        </table:table-row>
        <table:table-row table:style-name="Table1.2">
          <table:table-cell table:style-name="Table1.A1" office:value-type="string">
            <text:p text:style-name="Standard"/>
          </table:table-cell>
          <table:table-cell table:style-name="Table1.A1" office:value-type="string">
            <text:p text:style-name="Standard">const storedPageCssLink = cssLinks.page;</text:p>
          </table:table-cell>
        </table:table-row>
        <table:table-row table:style-name="Table1.2">
          <table:table-cell table:style-name="Table1.A1" office:value-type="string">
            <text:p text:style-name="Standard"/>
          </table:table-cell>
          <table:table-cell table:style-name="Table1.A1" office:value-type="string">
            <text:p text:style-name="Standard">const storedGlobalCssLink = cssLinks.global;</text:p>
          </table:table-cell>
        </table:table-row>
        <table:table-row table:style-name="Table1.2">
          <table:table-cell table:style-name="Table1.A1" office:value-type="string">
            <text:p text:style-name="Standard"/>
          </table:table-cell>
          <table:table-cell table:style-name="Table1.A1" office:value-type="string">
            <text:p text:style-name="Standard">const storedWidgetCssLink = cssLinks.widge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Global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Page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storedWidgetCssLink)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toredWidget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Widget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Runtime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setTimeout(() =&gt; {</text:p>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storedWidgetCssLink) {</text:p>
          </table:table-cell>
        </table:table-row>
        <table:table-row table:style-name="Table1.2">
          <table:table-cell table:style-name="Table1.A1" office:value-type="string">
            <text:p text:style-name="Standard"/>
          </table:table-cell>
          <table:table-cell table:style-name="Table1.A1" office:value-type="string">
            <text:p text:style-name="Standard">storedWidget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SUP-4179) Clear the accumulated cssLinks only when we're</text:p>
          </table:table-cell>
        </table:table-row>
        <table:table-row table:style-name="Table1.2">
          <table:table-cell table:style-name="Table1.A1" office:value-type="string">
            <text:p text:style-name="Standard"/>
          </table:table-cell>
          <table:table-cell table:style-name="Table1.A1" office:value-type="string">
            <text:p text:style-name="Standard">// sure that the document has finished loading and the document</text:p>
          </table:table-cell>
        </table:table-row>
        <table:table-row table:style-name="Table1.2">
          <table:table-cell table:style-name="Table1.A1" office:value-type="string">
            <text:p text:style-name="Standard"/>
          </table:table-cell>
          <table:table-cell table:style-name="Table1.A1" office:value-type="string">
            <text:p text:style-name="Standard">// has been parsed.</text:p>
          </table:table-cell>
        </table:table-row>
        <table:table-row table:style-name="Table1.2">
          <table:table-cell table:style-name="Table1.A1" office:value-type="string">
            <text:p text:style-name="Standard"/>
          </table:table-cell>
          <table:table-cell table:style-name="Table1.A1" office:value-type="string">
            <text:p text:style-name="Standard">if(document.readyState === 'interactive') {</text:p>
          </table:table-cell>
        </table:table-row>
        <table:table-row table:style-name="Table1.2">
          <table:table-cell table:style-name="Table1.A1" office:value-type="string">
            <text:p text:style-name="Standard"/>
          </table:table-cell>
          <table:table-cell table:style-name="Table1.A1" office:value-type="string">
            <text:p text:style-name="Standard">cssLinks =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loadCSS(link)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urlParams = new URLSearchParams(window.location.search);</text:p>
          </table:table-cell>
        </table:table-row>
        <table:table-row table:style-name="Table1.2">
          <table:table-cell table:style-name="Table1.A1" office:value-type="string">
            <text:p text:style-name="Standard"/>
          </table:table-cell>
          <table:table-cell table:style-name="Table1.A1" office:value-type="string">
            <text:p text:style-name="Standard">var noCSS = !!urlParams.get("nocss");</text:p>
          </table:table-cell>
        </table:table-row>
        <table:table-row table:style-name="Table1.2">
          <table:table-cell table:style-name="Table1.A1" office:value-type="string">
            <text:p text:style-name="Standard"/>
          </table:table-cell>
          <table:table-cell table:style-name="Table1.A1" office:value-type="string">
            <text:p text:style-name="Standard">var cssTimeout = urlParams.get("cssTimeout") || 0;</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noCSS)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link.href &amp;&amp; link.href.includes("d-css-runtime")) {</text:p>
          </table:table-cell>
        </table:table-row>
        <table:table-row table:style-name="Table1.2">
          <table:table-cell table:style-name="Table1.A1" office:value-type="string">
            <text:p text:style-name="Standard"/>
          </table:table-cell>
          <table:table-cell table:style-name="Table1.A1" office:value-type="string">
            <text:p text:style-name="Standard">cssLinks.runtim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 "siteGlobalCss") {</text:p>
          </table:table-cell>
        </table:table-row>
        <table:table-row table:style-name="Table1.2">
          <table:table-cell table:style-name="Table1.A1" office:value-type="string">
            <text:p text:style-name="Standard"/>
          </table:table-cell>
          <table:table-cell table:style-name="Table1.A1" office:value-type="string">
            <text:p text:style-name="Standard">cssLinks.global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if (link.id &amp;&amp; link.id.includes("CssLink")) {</text:p>
          </table:table-cell>
        </table:table-row>
        <table:table-row table:style-name="Table1.2">
          <table:table-cell table:style-name="Table1.A1" office:value-type="string">
            <text:p text:style-name="Standard"/>
          </table:table-cell>
          <table:table-cell table:style-name="Table1.A1" office:value-type="string">
            <text:p text:style-name="Standard">cssLinks.pag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amp;&amp; link.id.includes("widgetCSS")) {</text:p>
          </table:table-cell>
        </table:table-row>
        <table:table-row table:style-name="Table1.2">
          <table:table-cell table:style-name="Table1.A1" office:value-type="string">
            <text:p text:style-name="Standard"/>
          </table:table-cell>
          <table:table-cell table:style-name="Table1.A1" office:value-type="string">
            <text:p text:style-name="Standard">cssLinks.widget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text:p>
          </table:table-cell>
        </table:table-row>
        <table:table-row table:style-name="Table1.2">
          <table:table-cell table:style-name="Table1.A1" office:value-type="string">
            <text:p text:style-name="Standard"/>
          </table:table-cell>
          <table:table-cell table:style-name="Table1.A1" office:value-type="string">
            <text:p text:style-name="Standard">requestIdleCallback(function () {</text:p>
          </table:table-cell>
        </table:table-row>
        <table:table-row table:style-name="Table1.2">
          <table:table-cell table:style-name="Table1.A1" office:value-type="string">
            <text:p text:style-name="Standard"/>
          </table:table-cell>
          <table:table-cell table:style-name="Table1.A1" office:value-type="string">
            <text:p text:style-name="Standard">window.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loadCssLink(link);</text:p>
          </table:table-cell>
        </table:table-row>
        <table:table-row table:style-name="Table1.2">
          <table:table-cell table:style-name="Table1.A1" office:value-type="string">
            <text:p text:style-name="Standard"/>
          </table:table-cell>
          <table:table-cell table:style-name="Table1.A1" office:value-type="string">
            <text:p text:style-name="Standard">}, parseInt(cssTimeout, 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throw 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loadCSS = window.loadCSS || load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data-role="deferred-ini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usage: window.getDeferred(&lt;deferred name&gt;).resolve() or window.getDeferred(&lt;deferred name&gt;).promise.then(...)*/</text:p>
          </table:table-cell>
        </table:table-row>
        <table:table-row table:style-name="Table1.2">
          <table:table-cell table:style-name="Table1.A1" office:value-type="string">
            <text:p text:style-name="Standard"/>
          </table:table-cell>
          <table:table-cell table:style-name="Table1.A1" office:value-type="string">
            <text:p text:style-name="Standard">function Def() {</text:p>
          </table:table-cell>
        </table:table-row>
        <table:table-row table:style-name="Table1.2">
          <table:table-cell table:style-name="Table1.A1" office:value-type="string">
            <text:p text:style-name="Standard"/>
          </table:table-cell>
          <table:table-cell table:style-name="Table1.A1" office:value-type="string">
            <text:p text:style-name="Standard">this.promise = new Promise((function (a, b) {</text:p>
          </table:table-cell>
        </table:table-row>
        <table:table-row table:style-name="Table1.2">
          <table:table-cell table:style-name="Table1.A1" office:value-type="string">
            <text:p text:style-name="Standard"/>
          </table:table-cell>
          <table:table-cell table:style-name="Table1.A1" office:value-type="string">
            <text:p text:style-name="Standard">this.resolve = a, this.reject = b</text:p>
          </table:table-cell>
        </table:table-row>
        <table:table-row table:style-name="Table1.2">
          <table:table-cell table:style-name="Table1.A1" office:value-type="string">
            <text:p text:style-name="Standard"/>
          </table:table-cell>
          <table:table-cell table:style-name="Table1.A1" office:value-type="string">
            <text:p text:style-name="Standard">}).bind(thi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const defs = {};</text:p>
          </table:table-cell>
        </table:table-row>
        <table:table-row table:style-name="Table1.2">
          <table:table-cell table:style-name="Table1.A1" office:value-type="string">
            <text:p text:style-name="Standard"/>
          </table:table-cell>
          <table:table-cell table:style-name="Table1.A1" office:value-type="string">
            <text:p text:style-name="Standard">window.getDeferred = function (a) {</text:p>
          </table:table-cell>
        </table:table-row>
        <table:table-row table:style-name="Table1.2">
          <table:table-cell table:style-name="Table1.A1" office:value-type="string">
            <text:p text:style-name="Standard"/>
          </table:table-cell>
          <table:table-cell table:style-name="Table1.A1" office:value-type="string">
            <text:p text:style-name="Standard">return null == defs[a] &amp;&amp; (defs[a] = new Def), defs[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 = function (b, a, c) {</text:p>
          </table:table-cell>
        </table:table-row>
        <table:table-row table:style-name="Table1.2">
          <table:table-cell table:style-name="Table1.A1" office:value-type="string">
            <text:p text:style-name="Standard"/>
          </table:table-cell>
          <table:table-cell table:style-name="Table1.A1" office:value-type="string">
            <text:p text:style-name="Standard">let d = window?.getDeferred?.(b);</text:p>
          </table:table-cell>
        </table:table-row>
        <table:table-row table:style-name="Table1.2">
          <table:table-cell table:style-name="Table1.A1" office:value-type="string">
            <text:p text:style-name="Standard"/>
          </table:table-cell>
          <table:table-cell table:style-name="Table1.A1" office:value-type="string">
            <text:p text:style-name="Standard">d</text:p>
          </table:table-cell>
        </table:table-row>
        <table:table-row table:style-name="Table1.2">
          <table:table-cell table:style-name="Table1.A1" office:value-type="string">
            <text:p text:style-name="Standard"/>
          </table:table-cell>
          <table:table-cell table:style-name="Table1.A1" office:value-type="string">
            <text:p text:style-name="Standard">? d.promise.then(a)</text:p>
          </table:table-cell>
        </table:table-row>
        <table:table-row table:style-name="Table1.2">
          <table:table-cell table:style-name="Table1.A1" office:value-type="string">
            <text:p text:style-name="Standard"/>
          </table:table-cell>
          <table:table-cell table:style-name="Table1.A1" office:value-type="string">
            <text:p text:style-name="Standard">: c &amp;&amp; ["complete", "interactive"].includes(document.readyState)</text:p>
          </table:table-cell>
        </table:table-row>
        <table:table-row table:style-name="Table1.2">
          <table:table-cell table:style-name="Table1.A1" office:value-type="string">
            <text:p text:style-name="Standard"/>
          </table:table-cell>
          <table:table-cell table:style-name="Table1.A1" office:value-type="string">
            <text:p text:style-name="Standard">? setTimeout(a, 1)</text:p>
          </table:table-cell>
        </table:table-row>
        <table:table-row table:style-name="Table1.2">
          <table:table-cell table:style-name="Table1.A1" office:value-type="string">
            <text:p text:style-name="Standard"/>
          </table:table-cell>
          <table:table-cell table:style-name="Table1.A1" office:value-type="string">
            <text:p text:style-name="Standard">: c</text:p>
          </table:table-cell>
        </table:table-row>
        <table:table-row table:style-name="Table1.2">
          <table:table-cell table:style-name="Table1.A1" office:value-type="string">
            <text:p text:style-name="Standard"/>
          </table:table-cell>
          <table:table-cell table:style-name="Table1.A1" office:value-type="string">
            <text:p text:style-name="Standard">? document.addEventListener("DOMContentLoaded", a)</text:p>
          </table:table-cell>
        </table:table-row>
        <table:table-row table:style-name="Table1.2">
          <table:table-cell table:style-name="Table1.A1" office:value-type="string">
            <text:p text:style-name="Standard"/>
          </table:table-cell>
          <table:table-cell table:style-name="Table1.A1" office:value-type="string">
            <text:p text:style-name="Standard">: console.error(`Deferred does not exis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tyle id="forceCssIncludes"&gt;</text:p>
          </table:table-cell>
        </table:table-row>
        <table:table-row table:style-name="Table1.2">
          <table:table-cell table:style-name="Table1.A1" office:value-type="string">
            <text:p text:style-name="Standard"/>
          </table:table-cell>
          <table:table-cell table:style-name="Table1.A1" office:value-type="string">
            <text:p text:style-name="Standard">/* This file is auto-generated from a `scss` file with the same nam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469">
          <table:table-cell table:style-name="Table1.A1" office:value-type="string">
            <text:p text:style-name="Standard"/>
          </table:table-cell>
          <table:table-cell table:style-name="Table1.A1" office:value-type="string">
            <text:p text:style-name="Standard">.videobgwrapper{overflow:hidden;position:absolute;z-index:0;width:100%;height:100%;top:0;left:0;pointer-events:none;border-radius:inherit}.videobgframe{position:absolute;width:101%;height:100%;top:50%;left:50%;transform:translateY(-50%) translateX(-50%);object-fit:fill}#dm video.videobgframe{margin:0}@media (max-width:767px){.dmRoot .dmPhotoGallery.newPhotoGallery:not(.photo-gallery-done){min-height:80vh}}@media (min-width:1025px){.dmRoot .dmPhotoGallery.newPhotoGallery:not(.photo-gallery-done){min-height:45vh}}@media (min-width:768px) and (max-width:1024px){.responsiveTablet .dmPhotoGallery.newPhotoGallery:not(.photo-gallery-done){min-height:45vh}}#dm [data-show-on-page-only]{display:none!important}#dmRoot div.stickyHeaderFix div.site_content{margin-top:0!important}#dmRoot div.stickyHeaderFix div.hamburger-header-container{position:relativ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cssVariables"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style id="hideAnimFix"&gt;</text:p>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ata-anim-desktop]:not([data-anim-desktop='none']), .dmDesktopBody:not(.editGrid)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mNewParagraph[data-anim-desktop]:not([data-anim-desktop='none']), .dmDesktopBody:not(.editGrid) .dmNewParagraph[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Root:not(.editGrid) .flex-element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riticalCss"&gt;</text:p>
          </table:table-cell>
        </table:table-row>
        <table:table-row table:style-name="Table1.498">
          <table:table-cell table:style-name="Table1.A1" office:value-type="string">
            <text:p text:style-name="Standard"/>
          </table:table-cell>
          <table:table-cell table:style-name="Table1.A1" office:value-type="string">
            <text:p text:style-name="Standard">@charset "UTF-8";@font-face{font-family:Oswald;font-style:normal;font-weight:200 700;font-display:swap;src:url(https://irp.cdn-website.com/fonts/s/oswald/v53/TK3iWkUHHAIjg752GT8G.woff2) format('woff2');unicode-range:U+0000-00FF,U+0131,U+0152-0153,U+02BB-02BC,U+02C6,U+02DA,U+02DC,U+0304,U+0308,U+0329,U+2000-206F,U+20AC,U+2122,U+2191,U+2193,U+2212,U+2215,U+FEFF,U+FFFD}@font-face{font-family:Poppins;font-style:normal;font-weight:300;font-display:swap;src:url(https://irp.cdn-website.com/fonts/s/poppins/v22/pxiByp8kv8JHgFVrLDz8Z1xlFQ.woff2) format('woff2');unicode-range:U+0000-00FF,U+0131,U+0152-0153,U+02BB-02BC,U+02C6,U+02DA,U+02DC,U+0304,U+0308,U+0329,U+2000-206F,U+20AC,U+2122,U+2191,U+2193,U+2212,U+2215,U+FEFF,U+FFFD}@font-face{font-family:Allura;font-style:normal;font-weight:400;font-display:swap;src:url(https://irp.cdn-website.com/fonts/s/allura/v21/9oRPNYsQpS4zjuA_iwgW.woff2) format('woff2');unicode-range:U+0000-00FF,U+0131,U+0152-0153,U+02BB-02BC,U+02C6,U+02DA,U+02DC,U+0304,U+0308,U+0329,U+2000-206F,U+20AC,U+2122,U+2191,U+2193,U+2212,U+2215,U+FEFF,U+FFFD}@font-face{font-family:FontAwesome;font-display:block;src:url(https://static.cdn-website.com/fonts/fontawesome-webfont.eot?v=6);src:url(https://static.cdn-website.com/fonts/fontawesome-webfont.eot?#iefix&amp;v=6) format("embedded-opentype"),url(https://static.cdn-website.com/fonts/fontawesome-webfont.woff?v=6) format("woff"),url(https://static.cdn-website.com/fonts/fontawesome-webfont.ttf?v=6) format("truetype"),url(https://static.cdn-website.com/fonts/fontawesome-webfont.svg#fontawesomeregular?v=6) format("svg");font-weight:400;font-style:normal}@font-face{font-family:Poppins;font-style:normal;font-weight:400;font-display:swap;src:url(https://irp.cdn-website.com/fonts/s/poppins/v22/pxiEyp8kv8JHgFVrJJfecg.woff2) format('woff2');unicode-range:U+0000-00FF,U+0131,U+0152-0153,U+02BB-02BC,U+02C6,U+02DA,U+02DC,U+0304,U+0308,U+0329,U+2000-206F,U+20AC,U+2122,U+2191,U+2193,U+2212,U+2215,U+FEFF,U+FFFD}@font-face{font-family:Poppins;font-style:normal;font-weight:500;font-display:swap;src:url(https://irp.cdn-website.com/fonts/s/poppins/v22/pxiByp8kv8JHgFVrLGT9Z1xlFQ.woff2) format('woff2');unicode-range:U+0000-00FF,U+0131,U+0152-0153,U+02BB-02BC,U+02C6,U+02DA,U+02DC,U+0304,U+0308,U+0329,U+2000-206F,U+20AC,U+2122,U+2191,U+2193,U+2212,U+2215,U+FEFF,U+FFFD}@font-face{font-family:Poppins;font-style:normal;font-weight:700;font-display:swap;src:url(https://irp.cdn-website.com/fonts/s/poppins/v22/pxiByp8kv8JHgFVrLCz7Z1xlFQ.woff2) format('woff2');unicode-range:U+0000-00FF,U+0131,U+0152-0153,U+02BB-02BC,U+02C6,U+02DA,U+02DC,U+0304,U+0308,U+0329,U+2000-206F,U+20AC,U+2122,U+2191,U+2193,U+2212,U+2215,U+FEFF,U+FFFD}@font-face{font-family:'Noto Serif';font-style:normal;font-weight:100 900;font-stretch:100%;font-display:swap;src:url(https://irp.cdn-website.com/fonts/s/notoserif/v23/ga6daw1J5X9T9RW6j9bNVls-hfgvz8JcMofYTYf6D30.woff2) format('woff2');unicode-range:U+0000-00FF,U+0131,U+0152-0153,U+02BB-02BC,U+02C6,U+02DA,U+02DC,U+0304,U+0308,U+0329,U+2000-206F,U+20AC,U+2122,U+2191,U+2193,U+2212,U+2215,U+FEFF,U+FFFD}.dmInner{min-height:100vh!important;position:relative}[dmtemplateid*=amburger] .dmLayoutWrapper{overflow:hidden}.clearfix:after{clear:both;visibility:hidden;line-height:0;height:0}.clearfix:after,.clearfix:before{content:' ';display:table}.clearfix{display:inline-block}#dm .dmWidget .icon{font-size:26px}body.dmRoot #dm .dmOuter .dmInner .dmWidget .icon.hasFontIcon{height:26px;margin-top:-13px;line-height:normal;text-align:center;background-image:none}.dmRoot .hasFontIcon{background-image:none!important}.dmPopupMask{position:fixed;margin:0;display:none;width:10px;z-index:1000000999;top:0;left:0}#dmRoot .dmPopup,.dmPopup,.dmPopupClose:before,[data-display-type=block]{display:block}.dmPopup{text-align:left;position:fixed;top:10px;left:0;width:93%;z-index:1000009999!important;box-sizing:border-box;background:#f5f5f5;overflow-y:auto;height:100%}.dmPopup .dmPopupTitle{text-align:left;font:700 19px Helvetica,Arial;margin:20px 20px 35px;color:#999}#dm .dmInner .dmWidget,#dm .dmPhotoGallery.newPhotoGallery .photoGalleryThumbs .caption-container .caption-inner div,#dm .dmPhotoGallery.newPhotoGallery .photoGalleryThumbs .caption-container .caption-inner h3,#dm .dmPhotoGallery.newPhotoGallery.captionAlignment-center_center .photoGalleryThumbs .caption-container .caption-inner:not(:has(&gt;.caption-link)) div,#dm .dmPhotoGallery.newPhotoGallery.captionAlignment-center_center .photoGalleryThumbs .caption-container .caption-inner:not(:has(&gt;.caption-link)) h3,.dmPhotoGallery.newPhotoGallery .photoGalleryThumbs .caption-container .caption-inner,.dmPhotoGalleryHolder,.text-align-center{text-align:center}#dmPopup{opacity:0}.dmPopupClose,.dmPopupClose:before{position:absolute;visibility:visible}.dmPopupClose{border-radius:25px;width:27px;height:27px;z-index:1;background-color:rgba(255,255,255,.4);top:12px;right:12px}.dmPopupClose:before{font-size:20px;color:#000;top:3px;right:3px}body.dmDesktopBody:not(.mac) .data::-webkit-scrollbar{width:5px;height:5px}body.dmDesktopBody:not(.mac) .data::-webkit-scrollbar-track{background:rgba(0,0,0,.1)}body.dmDesktopBody:not(.mac) .data::-webkit-scrollbar-thumb{background:#c8c8c8;box-shadow:inset 0 1px 2px #454545;border-radius:45px}.dmRespRow.fullBleedMode&gt;.dmRespColsWrapper{width:100%!important;max-width:100%!important}.dmRespRow.fullBleedMode{padding-left:0!important;padding-right:0!important}#dm .dmRespRow .dmRespColsWrapper{display:flex}#dm .dmInner .dmWidget.align-center,.align-center{margin-left:auto;margin-right:auto}body.fix-mobile-scrolling{overflow:initial}#hcontainer[has-shadow=true]{position:relative;z-index:1}#dmRoot{text-decoration-skip-ink:none}@media (min-width:1025px){#dmRoot.responsiveTablet #dm #dmStyle_outerContainer #dmStyle_innerContainer .showOnMedium,#dmRoot.responsiveTablet #dm .dmInner .hide-for-large{display:none!important}#dmRoot.responsiveTablet #dm [data-responsive-name=ResponsiveDesktopTopTabletHamburger] .site_content{margin-top:0!important}:root{--btn-text-font-size:16px}}@media (max-width:767px){#dmRoot.responsiveTablet #dm #dmStyle_outerContainer #dmStyle_innerContainer #hamburger-header-container~#stickyHeaderSpacer,#dmRoot.responsiveTablet #dm #dmStyle_outerContainer #dmStyle_innerContainer .showOnLarge{display:none!important}}@media (min-width:768px) and (max-width:1024px){#dmRoot.responsiveTablet #dm #dmStyle_outerContainer #dmStyle_innerContainer #hamburger-header-container~#stickyHeaderSpacer,#dmRoot.responsiveTablet #dm #dmStyle_outerContainer #dmStyle_innerContainer .showOnLarge,#dmRoot.responsiveTablet #dm .dmInner .hide-for-medium,[data-hidden-on-tablet]{display:none!important}:root{--btn-text-font-size:16px}}@media (min-width:1025px) and (max-width:1399px){[data-hidden-on-desktop]{display:none!important}}body{-webkit-overflow-scrolling:touch}:not(.runtime-module-container) .layout-drawer,:not(.runtime-module-container) .layout-drawer-hamburger,:not(.runtime-module-container) .layout-drawer-overlay{visibility:hidden}:not(.runtime-module-container) .layout-drawer{position:fixed;transform:translate(-100%,-100%)}:not(.runtime-module-container) .layout-drawer-overlay{opacity:0}.runtime-module-container{width:100%}.runtime-module-container[dmtemplateid*=amburger] #site_content,.runtime-module-container[dmtemplateid*=amburger] .dmInner{position:static}.runtime-module-container[dmtemplateid*=amburger] #site_content .site_content{position:relative}.runtime-module-container[dmtemplateid*=amburger] .dmLayoutWrapper{background-color:transparent}.runtime-module-container .hamburger-header-container{position:fixed;z-index:2;top:0;left:0;width:100%}.runtime-module-container .hamburger-header-container .hamburger-header{min-height:43px}.runtime-module-container .layout-drawer,.runtime-module-container .layout-drawer-hamburger,.runtime-module-container .layout-drawer-overlay{visibility:visible}.runtime-module-container[dmtemplateid*=amburger] .site_content{margin-top:59px}.runtime-module-container .layout-drawer,.runtime-module-container .layout-drawer-overlay{height:100%;position:fixed;top:0;left:0}.runtime-module-container .layout-drawer{background-color:#fff;width:75vw;transform:translate(-100%,0);overflow:auto;-webkit-overflow-scrolling:auto;z-index:13;display:flex;flex-direction:column}.runtime-module-container .layout-drawer .dmRespRow:not(.dmPlaceHolderRespRow) .dmRespColsWrapper .dmRespCol:not(.content-removed):only-child:empty{min-height:0}.runtime-module-container .layout-drawer[data-origin=top]{min-height:20vh;min-width:40vw;max-height:100%;height:auto;width:100%;transform:translate(0,-100%)}.runtime-module-container .layout-drawer-overlay{width:100vw;background-color:rgba(0,0,0,.4);opacity:0;z-index:6}.runtime-module-container.layout-drawer_fixed-header #dmFirstContainer,.runtime-module-container.layout-drawer_fixed-header #hamburger-header-container{z-index:7}.runtime-module-container.layout-drawer_fixed-header #hamburger-header-container{background-color:#fff}.runtime-module-container.layout-drawer_fixed-header .layout-drawer{opacity:1}.runtime-module-container.layout-drawer_fixed-header .layout-drawer:not([open]){opacity:0}body:not([data-flex-site]) .layout-drawer .dmRespRow:not(:first-of-type):not(:last-of-type){flex:1 1 auto}.layout-drawer-hamburger{background:0 0;-webkit-appearance:none;appearance:none;position:fixed;left:18px;margin-left:env(safe-area-inset-left);padding:17px 11px;z-index:14;width:52px;height:52px;color:#787878;display:flex;flex-direction:column;border:0;justify-content:space-between;align-items:stretch;top:18px;border-radius:0}.layout-drawer-hamburger:not(:focus){outline:unset}.layout-drawer-hamburger .hamburger__slice{display:block;height:0;width:100%;border:1px solid currentColor;transform-origin:center}@media (max-width:767px){.layout-drawer-hamburger{background:0 0;-webkit-appearance:none;appearance:none;position:fixed;left:10px;margin-left:env(safe-area-inset-left);padding:13px 9px;z-index:14;width:40px;height:40px;color:#787878;display:flex;flex-direction:column;border:0;justify-content:space-between;align-items:stretch;top:10px;border-radius:0}.layout-drawer-hamburger:not(:focus){outline:unset}.layout-drawer-hamburger .hamburger__slice{display:block;height:0;width:100%;border:1px solid currentColor;transform-origin:center}}#dm-outer-wrapper #hamburger-header-container #hamburger-header .dmRespCol{display:flex;flex-direction:column;justify-content:center}nav{display:block}html{font-family:Source Sans Pro;-webkit-text-size-adjust:100%;-ms-text-size-adjust:100%}h1{font-size:2em;margin:.67em 0}img{border:0;max-width:100%;-ms-interpolation-mode:bicubic;display:inline-block}button{font-family:inherit;font-size:100%;margin:0;line-height:normal;text-transform:none;-webkit-appearance:button}button::-moz-focus-inner{border:0;padding:0}#dm .dmContent .dmRespRow,.dmRespRow{padding-top:15px}*,:after,:before{box-sizing:border-box}.dmRespRow{padding-bottom:15px}.dmRespRow:after,.dmRespRow:before{content:' ';display:table}.dmRespRow:after{clear:both}.dmRespRow,.dmRespRow .dmRespColsWrapper{max-width:960px;position:relative;margin:0 auto;width:100%}@media screen and (min-width:1200px){.rows-1200 .dmRespRow:not(.fullBleedMode) .dmRespColsWrapper{max-width:1200px}}.dmRespRow .dmRespCol{position:relative;width:100%;display:inline-block;vertical-align:top;float:left}.dmRespRow .dmRespCol&gt;*{max-width:100%}.dmDesktopBody .dmRespRow .large-2{position:relative;width:16.66667%}.dmDesktopBody .dmRespRow .large-4{position:relative;width:33.33333%}.dmDesktopBody .dmRespRow .large-8{position:relative;width:66.66667%}.dmDesktopBody .dmRespRow .large-12{position:relative;width:100%}[class*=' dm-common-icons-']{speak:none;font-style:normal;font-weight:400;font-variant:normal;text-transform:none;line-height:1;-webkit-font-smoothing:antialiased;-moz-osx-font-smoothing:grayscale;font-family:dm-common-icons!important}.dm-common-icons-close:before{content:'\e901'}#dm div.dmContent [class*=' icon-'],[class*=' icon-']{font-family:FontAwesome!important;font-weight:400;font-style:normal;text-decoration:inherit;-webkit-font-smoothing:antialiased}[class*=' icon-']:before{text-decoration:none;display:inline-block;speak:none}a [class*=' icon-']{display:inline}[class*=' icon-']{display:inline;width:auto;height:auto;line-height:normal;vertical-align:baseline;background-image:none;background-position:0 0;background-repeat:repeat;margin-top:0}.icon-star:before{content:'\f005'}.icon-phone:before{content:'\f095'}.icon-angle-right:before{content:'\f105'}.icon-angle-down:before{content:'\f107'}#dm .dmRespRow .dmRespCol&gt;.dmWidget{overflow:initial}@media (min-width:768px){#dm .dmRespRow .dmRespCol&gt;.dmWidget{width:280px;max-width:100%}#dm .dmRespRow .dmRespCol.large-2&gt;.dmWidget{width:100%}}@media (max-width:767px){#dm .dmInner .dmWidget{width:100%}}#dm .dmInner .dmWidget:not(.displayNone){display:inline-block}#dm .dmInner .dmWidget:not(.flexButton):not(.displayNone)[data-display-type=block]{display:block}#dm .dmInner .dmWidget{text-decoration:none;margin:10px 0;clear:both;position:relative;line-height:22px;box-shadow:none;background-image:none;padding:0;height:auto;border-style:solid;white-space:nowrap}#dm .dmInner .dmWidget:after{content:'';display:inline-block;height:100%;vertical-align:middle;width:0;margin-right:-.25em}#dm .dmInner .dmWidget .iconBg{position:absolute;left:0;width:50px;top:50%;margin-top:-13px}#dm .dmWidget .text{display:inline-block;vertical-align:middle;font-size:1.125em;line-height:normal;white-space:normal;padding:10px 7px;max-width:98%}.dmInner{min-width:768px!important}html:not(.ios-preview) #dm .hasStickyHeader .dmInner div.dmHeaderContainer{position:fixed!important;z-index:101;width:100%;min-width:768px}.dmPhotoGallery.newPhotoGallery .photoGalleryThumbs .caption-container .caption-inner h3{margin:0;line-height:normal;font-size:21px}.dmPhotoGallery.newPhotoGallery .photoGalleryThumbs .caption-container .caption-inner .caption-text,.dmPhotoGallery.newPhotoGallery .photoGalleryThumbs .caption-container .caption-inner .caption-title{max-width:100%}#dm .dmPhotoGallery.newPhotoGallery.captionAlignment-center_center .photoGalleryThumbs .caption-container .caption-inner:not(:has(&gt;.caption-link)){justify-content:center;align-items:center}#dm .dmPhotoGallery.newPhotoGallery.captionAlignment-center_center .photoGalleryThumbs .caption-container .caption-inner .caption-button{margin:10px auto}#dm .dmPhotoGallery.newPhotoGallery .dmPhotoGalleryHolder{width:100%;padding:0;display:none}#dm .dmPhotoGallery.newPhotoGallery .layout-container .photogallery-column .photoGalleryThumbs .image-container a img{display:none!important}#dm .dmPhotoGallery.newPhotoGallery .photoGalleryThumbs .caption-container .caption-inner{align-items:center;display:flex;flex-direction:column;justify-content:center;position:relative;overflow:hidden;z-index:1;background-color:rgba(255,255,255,.9);color:#333;padding:15px;height:100%;box-sizing:border-box}#dm .dmPhotoGallery.newPhotoGallery .photoGalleryThumbs .caption-container .caption-inner .caption-button{margin:10px auto;max-width:100%}#dm .dmPhotoGallery.newPhotoGallery .photoGalleryThumbs .caption-container .caption-inner .caption-button .text{padding:10px 20px!important}#dm .dmPhotoGallery.newPhotoGallery.text-layout-over .photoGalleryThumbs .caption-container{height:100%;width:100%;position:absolute;top:0;left:0;padding:inherit}#dm .dmPhotoGallery.newPhotoGallery.text-layout-over .photoGalleryThumbs .caption-inner{display:flex;flex-direction:column;justify-content:center;box-sizing:border-box;min-height:0!important;padding:10px;transform:scale(1.05);opacity:0;filter:alpha(opacity=0)}.dmNewParagraph[data-version]{line-height:initial}.dmNewParagraph[data-version] .text-align-center{text-align:center!important}.dmNewParagraph[data-version] h1,.dmNewParagraph[data-version] p{margin-top:0;margin-bottom:0}.dmNewParagraph[data-version] a{vertical-align:initial}.imageWidget{position:relative}.imageWidget a{font-style:italic;text-align:center}.imageWidget img[width][height],img[width][height]{height:auto}*{border:0 solid #333;scrollbar-arrow-color:#fff;scrollbar-track-color:#F2F2F2;scrollbar-face-color:silver;scrollbar-highlight-color:silver;scrollbar-3dlight-color:silver;scrollbar-shadow-color:silver;scrollbar-darkshadow-color:silver;scrollbar-width:12px}A IMG{border:none}h1,h3,ul{margin-left:0;margin-right:0}.dmInner *{-webkit-font-smoothing:antialiased}.clearfix,a,img,li,ul{vertical-align:top}#site_content{position:relative}.dmOuter{word-wrap:break-word}.dmInner{font-size:16px;background:#fff;color:#666}.dmDesktopBody .dmInner{min-width:960px}.dmInner a{color:#463939;outline:0;vertical-align:inherit}.dmInner ul:not(.defaultList){padding:0}.dmHeader{background:#68ccd1;color:#666;text-align:center;position:relative;width:100%;max-width:100%}#dm .main-navigation.unifiednav:not([data-nav-structure=VERTICAL])&gt;.unifiednav__container .nav-item-text::before,.dmNewParagraph{text-align:left}DIV.dmBody{padding:0;clear:both}.dmContent{margin:0;padding:0}#site_content ul:not(.defaultList){-webkit-padding-start:0;-moz-padding-start:0;list-style-position:inside}.dmLargeBody .dmBody .dmRespRowsWrapper{background-color:transparent}.dmRespRowsWrapper{max-width:960px;margin:0 auto}.dmLargeBody .imageWidget:not(.displayNone){display:inline-block;max-width:100%}#dm .dmRespColsWrapper,.dmStandardDesktop{display:block}.imageWidget:not(.displayNone) img{width:100%}h3{font-weight:400;font-size:23px}.dmNewParagraph{margin:8px 0;padding:2px 0}.dmLargeBody .dmRespRowsWrapper&gt;.dmRespRow .dmRespCol,.dmLargeBody .fHeader .dmRespRow .dmRespCol{padding-left:.75%;padding-right:.75%}.dmLargeBody .dmRespRowsWrapper&gt;.dmRespRow .dmRespCol:first-child,.dmLargeBody .fHeader .dmRespRow .dmRespCol:first-child{padding-left:0;padding-right:1.5%}.dmLargeBody .dmRespRowsWrapper&gt;.dmRespRow .dmRespCol:last-child,.dmLargeBody .fHeader .dmRespRow .dmRespCol:last-child{padding-right:0;padding-left:1.5%}.dmLargeBody .dmRespRowsWrapper&gt;.dmRespRow .dmRespCol:only-child{padding-left:0;padding-right:0}#dmFirstContainer .dmRespRowsWrapper:after,#dmFirstContainer .dmRespRowsWrapper:before{content:"";display:table}.dmLinksMenu&gt;ul{display:block;margin:0;font-size:inherit}.dmStandardDesktop{margin:0 auto}.dmPhotoGalleryHolder{font-size:medium!important;margin:0;list-style:none}#dm .dmPhotoGallery .dmPhotoGalleryHolder{width:100%;padding:0}body{width:100%;overflow:hidden;-webkit-text-size-adjust:100%!important;-ms-text-size-adjust:100%!important;background-color:#eee}.main-navigation.unifiednav{display:flex;justify-content:flex-start;align-items:stretch;overflow:visible}.main-navigation.unifiednav ul{list-style:none;padding:0;margin:0;font-size:1rem}.main-navigation.unifiednav .unifiednav__container{display:flex;justify-content:flex-start;list-style:none}.main-navigation.unifiednav .unifiednav__container&gt;.unifiednav__item-wrap{display:flex;justify-content:flex-start;position:relative;font-weight:400}.main-navigation.unifiednav .unifiednav__container:not([data-depth])&gt;.unifiednav__item-wrap::after,.main-navigation.unifiednav .unifiednav__container:not([data-depth])&gt;.unifiednav__item-wrap::before{content:'';align-self:center;font-weight:700}.main-navigation.unifiednav .unifiednav__container&gt;.unifiednav__item-wrap&gt;.unifiednav__item{display:flex;justify-content:flex-start;align-items:center;flex-direction:row;color:inherit;text-decoration:none;position:relative;padding:12px 15px;margin:0;font-weight:inherit;letter-spacing:.03em}.main-navigation.unifiednav .unifiednav__container:not([data-depth])&gt;.unifiednav__item-wrap&gt;.unifiednav__item{padding:0 15px}.main-navigation.unifiednav .unifiednav__container&gt;.unifiednav__item-wrap&gt;.unifiednav__item .nav-item-text{white-space:nowrap}.main-navigation.unifiednav .unifiednav__container:not([data-depth])&gt;.unifiednav__item-wrap&gt;.unifiednav__item .nav-item-text::after,.main-navigation.unifiednav .unifiednav__container:not([data-depth])&gt;.unifiednav__item-wrap&gt;.unifiednav__item .nav-item-text::before{content:'';width:100%;height:0;border:0 solid transparent;border-top-color:currentColor;display:block;opacity:0}.main-navigation.unifiednav .unifiednav__container:not([data-depth])&gt;.unifiednav__item-wrap&gt;.unifiednav__item.dmNavItemSelected .nav-item-text::after,.main-navigation.unifiednav .unifiednav__container:not([data-depth])&gt;.unifiednav__item-wrap&gt;.unifiednav__item.dmNavItemSelected .nav-item-text::before{opacity:1}.main-navigation.unifiednav.effect-bottom2{padding:calc(12px - .2em - 2px) 15px}.main-navigation.unifiednav.effect-bottom2 .unifiednav__container:not([data-depth])&gt;.unifiednav__item-wrap&gt;.unifiednav__item .nav-item-text::after,.main-navigation.unifiednav.effect-bottom2 .unifiednav__container:not([data-depth])&gt;.unifiednav__item-wrap&gt;.unifiednav__item .nav-item-text::before{transform:scaleX(0);border-top-width:2px}.main-navigation.unifiednav.effect-bottom2 .unifiednav__container:not([data-depth])&gt;.unifiednav__item-wrap&gt;.unifiednav__item .nav-item-text::after{margin-top:.2em}.main-navigation.unifiednav.effect-bottom2 .unifiednav__container:not([data-depth])&gt;.unifiednav__item-wrap&gt;.unifiednav__item .nav-item-text::before{margin-bottom:.2em;border-top-color:transparent}.main-navigation.unifiednav.effect-bottom2 .unifiednav__container:not([data-depth])&gt;.unifiednav__item-wrap&gt;.unifiednav__item.dmNavItemSelected .nav-item-text::after,.main-navigation.unifiednav.effect-bottom2 .unifiednav__container:not([data-depth])&gt;.unifiednav__item-wrap&gt;.unifiednav__item.dmNavItemSelected .nav-item-text::before{transform:scaleX(1)}.main-navigation.unifiednav.effect-bottom2 .unifiednav__container:not([data-depth])&gt;.unifiednav__item-wrap&gt;.unifiednav__item .nav-item-text::after,.main-navigation.unifiednav.effect-bottom2 .unifiednav__container:not([data-depth])&gt;.unifiednav__item-wrap&gt;.unifiednav__item .nav-item-text::before{transform-origin:left}.main-navigation.unifiednav.effect-float{padding:12px 15px}.main-navigation.unifiednav .unifiednav__container .unifiednav__item:not(.unifiednav__item_has-sub-nav) .icon{display:none}.main-navigation.unifiednav .unifiednav__container[data-depth]{position:absolute;top:0;left:0;flex-direction:column;opacity:0;z-index:100;background-color:#faf9f9}.main-navigation.unifiednav .unifiednav__container[data-depth='0']{top:100%;transform:translateY(-10px)}.main-navigation.unifiednav:not(.unifiednav_vertical) .unifiednav__container[data-depth='0']{left:15px}.main-navigation.unifiednav .unifiednav__container&gt;.unifiednav__item-wrap .unifiednav__container&gt;.unifiednav__item-wrap{flex-direction:column}.main-navigation.unifiednav .unifiednav__container[data-depth]&gt;.unifiednav__item-wrap .unifiednav__item{padding:15px 30px 15px 15px;margin:0}.main-navigation.unifiednav .unifiednav__container[data-depth]&gt;.unifiednav__item-wrap:not(:last-child)::after{content:''!important;width:100%;height:0;color:#ececec;align-self:center;border:0 solid currentColor}.main-navigation.unifiednav[layout-sub=submenu_horizontal_2] .unifiednav__container[data-depth]{color:#999}.main-navigation.unifiednav[layout-sub=submenu_horizontal_2] .unifiednav__container[data-depth]&gt;.unifiednav__item-wrap:not(:last-child)::after{border-top-width:1px}.main-navigation.unifiednav .unifiednav__container&gt;.unifiednav__item-wrap&gt;.unifiednav__item.unifiednav__item_has-sub-nav .icon{display:initial;padding-left:10px;margin-left:0}.main-navigation.unifiednav:not(.unifiednav_vertical)&gt;.unifiednav__container{justify-content:inherit}#dm .p_hfcontainer nav.main-navigation.unifiednav{min-width:9em!important;text-align:initial!important}#dm .main-navigation.unifiednav .unifiednav__container[data-depth]{background-color:transparent}#dm .main-navigation.unifiednav[layout-sub=submenu_horizontal_2] .unifiednav__container[data-depth]{background-color:#faf9f9}#dm .main-navigation.unifiednav .unifiednav__container[data-depth]&gt;.unifiednav__item-wrap:not(:last-child)::after{color:#d1d1d1}#dm .main-navigation.unifiednav[data-nav-structure=VERTICAL] .unifiednav__container{flex-direction:column;flex:1 1 100%}#dm .main-navigation.unifiednav[data-nav-structure=VERTICAL] .unifiednav__container&gt;.unifiednav__item-wrap&gt;.unifiednav__item{padding:8px 0;margin:0}#dm .main-navigation.unifiednav[data-nav-structure=VERTICAL] .unifiednav__container&gt;.unifiednav__item-wrap&gt;.unifiednav__item.unifiednav__item_has-sub-nav .icon{padding-left:15px}#dm .main-navigation.unifiednav[data-nav-structure=VERTICAL] .unifiednav__container&gt;.unifiednav__item-wrap&gt;.unifiednav__item .nav-item-text{white-space:initial}#dm .main-navigation.unifiednav[data-nav-structure=VERTICAL] .unifiednav__container:not([data-depth])&gt;.unifiednav__item-wrap{flex-direction:column}#dm .main-navigation.unifiednav[data-nav-structure=VERTICAL] .unifiednav__container:not([data-depth])&gt;.unifiednav__item-wrap .unifiednav__container[data-depth]{opacity:1;position:static;transform:translate(0)}#dm .main-navigation.unifiednav[data-nav-structure=VERTICAL] .unifiednav__container:not([data-depth])&gt;.unifiednav__item-wrap .unifiednav__container[data-depth]&gt;.unifiednav__item-wrap .unifiednav__item{justify-content:inherit;padding:8px 1em;margin:0;font-size:.8em}#dm .main-navigation.unifiednav[data-nav-structure=VERTICAL] .unifiednav__container:not([data-depth])&gt;.unifiednav__item-wrap::after{content:''!important;width:100%;height:0;color:#d1d1d1;align-self:flex-start;border:0 solid currentColor}#dm .main-navigation.unifiednav[data-nav-structure=VERTICAL][layout-main=vertical_nav_layout_2] .unifiednav__container:not([data-depth])&gt;.unifiednav__item-wrap&gt;.unifiednav__item{padding:5px 0}#dm .main-navigation.unifiednav[data-nav-structure=VERTICAL][layout-main=vertical_nav_layout_2] .unifiednav__container:not([data-depth])&gt;.unifiednav__item-wrap&gt;.unifiednav__container[data-depth]&gt;.unifiednav__item-wrap .unifiednav__item{padding:8px 12px}#dm .main-navigation.unifiednav[data-nav-structure=VERTICAL][data-show-vertical-sub-items=HIDE] .unifiednav__container[data-depth]{transform-origin:top;height:auto;overflow:hidden}#dm .main-navigation.unifiednav[data-nav-structure=VERTICAL][data-show-vertical-sub-items=HIDE]&gt;.unifiednav__container:not([data-depth])&gt;.unifiednav__item-wrap .unifiednav__container[data-depth]{opacity:0;max-height:0}#dm .main-navigation.unifiednav[data-nav-structure=VERTICAL][data-show-vertical-sub-items=HIDE]&gt;.unifiednav__container:not([data-depth])&gt;.unifiednav__item-wrap .unifiednav__item.dmNavItemSelected~.unifiednav__container[data-depth]{opacity:1;max-height:50em}#dm .main-navigation.unifiednav[data-nav-structure=VERTICAL][data-show-vertical-sub-items=HIDE]&gt;.unifiednav__container:not([data-depth])&gt;.unifiednav__item-wrap .unifiednav__item.dmNavItemSelected&gt;.nav-item-text .icon::before,#dm .main-navigation.unifiednav[data-nav-structure=VERTICAL][data-show-vertical-sub-items=HOVER]&gt;.unifiednav__container:not([data-depth])&gt;.unifiednav__item-wrap .unifiednav__item.dmNavItemSelected&gt;.nav-item-text .icon::before{transform:rotate(180deg)}#dm .main-navigation.unifiednav:not([data-nav-structure=VERTICAL])&gt;.unifiednav__container{flex-wrap:wrap;justify-content:inherit}#dm .main-navigation.unifiednav:not([data-nav-structure=VERTICAL]) .unifiednav__container:not([data-depth])&gt;.unifiednav__item-wrap:not(:last-child)::after,#dm .main-navigation.unifiednav:not([data-nav-structure=VERTICAL]) .unifiednav__container:not([data-depth])&gt;.unifiednav__item-wrap:not(:last-child)::before{content:''}#dm .main-navigation.unifiednav[data-nav-structure=VERTICAL] .unifiednav__container&gt;.unifiednav__item-wrap&gt;.unifiednav__item.unifiednav__item_has-sub-nav .icon{display:inline-block;padding-right:0}.dmRoot:not(.dmTabletBody):not(.dmMobileBody) #dm .main-navigation.unifiednav[data-nav-structure=VERTICAL][data-show-vertical-sub-items=HIDE]&gt;.unifiednav__container:not([data-depth])&gt;.unifiednav__item-wrap .unifiednav__item.dmNavItemSelected~.unifiednav__container[data-depth]{max-height:200em}#dm .dmBody .dmRespRowsWrapper{max-width:none;background-color:transparent}.dmLargeBody .dmRespRow{width:100%;max-width:none;margin-left:0;margin-right:0;padding-left:40px;padding-right:40px}.dmStandardDesktop .dmHeader{background-color:#68ccd1;max-width:100%}.dmRespRow:not(.dmPlaceHolderRespRow) .dmRespColsWrapper .dmRespCol:not(.content-removed):only-child:empty{min-height:100px!important}.dmRespRow:not(.dmPlaceHolderRespRow) .dmRespColsWrapper .dmRespCol:not(.content-removed).empty-column,.dmRespRow:not(.dmPlaceHolderRespRow) .dmRespColsWrapper .dmRespCol:not(.content-removed):only-child:empty{min-height:100px}.dmRespRow:not(.dmPlaceHolderRespRow) .dmRespCol:not(.content-removed).empty-column,.dmRespRow:not(.dmPlaceHolderRespRow) .dmRespCol:not(.content-removed):empty{min-height:1px}.dmRespRow:not(.dmPlaceHolderRespRow) .dmRespColsWrapper .dmRespCol:not(.content-removed):only-child.empty-column{min-height:100px}#dm div.dmRespCol&gt;*{line-height:2}#dm div.dmContent h3{color:#666}#dm div.dmInner,#dm div.dmInner .dmRespCol{font-weight:300}#dm div.dmContent h1{font-family:"Noto Serif","Noto Serif Fallback";font-weight:700;color:#000;direction:ltr;font-style:normal;text-decoration:none;font-size:50px}#dm div.dmInner,#dm div.dmInner .dmRespCol{font-family:Montserrat,"Montserrat Fallback";color:rgba(0,0,0,1);font-size:16px}#dm div.dmContent h3{font-family:Poppins,"Poppins Fallback";color:rgba(0,0,0,1);font-weight:700}#dm .dmRespCol div.dmNewParagraph,#dm div.dmInner,#dm div.dmInner .dmRespCol,.dmPhotoGallery .caption-text.caption-text{font-family:Poppins,"Poppins Fallback";color:rgba(32,32,32,1)}.dmLargeBody .dm-layout-sec .dmBody .dmRespRowsWrapper,.dmLargeBody .dmBody .dmRespRowsWrapper{background-color:transparent}#dm div.dmContent .dmNewParagraph[data-version] h1{text-decoration:inherit}#dm div.dmContent .dmNewParagraph[data-version] h1 *{text-decoration:none}#dm .dmNewParagraph a,#dm div.dmNewParagraph a{color:rgba(236,25,29,1)}#dm DIV.dmOuter DIV.dmInner{background-color:rgba(255,255,255,1)}#dm .dmRespCol div.dmNewParagraph,#dm div.dmContent h3,#dm div.dmInner,#dm div.dmInner .dmRespCol,.dmPhotoGallery .caption-text.caption-text{font-size:20px}@media all{:root{--btn-border-l-color:rgb(255, 213, 14);--btn-border-r-color:rgb(255, 213, 14);--btn-text-direction:ltr;--btn-border-b-width:var(--btn-border-width);--btn-border-width:0px;--btn-border-radius:0px;--btn-border-t-width:var(--btn-border-width);--btn-border-tl-radius:var(--btn-border-radius);--btn-border-br-radius:var(--btn-border-radius);--btn-border-bl-radius:var(--btn-border-radius);--btn-bg-color:rgb(232, 23, 44);--btn-border-tr-radius:var(--btn-border-radius);--btn-border-r-width:var(--btn-border-width);--btn-bg-image:none;--btn-border-b-color:rgb(247, 207, 33);--btn-border-l-width:var(--btn-border-width);--btn-border-t-color:rgb(255, 213, 14);--btn-text-align:center;--btn-text-color:rgb(255, 255, 255);--btn-text-decoration:none;--btn-text-font-weight:700;--btn-icon-color:rgb(247, 247, 247);--btn-icon-fill:rgb(247, 247, 247);--btn-icon-wrpr-display:none;--btn-hover-border-b-color:var(--btn-hover-border-color);--btn-hover-bg:rgb(236, 25, 29);--btn-hover-border-t-color:var(--btn-hover-border-color);--btn-hover-border-r-color:var(--btn-hover-border-color);--btn-hover-border-l-color:var(--btn-hover-border-color);--btn-hover-border-color:rgba(0, 0, 0, 0);--btn-hover-text-color:var(--btn-text-color);--btn-hover-text-font-weight:var(--btn-text-font-weight);--btn-hover-text-decoration:var(--btn-text-decoration);--btn-hover-text-font-style:var(--btn-text-font-style)}}@media (min-width:0px) and (max-width:767px){:root{--btn-text-font-size:16px}}#dm .dmOuter .dmInner .dmWidget[data-buttonstyle=FLAT_ROUND_ICON]{background-clip:border-box;border-radius:6px;padding:0 0 0 40px}#dm .dmOuter .dmInner .dmWidget[data-buttonstyle=FLAT_ROUND_ICON] .text{padding:10px 7px}#dm .dmOuter .dmInner .dmWidget[data-buttonstyle=FLAT_ROUND_ICON] .iconBg{display:block}#dm .dmWidget:not([data-buttonstyle]){overflow:initial;background-clip:border-box;border-radius:1px}#dm .dmWidget:not([data-buttonstyle]) .text{padding:16px 0}#dm .dmWidget:not([data-buttonstyle]) .iconBg{display:none}@media (min-width:768px){#dm .dmRespRow .dmRespCol&gt;.dmWidget{width:222px}#dm .dmRespRow .dmRespCol&gt;.dmWidget[data-buttonstyle]:not([data-buttonstyle=BORDER_SHORT]){width:280px}}#dm .p_hfcontainer .u_1550972299,#dm .p_hfcontainer .u_1990492147,#dm .p_hfcontainer div.u_1368101915{width:100%!important}#dm div.dmInner #site_content .dmWidget,#dm div.dmInner .dmHeader .dmWidget{background-color:var(--btn-bg-color);background-image:var(--btn-bg-image);border-color:var(--btn-border-color);border-bottom-color:var(--btn-border-b-color);border-left-color:var(--btn-border-l-color);border-right-color:var(--btn-border-r-color);border-top-color:var(--btn-border-t-color);border-radius:var(--btn-border-radius);border-bottom-left-radius:var(--btn-border-bl-radius);border-bottom-right-radius:var(--btn-border-br-radius);border-top-left-radius:var(--btn-border-tl-radius);border-top-right-radius:var(--btn-border-tr-radius);border-width:var(--btn-border-width);border-bottom-width:var(--btn-border-b-width);border-left-width:var(--btn-border-l-width);border-right-width:var(--btn-border-r-width);border-top-width:var(--btn-border-t-width);direction:var(--btn-text-direction);text-align:var(--btn-text-align)}#dm div.dmInner #site_content .dmWidget span.text{color:var(--btn-text-color);font-size:var(--btn-text-font-size);font-weight:var(--btn-text-font-weight);text-decoration:var(--btn-text-decoration)}#dm div.dmInner #site_content .dmWidget span.icon,#dm div.dmInner .dmHeader .dmWidget span.icon{color:var(--btn-icon-color);fill:var(--btn-icon-fill)}#dm div.dmInner #site_content .dmWidget:not([data-buttonstyle]) .iconBg{display:var(--btn-icon-wrpr-display)}#dm .p_hfcontainer nav.u_1169410882{color:#fff!important}#dm .p_hfcontainer nav.u_1169410882.main-navigation.unifiednav .unifiednav__container[data-depth] .unifiednav__item{font-weight:400!important;color:rgba(49,49,49,1)!important}#dm .p_hfcontainer .u_1169410882.main-navigation.unifiednav:not([image]) .unifiednav__container[data-depth="0"]{top:calc(100% - 22px - 0px)!important}#dm .p_hfcontainer .u_1169410882.main-navigation.unifiednav .unifiednav__container:not([data-depth])&gt;.unifiednav__item-wrap&gt;.unifiednav__item{text-align:center!important;justify-content:center!important}#dm .p_hfcontainer .u_1169410882.main-navigation.unifiednav[data-nav-structure=VERTICAL] .unifiednav__container:not([data-depth])&gt;.unifiednav__item-wrap::after{align-self:center!important}#dm .p_hfcontainer .u_1169410882.main-navigation.unifiednav .unifiednav__container[data-depth] .unifiednav__item{justify-content:center!important;text-align:CENTER!important}#dm .p_hfcontainer nav.u_1169410882.main-navigation.unifiednav .unifiednav__container:not([data-depth])&gt;.unifiednav__item-wrap&gt;.unifiednav__item{color:rgba(77,77,77,1)!important;font-weight:700!important}#dm .p_hfcontainer nav.u_1169410882.main-navigation.unifiednav .unifiednav__container:not([data-depth])&gt;.unifiednav__item-wrap&gt;.unifiednav__item.dmNavItemSelected{font-weight:700!important;color:rgba(0,0,0,1)!important}#dm .dmInner div.dmHeader,#dm .dmInner div.dmHeader.u_hcontainer,#dm .dmInner div.u_hcontainer{background-color:rgba(255,255,255,1)!important;border-style:solid!important;border-width:0!important;box-shadow:rgba(0,0,0,1) 0 3px 11px 0!important;-moz-box-shadow:rgba(0,0,0,1) 0 3px 11px 0!important;-webkit-box-shadow:rgba(0,0,0,1) 0 3px 11px 0!important;border-color:rgba(57,181,74,1)!important}#dm .p_hfcontainer .u_1715024653.main-navigation.unifiednav .unifiednav__container:not([data-depth])&gt;.unifiednav__item-wrap&gt;.unifiednav__item{padding-right:20px!important;padding-left:20px!important}#dm .p_hfcontainer .u_1715024653.main-navigation.unifiednav .unifiednav__container[data-depth="0"]{top:calc(100% - 0px - 0px)!important}#dm .p_hfcontainer .u_1715024653.main-navigation.unifiednav .unifiednav__container:not([data-depth])&gt;.unifiednav__item-wrap:not(:last-child) .unifiednav__container[data-depth="0"]{left:20px!important}#dm .p_hfcontainer a.u_1245457061,#dm .p_hfcontainer div.u_1368101915{float:none!important;top:0!important;left:0!important;position:relative!important;min-width:0!important}#dm .p_hfcontainer .u_1715024653.main-navigation.unifiednav:not(.unifiednav_vertical) .unifiednav__container:not([data-depth])&gt;.unifiednav__item-wrap:not(:last-child)::after,#dm .p_hfcontainer .u_1715024653.main-navigation.unifiednav:not(.unifiednav_vertical) .unifiednav__container:not([data-depth])&gt;.unifiednav__item-wrap:not(:last-child)::before{font-size:15px!important}#dm .p_hfcontainer div.u_1708863831 img{border-radius:0!important;-moz-border-radius:0!important;-webkit-border-radius:0!important;box-shadow:rgba(0,0,0,1) 0 3px 11px 0!important;-moz-box-shadow:rgba(0,0,0,1) 0 3px 11px 0!important;-webkit-box-shadow:rgba(0,0,0,1) 0 3px 11px 0!important}#dm .p_hfcontainer .u_1715024653.main-navigation.unifiednav:not([data-nav-structure=VERTICAL]) .unifiednav__container:not([data-depth])&gt;.unifiednav__item-wrap:not(:last-child)::after,#dm .p_hfcontainer .u_1715024653.main-navigation.unifiednav:not([data-nav-structure=VERTICAL]) .unifiednav__container:not([data-depth])&gt;.unifiednav__item-wrap:not(:last-child)::before{font-size:20px!important}#dm .p_hfcontainer .u_1176180510{padding-left:20px!important;padding-right:20px!important;text-align:CENTER!important}a.u_1176180510 .iconBg{display:inline!important}a.u_1176180510{background-color:rgba(255,255,255,1)!important;border-radius:0!important;-moz-border-radius:0!important;-webkit-border-radius:0!important;box-shadow:rgba(0,0,0,.25) 0 3px 11px 0!important;-moz-box-shadow:rgba(0,0,0,.25) 0 3px 11px 0!important;-webkit-box-shadow:rgba(0,0,0,.25) 0 3px 11px 0!important}a.u_1176180510 span.text{color:rgba(0,0,0,1)!important;font-weight:700!important}a.u_1176180510 span.icon{color:rgba(0,0,0,1)!important;fill:rgba(0,0,0,1)!important}#dm .p_hfcontainer a.u_1176180510{background-color:rgba(236,25,29,1)!important}#dm .p_hfcontainer a.u_1176180510 span.icon{color:rgba(255,255,255,1)!important;fill:rgba(255,255,255,1)!important}#dm .p_hfcontainer a.u_1176180510 span.text{color:rgba(255,255,255,1)!important}#dm .p_hfcontainer div.u_1990492147 img{box-shadow:rgba(0,0,0,1) 0 3px 11px 0!important;-moz-box-shadow:rgba(0,0,0,1) 0 3px 11px 0!important;-webkit-box-shadow:rgba(0,0,0,1) 0 3px 11px 0!important}#dm .p_hfcontainer nav.u_1169410882.main-navigation.unifiednav.effect-bottom2 .unifiednav__container:not([data-depth])&gt;.unifiednav__item-wrap&gt;.unifiednav__item .nav-item-text::after{border-top-width:4px!important;border-top-style:solid!important;border-top-color:rgba(236,25,29,1)!important}#dm .dmInner div.dmHeader.u_hcontainer,#dm .dmInner div.u_hcontainer{padding-top:10px!important;padding-bottom:17px!important}#dm .p_hfcontainer div.u_1368101915{height:auto!important;max-width:none!important;text-align:center!important;margin:0 auto!important;padding:15px 40px!important}#dm .p_hfcontainer a.u_1245457061{display:block!important;width:216px!important;height:54px!important;max-width:100%!important;text-align:center!important;padding:0!important;margin:0 0 0 auto!important}#dm .p_hfcontainer div#hamburger-header{background-color:#fff!important;background-image:none!important;background-repeat:repeat!important;background-size:auto!important;background-position:0 0!important;box-shadow:none!important;-moz-box-shadow:none!important;-webkit-box-shadow:none!important}#dm .dmBody div.u_1435618253,#dm .p_hfcontainer div#hamburger-drawer.layout-drawer{background-color:rgba(255,255,255,1)!important}.layout-drawer_fixed-header[dmtemplateid=Hamburger] #hamburger-drawer.layout-drawer{top:130px!important;max-height:calc(100% - 130px)!important}#dm .p_hfcontainer nav.u_1169410882,div.u_1550972299{top:0!important;padding:0!important;float:none!important;left:0!important;position:relative!important}#dm .p_hfcontainer div.u_1763389341{padding:0!important;margin:0!important}#dm .p_hfcontainer div.u_1306904239{margin-top:0!important;padding:0!important}#dm .p_hfcontainer div.u_1081130099{margin-top:0!important;padding:30px 50px 90px!important}#dm .p_hfcontainer div.u_1786489610{padding-top:90px!important;margin-top:0!important;padding-right:50px!important;padding-left:50px!important}#dm .p_hfcontainer nav.u_1169410882.main-navigation.unifiednav .unifiednav__container[data-depth] .unifiednav__item{font-size:28px!important}div[dmtemplateid=Hamburger] .layout-drawer-overlay{background-color:rgba(0,0,0,.46)!important}#dm .p_hfcontainer nav.u_1169410882.main-navigation.unifiednav .unifiednav__container:not([data-depth])&gt;.unifiednav__item-wrap&gt;.unifiednav__item{font-size:25px!important}#dm .p_hfcontainer nav.u_1169410882{width:calc(100% - 3px)!important;height:auto!important;max-width:850px!important;justify-content:center!important;align-items:stretch!important;min-width:25px!important;text-align:start!important;margin:18px auto 0!important}#dm .p_hfcontainer #hamburger-drawer.layout-drawer[data-origin=top]:not([data-auto-height]){height:70%!important}div.u_1550972299{width:98px!important;height:auto!important;max-width:100%!important;min-width:0!important;text-align:center!important;display:block!important}[dmtemplateid=Hamburger].runtime-module-container .layout-drawer-hamburger{top:16.5px!important}[dmtemplateid=Hamburger] .site_content{margin-top:85px!important}[dmtemplateid=Hamburger].layout-drawer_fixed-header #hamburger-drawer.layout-drawer{top:85px!important;max-height:calc(100% - 85px)!important}.stickyHeaderSpacer{height:124.52px!important}@media (min-width:1025px){.responsiveTablet .stickyHeaderSpacer{height:113.23px!important}}#dm .dmInner div.fHeader .dmHeader[freeheader=true]{padding:15px 0!important}.fHeader #hcontainer.dmHeader[freeheader=true]{padding-top:initial!important;padding-bottom:initial!important}#dm .p_hfcontainer div.u_1815747773{padding-left:0!important}#dm .p_hfcontainer div.u_1224726927{padding:0!important}#dm .p_hfcontainer div.u_1360353967{padding-left:10px!important}#dm .p_hfcontainer nav.u_1715024653.main-navigation.unifiednav:not(.unifiednav_vertical) .unifiednav__container:not([data-depth])&gt;.unifiednav__item-wrap:not(:last-child)::after,#dm .p_hfcontainer nav.u_1715024653.main-navigation.unifiednav:not(.unifiednav_vertical) .unifiednav__container:not([data-depth])&gt;.unifiednav__item-wrap:not(:last-child)::before{padding-top:0!important;padding-bottom:0!important;margin-top:0!important;margin-bottom:0!important}#dm .p_hfcontainer nav.u_1715024653{float:none!important;top:0!important;left:0!important;width:100%!important;position:relative!important;height:auto!important;max-width:calc(100% - 0px)!important;justify-content:center!important;align-items:stretch!important;min-width:25px!important;text-align:center!important;padding:6.8px 15px!important;margin:8px auto 0!important}#dm .p_hfcontainer nav.u_1715024653.main-navigation.unifiednav .unifiednav__container[data-depth] .unifiednav__item{font-size:15px!important}#dm .p_hfcontainer div.u_1626419338{margin-top:0!important;padding:0 15px!important}#dm .p_hfcontainer div.u_1708863831,#dm .p_hfcontainer div.u_1990492147{float:none!important;left:0!important;position:relative!important;min-width:25px!important;padding:0!important;text-align:center!important}#dm .p_hfcontainer div.u_1708863831{top:0!important;width:calc(100% - 72px)!important;max-width:216.84px!important;display:block!important;height:auto!important;margin:0 72.67px 0 72.66px!important}#dm .p_hfcontainer nav.u_1715024653.main-navigation.unifiednav .unifiednav__container:not([data-depth])&gt;.unifiednav__item-wrap&gt;.unifiednav__item{font-weight:700!important;font-size:20px!important}a.u_1176180510 span.text{font-size:18px!important}a.u_1176180510{display:block!important;float:none!important;top:0!important;left:0!important;width:calc(100% - 280px)!important;position:relative!important;height:67px!important;max-width:267.97px!important;min-width:25px!important;text-align:center!important;padding:0 0 0 40px!important}#dm .p_hfcontainer a.u_1176180510{float:none!important;top:0!important;left:0!important;width:calc(100% - 6px)!important;position:relative!important;height:63px!important;max-width:283.48px!important;min-width:25px!important;text-align:center!important;padding:0 20px!important;margin:10px 124.75px 10px 6px!important}@media (min-width:768px) and (max-width:1024px){.responsiveTablet [dmtemplateid=Hamburger].runtime-module-container .layout-drawer-hamburger{top:16.5px!important}.responsiveTablet [dmtemplateid=Hamburger] .site_content{margin-top:85px!important}.responsiveTablet [dmtemplateid=Hamburger].layout-drawer_fixed-header #hamburger-drawer.layout-drawer{top:85px!important;max-height:calc(100% - 85px)!important}}[dmtemplateid=Hamburger] .layout-drawer-hamburger.hamburger-on-header{color:rgba(236,25,29,1)!important;background-color:rgba(0,0,0,0)!important}#dm .p_hfcontainer div.u_1990492147{top:0!important;width:calc(100% - 0px)!important;max-width:347px!important;height:auto!important;margin:0 auto!important}#dm .dmBody div.u_1435618253,#dm .dmBody div.u_1452464119,#dm .dmBody div.u_1740463513,#dm .dmBody div.u_1774671950{float:none!important;top:0!important;left:0!important;position:relative!important;height:auto!important;max-width:100%!important}#dm .dmBody .u_1431697518 .caption-inner{-webkit-border-top-right-radius:0!important;-webkit-border-bottom-right-radius:0!important;-webkit-border-bottom-left-radius:0!important;-webkit-border-top-left-radius:0!important;border-radius:0!important;-moz-border-radius:0!important;-webkit-border-radius:0!important}#dm .dmBody div.u_1435618253{width:auto!important;min-width:0!important;text-align:center!important;padding:42px 40px!important;margin:0!important}#dm .d-page-1683814473 DIV.dmInner{background-repeat:no-repeat!important;background-image:none!important;background-size:cover!important;background-attachment:fixed!important}#dm .dmBody div.u_1774671950{border-bottom-style:solid!important;border-bottom-width:6px!important;border-bottom-color:rgba(236,25,29,1)!important;display:block!important;width:509px!important;min-width:0!important;padding:0!important;margin:0 auto!important}#dm .dmBody div.u_1740463513{line-height:1.5!important;display:block!important;width:calc(100% - 0px)!important;min-width:25px!important;padding:2px 0!important;margin:0 auto 8px!important}#dm .dmBody div.u_1452464119{width:auto!important;min-width:0!important;text-align:start!important;padding:49px 40px!important;margin:0!important}#\31 069100022,#\31 383423413,#\31 612474922,#\31 662706043,#\31 802694109,#hamburger-drawer{order:0}#\31 069100022,#\31 612474922{flex-direction:row}#\31 018202634,#\31 030524298,#\31 056481154,#\31 136493347,#\31 169410882,#\31 238741284,#\31 270822536,#\31 296381093,#\31 305490726,#\31 333412671,#\31 420791102,#\31 462857879,#\31 505448530,#\31 510273294,#\31 577710112,#\31 665411207,#\31 715024653,#\31 797873809,#\31 837856251,#\31 841528365,#\31 973514967{order:0;flex-direction:row} #dm .dmPhotoGallery.newPhotoGallery .dmPhotoGalleryHolder:not(.photo-gallery-done) {display: none;} @media (max-width:767px){ [data-hidden-on-mobile] {display:none!important}}</text:p>
          </table:table-cell>
        </table:table-row>
        <table:table-row table:style-name="Table1.2">
          <table:table-cell table:style-name="Table1.A1" office:value-type="string">
            <text:p text:style-name="Standard"/>
          </table:table-cell>
          <table:table-cell table:style-name="Table1.A1" office:value-type="string">
            <text:p text:style-name="Standard">.dmDesktopBody [data-anim-desktop]:not([data-anim-desktop='none'])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fontFallbacks"&gt;</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Montserrat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4.9466%;</text:p>
          </table:table-cell>
        </table:table-row>
        <table:table-row table:style-name="Table1.2">
          <table:table-cell table:style-name="Table1.A1" office:value-type="string">
            <text:p text:style-name="Standard"/>
          </table:table-cell>
          <table:table-cell table:style-name="Table1.A1" office:value-type="string">
            <text:p text:style-name="Standard">descent-override: 22.0264%;</text:p>
          </table:table-cell>
        </table:table-row>
        <table:table-row table:style-name="Table1.2">
          <table:table-cell table:style-name="Table1.A1" office:value-type="string">
            <text:p text:style-name="Standard"/>
          </table:table-cell>
          <table:table-cell table:style-name="Table1.A1" office:value-type="string">
            <text:p text:style-name="Standard">size-adjust: 113.954%;</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Poppins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2.326%;</text:p>
          </table:table-cell>
        </table:table-row>
        <table:table-row table:style-name="Table1.2">
          <table:table-cell table:style-name="Table1.A1" office:value-type="string">
            <text:p text:style-name="Standard"/>
          </table:table-cell>
          <table:table-cell table:style-name="Table1.A1" office:value-type="string">
            <text:p text:style-name="Standard">descent-override: 30.7753%;</text:p>
          </table:table-cell>
        </table:table-row>
        <table:table-row table:style-name="Table1.2">
          <table:table-cell table:style-name="Table1.A1" office:value-type="string">
            <text:p text:style-name="Standard"/>
          </table:table-cell>
          <table:table-cell table:style-name="Table1.A1" office:value-type="string">
            <text:p text:style-name="Standard">line-gap-override: 8.793%;</text:p>
          </table:table-cell>
        </table:table-row>
        <table:table-row table:style-name="Table1.2">
          <table:table-cell table:style-name="Table1.A1" office:value-type="string">
            <text:p text:style-name="Standard"/>
          </table:table-cell>
          <table:table-cell table:style-name="Table1.A1" office:value-type="string">
            <text:p text:style-name="Standard">size-adjust: 113.7274%;</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miko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2.254%;</text:p>
          </table:table-cell>
        </table:table-row>
        <table:table-row table:style-name="Table1.2">
          <table:table-cell table:style-name="Table1.A1" office:value-type="string">
            <text:p text:style-name="Standard"/>
          </table:table-cell>
          <table:table-cell table:style-name="Table1.A1" office:value-type="string">
            <text:p text:style-name="Standard">descent-override: 35.9861%;</text:p>
          </table:table-cell>
        </table:table-row>
        <table:table-row table:style-name="Table1.2">
          <table:table-cell table:style-name="Table1.A1" office:value-type="string">
            <text:p text:style-name="Standard"/>
          </table:table-cell>
          <table:table-cell table:style-name="Table1.A1" office:value-type="string">
            <text:p text:style-name="Standard">size-adjust: 112.821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font-family: "Allur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08.6538%;</text:p>
          </table:table-cell>
        </table:table-row>
        <table:table-row table:style-name="Table1.2">
          <table:table-cell table:style-name="Table1.A1" office:value-type="string">
            <text:p text:style-name="Standard"/>
          </table:table-cell>
          <table:table-cell table:style-name="Table1.A1" office:value-type="string">
            <text:p text:style-name="Standard">descent-override: 61.1178%;</text:p>
          </table:table-cell>
        </table:table-row>
        <table:table-row table:style-name="Table1.2">
          <table:table-cell table:style-name="Table1.A1" office:value-type="string">
            <text:p text:style-name="Standard"/>
          </table:table-cell>
          <table:table-cell table:style-name="Table1.A1" office:value-type="string">
            <text:p text:style-name="Standard">size-adjust: 73.628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Oswald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45.0682%;</text:p>
          </table:table-cell>
        </table:table-row>
        <table:table-row table:style-name="Table1.2">
          <table:table-cell table:style-name="Table1.A1" office:value-type="string">
            <text:p text:style-name="Standard"/>
          </table:table-cell>
          <table:table-cell table:style-name="Table1.A1" office:value-type="string">
            <text:p text:style-name="Standard">descent-override: 35.1423%;</text:p>
          </table:table-cell>
        </table:table-row>
        <table:table-row table:style-name="Table1.2">
          <table:table-cell table:style-name="Table1.A1" office:value-type="string">
            <text:p text:style-name="Standard"/>
          </table:table-cell>
          <table:table-cell table:style-name="Table1.A1" office:value-type="string">
            <text:p text:style-name="Standard">size-adjust: 82.237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Noto Serif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8.7162%;</text:p>
          </table:table-cell>
        </table:table-row>
        <table:table-row table:style-name="Table1.2">
          <table:table-cell table:style-name="Table1.A1" office:value-type="string">
            <text:p text:style-name="Standard"/>
          </table:table-cell>
          <table:table-cell table:style-name="Table1.A1" office:value-type="string">
            <text:p text:style-name="Standard">descent-override: 27.0569%;</text:p>
          </table:table-cell>
        </table:table-row>
        <table:table-row table:style-name="Table1.2">
          <table:table-cell table:style-name="Table1.A1" office:value-type="string">
            <text:p text:style-name="Standard"/>
          </table:table-cell>
          <table:table-cell table:style-name="Table1.A1" office:value-type="string">
            <text:p text:style-name="Standard">size-adjust: 108.290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Comforta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74.2135%;</text:p>
          </table:table-cell>
        </table:table-row>
        <table:table-row table:style-name="Table1.2">
          <table:table-cell table:style-name="Table1.A1" office:value-type="string">
            <text:p text:style-name="Standard"/>
          </table:table-cell>
          <table:table-cell table:style-name="Table1.A1" office:value-type="string">
            <text:p text:style-name="Standard">descent-override: 19.7117%;</text:p>
          </table:table-cell>
        </table:table-row>
        <table:table-row table:style-name="Table1.2">
          <table:table-cell table:style-name="Table1.A1" office:value-type="string">
            <text:p text:style-name="Standard"/>
          </table:table-cell>
          <table:table-cell table:style-name="Table1.A1" office:value-type="string">
            <text:p text:style-name="Standard">size-adjust: 118.7115%;</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application/rss+xml" rel="alternate" href="<text:a xlink:type="simple" xlink:href="https://www.aprroofing.com//feed/rss2" text:style-name="ListLabel_20_1" text:visited-style-name="ListLabel_20_1"><text:span text:style-name="T1">https://www.aprroofing.com//feed/rss2</text:span></text:a>"/&gt;</text:p>
          </table:table-cell>
        </table:table-row>
        <table:table-row table:style-name="Table1.2">
          <table:table-cell table:style-name="Table1.A1" office:value-type="string">
            <text:p text:style-name="Standard"/>
          </table:table-cell>
          <table:table-cell table:style-name="Table1.A1" office:value-type="string">
            <text:p text:style-name="Standard">&lt;link type="application/atom+xml" rel="alternate" href="<text:a xlink:type="simple" xlink:href="https://www.aprroofing.com//feed/atom" text:style-name="ListLabel_20_1" text:visited-style-name="ListLabel_20_1"><text:span text:style-name="T1">https://www.aprroofing.com//feed/atom</text:span></text:a>"/&gt;</text:p>
          </table:table-cell>
        </table:table-row>
        <table:table-row table:style-name="Table1.2">
          <table:table-cell table:style-name="Table1.A1" office:value-type="string">
            <text:p text:style-name="Standard"/>
          </table:table-cell>
          <table:table-cell table:style-name="Table1.A1" office:value-type="string">
            <text:p text:style-name="Standard">&lt;meta name="robots" content="noindex"/&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ype" content="websi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url" content="https://www.aprroofing.com/about"/&gt;</text:p>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amily Owned &amp;amp; Operated Roofing Contractor | APR Roofing</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2">
          <table:table-cell table:style-name="Table1.A1" office:value-type="string">
            <text:p text:style-name="Standard"/>
          </table:table-cell>
          <table:table-cell table:style-name="Table1.A1" office:value-type="string">
            <text:p text:style-name="Standard">&lt;meta name="description" content="APR Roofing | Family-owned roofing company in Los Angeles. 20+ years experience. Residential &amp;amp; commercial services. Licensed (License #947534 C-39)."/&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meta name="twitter:card" content="summary"/&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title" content="Family Owned &amp;amp; Operated Roofing Contractor | APR Roofing"/&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description" content="APR Roofing | Family-owned roofing company in Los Angeles. 20+ years experience. Residential &amp;amp; commercial services. Licensed (License #947534 C-39)."/&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description" content="APR Roofing | Family-owned roofing company in Los Angeles. 20+ years experience. Residential &amp;amp; commercial services. Licensed (License #947534 C-39)."/&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itle" content="Family Owned &amp;amp; Operated Roofing Contractor | APR Roofin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YS- VVNfRElSRUNUX1BST0RVQ1RJT04= --&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ody id="dmRoot" data-page-alias="about" class="dmRoot dmDesktopBody fix-mobile-scrolling addCanvasBorder dmResellerSite dmLargeBody responsiveTablet "</text:p>
          </table:table-cell>
        </table:table-row>
        <table:table-row table:style-name="Table1.2">
          <table:table-cell table:style-name="Table1.A1" office:value-type="string">
            <text:p text:style-name="Standard"/>
          </table:table-cell>
          <table:table-cell table:style-name="Table1.A1" office:value-type="string">
            <text:p text:style-name="Standard">style="padding:0;margin:0;"</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Site Content ========= --&gt;</text:p>
          </table:table-cell>
        </table:table-row>
        <table:table-row table:style-name="Table1.2">
          <table:table-cell table:style-name="Table1.A1" office:value-type="string">
            <text:p text:style-name="Standard"/>
          </table:table-cell>
          <table:table-cell table:style-name="Table1.A1" office:value-type="string">
            <text:p text:style-name="Standard">&lt;div id="dm" class='dmwr'&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dm_wrapper standard-var5 widgetStyle-3 standard"&gt;</text:p>
          </table:table-cell>
        </table:table-row>
        <table:table-row table:style-name="Table1.643">
          <table:table-cell table:style-name="Table1.A1" office:value-type="string">
            <text:p text:style-name="Standard"/>
          </table:table-cell>
          <table:table-cell table:style-name="Table1.A1" office:value-type="string">
            <text:p text:style-name="Standard">&lt;div dmwrapped="true" id="1582363842" themewaschanged="true"&gt; &lt;div dmtemplateid="Hamburger" data-responsive-name="ResponsiveDesktopTopTabletHamburger" class="runtime-module-container dm-bfs dm-layout-sec hasAnimations hasStickyHeader rows-1200 layout-drawer_fixed-header dmPageBody d-page-1683814473 dmFreeHeader" id="dm-outer-wrapper" data-page-class="1683814473" data-soch="true" data-background-parallax-selector=".dmHomeSection1, .dmSectionParallex"&gt; &lt;div id="dmStyle_outerContainer" class="dmOuter"&gt; &lt;div id="dmStyle_innerContainer" class="dmInner"&gt; &lt;div class="dmLayoutWrapper standard-var dmStandardDesktop"&gt; &lt;div id="site_content"&gt; &lt;div class="p_hfcontainer showOnMedium"&gt; &lt;div id="hamburger-drawer" class="hamburger-drawer layout-drawer" layout="5ff40d2f36ae4e5ea1bc96b2e2fcf67e===header" data-origin="top"&gt; &lt;div class="u_1306904239 dmRespRow" style="text-align: center;" id="1306904239"&gt; &lt;div class="dmRespColsWrapper" id="1069100022"&gt; &lt;div class="u_1763389341 dmRespCol small-12 medium-12 large-12 empty-column" id="1763389341"&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786489610 dmRespRow middleDrawerRow" style="text-align: center;" id="1786489610"&gt; &lt;div class="dmRespColsWrapper" id="1841528365"&gt; &lt;div class="dmRespCol small-12 u_1080436581 medium-12 large-12" id="1080436581"&gt; &lt;nav class="u_1169410882 effect-bottom2 main-navigation unifiednav dmLinksMenu" role="navigation" layout-main="vertical_nav_layout_2" layout-sub="" data-show-vertical-sub-items="HIDE" id="1169410882" dmle_extension="onelinksmenu" data-element-type="onelinksmenu" data-logo-src=""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1">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NavItemSelected dmUDNavigationItem_010101661768 unifiednav__item_has-sub-nav"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u_1081130099" style="text-align: center;" id="1081130099"&gt; &lt;div class="dmRespColsWrapper" id="1797873809"&gt; &lt;div class="u_1758979932 dmRespCol small-12 medium-12 large-12" id="1758979932"&gt; &lt;div class="u_1990492147 imageWidget align-center" data-element-type="image" data-widget-type="image" id="1990492147"&gt; &lt;a href="<text:a xlink:type="simple" xlink:href="https://www.aprroofing.com/" text:style-name="ListLabel_20_1" text:visited-style-name="ListLabel_20_1"><text:span text:style-name="T1">/</text:span></text:a>" id="198020384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480688661" class="" data-dm-image-path="https://irp.cdn-website.com/3d72e0e8/dms3rep/multi/apr-roofing-logo.jpeg" width="310" height="119"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drawer-overlay" id="layout-drawer-overlay"&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site_content"&gt; &lt;div id="hamburger-header-container" class="showOnMedium hamburger-header-container p_hfcontainer"&gt; &lt;div id="hamburger-header" class="hamburger-header p_hfcontainer" layout="44dc38f951e9489490b055748e10ba9f===header"&gt; &lt;div class="u_1368101915 dmRespRow" style="text-align: center;" id="1368101915"&gt; &lt;div class="dmRespColsWrapper" id="1665411207"&gt; &lt;div class="dmRespCol small-12 u_1802694109 medium-4 large-4 empty-column content-removed" id="180269410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empty-column" id="1662706043"&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medium-4 large-4" id="1383423413"&gt; &lt;a data-display-type="block" class="u_124545706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245457061"&gt; &lt;span class="iconBg" id="1975009463"&gt; &lt;span class="icon hasFontIcon icon-star" id="151069854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68215722"&gt;Book a servic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button class="showOnMedium layout-drawer-hamburger hamburger-on-header" id="layout-drawer-hamburger" aria-label="menu"&gt; &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643">
          <table:table-cell table:style-name="Table1.A1" office:value-type="string">
            <text:p text:style-name="Standard"/>
          </table:table-cell>
          <table:table-cell table:style-name="Table1.A1" office:value-type="string">
            <text:p text:style-name="Standard">&lt;div class="dmHeaderContainer fHeader d-header-wrapper showOnLarge"&gt; &lt;div id="hcontainer" class="dmHeader p_hfcontainer u_hcontainer" freeheader="true" layout="7f3c1de367df47d5b45ab63d33101c7b===header" has-shadow="true" data-scrollable-target="body" data-scrollable-target-threshold="1" data-scroll-responder-id="1" logo-size-target="51%"&gt; &lt;div dm:templateorder="85" class="dmHeaderResp dmHeaderStack noSwitch" id="1709005236"&gt; &lt;div class="dmRespRow dmDefaultListContentRow u_1626419338 fullBleedChanged fullBleedMode" style="text-align:center" id="1626419338"&gt; &lt;div class="dmRespColsWrapper" id="1612474922"&gt; &lt;div class="u_1224726927 small-12 dmRespCol large-2 medium-2" id="1224726927"&gt; &lt;div class="u_1708863831 imageWidget align-center" data-widget-type="image" id="1708863831" data-element-type="image"&gt; &lt;a href="<text:a xlink:type="simple" xlink:href="https://www.aprroofing.com/" text:style-name="ListLabel_20_1" text:visited-style-name="ListLabel_20_1"><text:span text:style-name="T1">/</text:span></text:a>" id="157255927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id="1268211496" class="" data-dm-image-path="https://lirp.cdn-website.com/3d72e0e8/dms3rep/multi/opt/apr-roofing-logo-1920w.jpeg" alt="Apr roofing solutions logo on a blue background" onerror="handleImageLoadError(this)" height="42.4375" width="110.578125"/&gt;&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360353967 dmRespCol small-12 large-8 medium-8" id="1360353967"&gt; &lt;nav class="u_1715024653 effect-float main-navigation unifiednav dmLinksMenu" role="navigation" layout-main="horizontal_nav_layout_2" layout-sub="submenu_horizontal_2" data-show-vertical-sub-items="HOVER" id="1715024653" dmle_extension="onelinksmenu" data-element-type="onelinksmenu"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1">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NavItemSelected dmUDNavigationItem_010101661768 unifiednav__item_has-sub-nav"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1">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UDNavigationItem_010101596311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815747773 dmRespCol small-12 large-2 medium-2" id="1815747773"&gt; &lt;a class="u_1176180510 default dmDefaultGradient align-center dmCall voipReplacement dmWidget dmNoMark dmWwr" href="tel:661-406-7475" contenteditable="false" onclick=";return dm_gaq_push_event('ClickToCall', 'Call',null,'3d72e0e8', this);" id="1176180510" dmle_extension="clicktocall" data-element-type="clicktocall" data-buttonstyle="FLAT_ROUND_ICON" wr="true" data-display-type="block" icon="true" surround="true" description="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tickyHeaderSpacer" id="stickyHeaderSpacer" data-new="true"&gt;&lt;/div&gt;</text:p>
          </table:table-cell>
        </table:table-row>
        <table:table-row table:style-name="Table1.643">
          <table:table-cell table:style-name="Table1.A1" office:value-type="string">
            <text:p text:style-name="Standard"/>
          </table:table-cell>
          <table:table-cell table:style-name="Table1.A1" office:value-type="string">
            <text:p text:style-name="Standard">&lt;div dmwrapped="true" id="dmFirstContainer" themewaschanged="true" class="dmBody u_dmStyle_template_about"&gt; &lt;div id="allWrapper" class="allWrapper"&gt;&lt;!-- navigation placeholders --&gt; &lt;div id="dm_content" class="dmContent"&gt; &lt;div dm:templateorder="100" class="dmAboutusRespTmpl mainBorder" id="1683814473"&gt; &lt;div class="innerPageTmplBox dmRespRowsWrapper" id="1396310947"&gt; &lt;div class="u_1452464119 dmRespRow" id="1452464119"&gt; &lt;div class="dmRespColsWrapper" id="1238741284"&gt; &lt;div class="dmRespCol large-12 medium-12 small-12" id="1528936480"&gt; &lt;div class="u_1774671950 dmNewParagraph" data-element-type="paragraph" id="1774671950" style="transition: none 0s ease 0s; display: block; text-align: center;" data-version="5"&gt; &lt;h1 class="text-align-center m-size-36"&gt;&lt;span class="m-font-size-36" style="display: initial; font-weight: 700;"&gt;&lt;span style="display: initial; font-weight: 700;" m-font-size-set="true" class="m-font-size-36"&gt;Family owned &amp;amp; operated company.&lt;/span&gt;</text:p>
          </table:table-cell>
        </table:table-row>
        <table:table-row table:style-name="Table1.2">
          <table:table-cell table:style-name="Table1.A1" office:value-type="string">
            <text:p text:style-name="Standard"/>
          </table:table-cell>
          <table:table-cell table:style-name="Table1.A1" office:value-type="string">
            <text:p text:style-name="Standard">&lt;/span&gt;&lt;span style="display: initial; font-weight: 600;" m-font-size-set="true" class="m-font-size-36"&gt;&amp;nbsp;&lt;/span&gt;&lt;/h1&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35618253 dmRespRow" style="text-align: center;" id="1435618253"&gt; &lt;div class="dmRespColsWrapper" id="1462857879"&gt; &lt;div class="dmRespCol small-12 medium-12 large-12" id="1727554317"&gt; &lt;span id="1275559729"&gt;&lt;/span&gt;</text:p>
          </table:table-cell>
        </table:table-row>
        <table:table-row table:style-name="Table1.1">
          <table:table-cell table:style-name="Table1.A1" office:value-type="string">
            <text:p text:style-name="Standard"/>
          </table:table-cell>
          <table:table-cell table:style-name="Table1.A1" office:value-type="string">
            <text:p text:style-name="Standard">&lt;div class="u_1740463513 dmNewParagraph" id="1740463513" style="transition: none 0s ease 0s; display: block; text-align: left;" data-version="5"&gt;&lt;p class="m-size-18" style="line-height: 2;"&gt;&lt;span style="color: rgb(236, 25, 29); display: initial; font-weight: 700;" class="m-font-size-18" m-font-size-set="true"&gt;APR Roofing&lt;/span&gt;&lt;span single-space="true" class="m-font-size-18" style="display: initial; font-weight: 700;"&gt; &lt;span style="display: initial; font-weight: 700;" class="m-font-size-18"&gt;&lt;/span&gt;</text:p>
          </table:table-cell>
        </table:table-row>
        <table:table-row table:style-name="Table1.1">
          <table:table-cell table:style-name="Table1.A1" office:value-type="string">
            <text:p text:style-name="Standard"/>
          </table:table-cell>
          <table:table-cell table:style-name="Table1.A1" office:value-type="string">
            <text:p text:style-name="Standard">&lt;/span&gt;&lt;span style="display: initial; font-weight: 700;" class="m-font-size-18" m-font-size-set="true"&gt;is family owned and operated roofing company servicing Los Angeles, Orange, San Fernando, San Gabriel &amp;amp; Antelope Valleys. Owner Andy P. Ramos, with his extensive construction experience, the last 20 years specializing in roofing, and his son Andre D. Ramos, with over 10 years of experience in&lt;/span&gt;&lt;span single-space="true" class="m-font-size-18" style="display: initial; font-weight: 700;"&gt; &lt;span style="display: initial; font-weight: 700;" class="m-font-size-18"&g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span style="display: initial; font-weight: 700; color: rgb(236, 25, 29);" class="m-font-size-18" m-font-size-set="true"&gt;residential &amp;amp; commercial roofing&lt;/span&gt;&lt;span single-space="true" class="m-font-size-18" style="display: initial; font-weight: 700;"&gt; &lt;span style="display: initial; font-weight: 700;" class="m-font-size-18"&gt;&lt;/span&gt;</text:p>
          </table:table-cell>
        </table:table-row>
        <table:table-row table:style-name="Table1.1">
          <table:table-cell table:style-name="Table1.A1" office:value-type="string">
            <text:p text:style-name="Standard"/>
          </table:table-cell>
          <table:table-cell table:style-name="Table1.A1" office:value-type="string">
            <text:p text:style-name="Standard">&lt;/span&gt;&lt;span style="display: initial; font-weight: 700;" class="m-font-size-18" m-font-size-set="true"&gt;takes pride in providing their clients quality roofing and excellent service.&lt;/span&gt;&lt;/p&gt;&lt;p style="line-height: 2;"&gt;&lt;span class="m-font-size-18" m-font-size-set="true" style="display: initial;"&gt;&amp;nbsp;&lt;/span&gt;&lt;/p&gt;&lt;p class="m-size-18" style="line-height: 2;"&gt;&lt;span style="display: initial; font-weight: 700; color: rgb(236, 25, 29);" class="m-font-size-18" m-font-size-set="true"&gt;APR Roofing&lt;/span&gt;&lt;span single-space="true" class="m-font-size-18" style="display: initial; font-weight: 700;"&gt; &lt;span style="display: initial; font-weight: 700;" class="m-font-size-18"&gt;&lt;/span&gt;</text:p>
          </table:table-cell>
        </table:table-row>
        <table:table-row table:style-name="Table1.469">
          <table:table-cell table:style-name="Table1.A1" office:value-type="string">
            <text:p text:style-name="Standard"/>
          </table:table-cell>
          <table:table-cell table:style-name="Table1.A1" office:value-type="string">
            <text:p text:style-name="Standard">&lt;/span&gt;&lt;span style="display: initial; font-weight: 700;" class="m-font-size-18" m-font-size-set="true"&gt;employs only experienced professional roofers who take pride in providing property owners with the best roofing services in the area. All our work is done in-house. We have never hired subcontractors or day laborers off the street or from the parking lot of the local home improvement store. All our re-roofing work is guaranteed. We also ensure that all debris and waste from projects is safely transported and responsibly disposed of at approved waste facilities.&lt;/span&gt;&lt;span single-space="true" class="m-font-size-18" style="display: initial; font-weight: 700;"&gt; &lt;span style="display: initial; font-weight: 700;" class="m-font-size-18"&gt;&lt;/span&gt;</text:p>
          </table:table-cell>
        </table:table-row>
        <table:table-row table:style-name="Table1.1">
          <table:table-cell table:style-name="Table1.A1" office:value-type="string">
            <text:p text:style-name="Standard"/>
          </table:table-cell>
          <table:table-cell table:style-name="Table1.A1" office:value-type="string">
            <text:p text:style-name="Standard">&lt;/span&gt;&lt;/p&gt;&lt;p style="line-height: 2;"&gt;&lt;span class="m-font-size-18" m-font-size-set="true" style="display: initial;"&gt;&amp;nbsp;&lt;/span&gt;&lt;/p&gt;&lt;p class="m-size-18" style="line-height: 2;"&gt;&lt;span style="display: initial; font-weight: 700; color: rgb(236, 25, 29);" class="m-font-size-18" m-font-size-set="true"&gt;APR Roofing&lt;/span&gt;&lt;span single-space="true" class="m-font-size-18" style="display: initial; font-weight: 700;"&gt; &lt;span style="display: initial; font-weight: 700;" class="m-font-size-18"&gt;&lt;/span&gt;</text:p>
          </table:table-cell>
        </table:table-row>
        <table:table-row table:style-name="Table1.839">
          <table:table-cell table:style-name="Table1.A1" office:value-type="string">
            <text:p text:style-name="Standard"/>
          </table:table-cell>
          <table:table-cell table:style-name="Table1.A1" office:value-type="string">
            <text:p text:style-name="Standard">&lt;/span&gt;&lt;span style="display: initial; font-weight: 700;" class="m-font-size-18" m-font-size-set="true"&gt;provides professiona&lt;/span&gt;&lt;span style="display: initial; font-weight: bold;" class="m-font-size-18" m-font-size-set="true"&gt;l,&lt;/span&gt;&lt;span style="display: initial; font-weight: bold; text-decoration: none; color: rgb(236, 25, 29);" class="m-font-size-18" m-font-size-set="true"&gt;&amp;nbsp;&lt;/span&gt;&lt;a href="<text:a xlink:type="simple" xlink:href="https://www.aprroofing.com/roofing-services/" text:style-name="ListLabel_20_1" text:visited-style-name="ListLabel_20_1"><text:span text:style-name="T1">https://www.aprroofing.com/roofing-services/</text:span></text:a>" target="_blank" runtime_url="https://www.aprroofing.com/roofing-services/" m-font-size-set="true" class="m-font-size-18" style="display: initial; font-weight: bold; text-decoration: none; color: rgb(236, 25, 29);"&gt;top-notch roofing services&lt;/a&gt;&lt;span m-font-size-set="true" class="m-font-size-18" style="display: initial; font-weight: bold;"&gt;&amp;nbsp;&lt;/span&gt;&lt;span m-font-size-set="true" class="m-font-size-18" style="display: initial; font-weight: 700;"&gt;and material for commercial, residential, HOA and new construction projects. We work with only the best material suppliers in the industry, and we will ensure that when a delivery is made, it is handled in a safe manner so no damage is done to your property. When you hire APR Roofing as your roofing company, you will be able to fully enjoy those rainy days!&lt;/span&gt;&lt;/p&gt;&lt;p style="line-height: 2;"&gt;&lt;span class="m-font-size-18" m-font-size-set="true" style="display: initial;"&gt;&amp;nbsp;&lt;/span&gt;&lt;/p&gt;&lt;p class="m-size-18" style="line-height: 2;"&gt;&lt;span style="display: initial; font-weight: 700;" class="m-font-size-18" m-font-size-set="true"&gt;&amp;quot;From the beginning of every job we take full responsibility to provide the best customer service and best workmanship experience. In regards to the size a project is never too small or too big. We are equipped with the right tools to be able to finish every Roofing job. Our priority is to have our customers satisfied in every aspect in both commercial and residential properties.&amp;quot;&lt;/span&gt;&lt;/p&gt;&lt;p class="text-align-right size-48 m-size-36" style="line-height: 1;"&gt;&lt;span class="font-size-48 m-font-size-36" style="font-weight:bold;display:initial;font-family:Allura, 'Allura Fallback';"&gt;&lt;span style="font-weight:bold;display:initial;font-family:Allura, 'Allura Fallback';" class="font-size-48 m-font-size-36" m-font-size-set="true"&gt;&lt;br/&gt;Andy P. Ramos&lt;/span&gt;</text:p>
          </table:table-cell>
        </table:table-row>
        <table:table-row table:style-name="Table1.1">
          <table:table-cell table:style-name="Table1.A1" office:value-type="string">
            <text:p text:style-name="Standard"/>
          </table:table-cell>
          <table:table-cell table:style-name="Table1.A1" office:value-type="string">
            <text:p text:style-name="Standard">&lt;/span&gt;&lt;/p&gt;&lt;p class="text-align-right m-size-18 size-16" style="line-height: 1;"&gt;&lt;span style="font-weight:700;display:initial;font-family:Poppins, 'Poppins Fallback';" class="font-size-16 m-font-size-18" m-font-size-set="true"&gt;Owner License #947534 C-39&lt;/span&gt;&lt;span style="font-weight:bold;display:initial;font-family:Poppins, 'Poppins Fallback';" class="font-size-16 m-font-size-18" m-font-size-set="true"&gt;&amp;nbsp;&lt;/span&gt;&lt;span single-space="true" class="font-size-16 m-font-size-18" style="font-weight:bold;display:initial;font-family:Poppins, 'Poppins Fallback';"&gt; &lt;span style="font-weight:bold;display:initial;font-family:Poppins, 'Poppins Fallback';" class="font-size-16 m-font-size-18"&g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828115791 dmRespRow mobile-columns-reversed" style="text-align: center;" id="1828115791"&gt; &lt;div class="dmRespColsWrapper" id="1056481154"&gt; &lt;div class="u_1238179589 dmRespCol small-12 large-7 medium-7" id="1238179589"&gt; &lt;div class="u_1276436769 dmNewParagraph ql-disabled" id="1276436769" style="transition: none 0s ease 0s; display: block;" data-element-type="paragraph" data-version="5"&gt; &lt;h2 class="m-size-24 text-align-left" style="line-height: 1.5;"&gt;&lt;span style="color: rgb(39, 63, 145); font-weight: 600; display: initial;" class="m-font-size-24" m-font-size-set="true"&gt;We handle all roofing issues, big or small, with skill and expertise.&lt;/span&gt;&lt;/h2&gt;</text:p>
          </table:table-cell>
        </table:table-row>
        <table:table-row table:style-name="Table1.469">
          <table:table-cell table:style-name="Table1.A1" office:value-type="string">
            <text:p text:style-name="Standard"/>
          </table:table-cell>
          <table:table-cell table:style-name="Table1.A1" office:value-type="string">
            <text:p text:style-name="Standard">&lt;/div&gt; &lt;div class="u_1905723022 dmNewParagraph" id="1905723022" style="transition: none 0s ease 0s; display: block;" data-version="5"&gt;&lt;p style="line-height: 2; letter-spacing: 0px;"&gt;&lt;span style="color: rgb(236, 25, 29); display: initial; font-style: inherit; font-weight: bold;"&gt;APR Roofing&lt;/span&gt;&lt;span class="" style="color: rgb(88, 88, 88); display: initial; font-style: inherit; font-weight: bold;"&gt; &lt;span style="color: rgb(88, 88, 88); display: initial; font-style: inherit; font-weight: bold;"&gt;a family owned company. Specialized in new roofing and roofing repair services for residential and commercial. We also partner with some of the top solar power providers so we can take care of all your roofing needs. We provide professional work with the most affordable price. Our priorities are keeping clients satisfied.&lt;/span&gt;&lt;/span&gt;&lt;/p&gt;&lt;/div&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757354342 dmRespCol small-12 large-5 medium-5" id="1757354342"&gt; &lt;div class="dmRespRow u_1948885876" id="1948885876"&gt; &lt;div class="dmRespColsWrapper" id="1018202634"&gt; &lt;div class="dmRespCol small-12 u_1300319877 medium-12 large-12" id="1300319877"&gt; &lt;div data-element-type="spacer" class="u_1206324270 dmSpacer" id="1206324270"&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pa_4700590 dmRespRow" id="pa_4700590"&gt; &lt;div class="dmRespColsWrapper" id="1030524298"&gt; &lt;div class="u_1445176726 dmRespCol small-12 large-6 medium-6" id="1445176726"&gt; &lt;div class="u_1431697518 dmPhotoGallery newPhotoGallery dmPhotoGalleryResp photo-gallery-done text-layout-over captionAlignment-center_center photoGallery" galleryoptionsparams="{thumbnailsPerRow: 3, rowsToShow: 3, imageScaleMethod: true}" data-desktop-layout="square" data-desktop-columns="2" data-element-type="dPhotoGalleryId" data-desktop-text-layout="over" id="1431697518" data-rows-to-show="100" data-image-hover-effect="zoomout" data-desktop-caption-alignment="center_center" data-placeholder="false" data-mobile-columns="1"&gt; &lt;ul class="dmPhotoGalleryHolder clearfix gallery shadowEffectToChildren gallery4inArow" id="1362986591"&gt;&lt;/ul&gt;</text:p>
          </table:table-cell>
        </table:table-row>
        <table:table-row table:style-name="Table1.643">
          <table:table-cell table:style-name="Table1.A1" office:value-type="string">
            <text:p text:style-name="Standard"/>
          </table:table-cell>
          <table:table-cell table:style-name="Table1.A1" office:value-type="string">
            <text:p text:style-name="Standard">&lt;div class="layout-container square"&gt; &lt;div class="photogallery-row " data-index=""&gt; &lt;div class="photogallery-column column-2" data-index="0"&gt; &lt;div index="0" class="photoGalleryThumbs animated " id="1314116535" data-index="0"&gt; &lt;div class="thumbnailInnerWrapper" style="opacity: 1;"&gt; &lt;div class="image-container revealed"&gt; &lt;a data-dm-multisize-attr="temp" data-dm-force-device="mobile" class="u_1642471479" data-image-url="https://irp.cdn-website.com/3d72e0e8/dms3rep/multi/stock-photo-a-man-in-a-hard-hat-holding-a-clipboard-standing-on-the-steps-of-an-old-rundown-house-2048290685.jpg" style="background-image: url('https://lirp.cdn-website.com/3d72e0e8/dms3rep/multi/opt/stock-photo-a-man-in-a-hard-hat-holding-a-clipboard-standing-on-the-steps-of-an-old-rundown-house-2048290685-640w.jpg');"&gt;&lt;img data-src="https://lirp.cdn-website.com/3d72e0e8/dms3rep/multi/opt/stock-photo-a-man-in-a-hard-hat-holding-a-clipboard-standing-on-the-steps-of-an-old-rundown-house-2048290685-1920w.jpg" alt="A man in a hard hat and orange vest is standing on a roof holding a clipboar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78939355" class="caption-container u_1278939355" style="display:none"&gt; &lt;span class="caption-inner"&gt; &lt;a id="1628574239" class="caption-button dmWidget clearfix u_1628574239"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643">
          <table:table-cell table:style-name="Table1.A1" office:value-type="string">
            <text:p text:style-name="Standard"/>
          </table:table-cell>
          <table:table-cell table:style-name="Table1.A1" office:value-type="string">
            <text:p text:style-name="Standard">&lt;div class="photogallery-column column-2" data-index="1"&gt; &lt;div index="1" class="photoGalleryThumbs animated " id="1254140597" data-index="1"&gt; &lt;div class="thumbnailInnerWrapper" style="opacity: 1;"&gt; &lt;div class="image-container revealed"&gt; &lt;a data-dm-multisize-attr="temp" data-dm-force-device="mobile" class="u_1408443129" data-image-url="https://irp.cdn-website.com/3d72e0e8/dms3rep/multi/stock-photo-roof-repair-worker-with-yellow-gloves-replacing-red-tiles-or-shingles-on-house-with-blue-sky-as-126751889.jpg" style="background-image: url('https://lirp.cdn-website.com/3d72e0e8/dms3rep/multi/opt/stock-photo-roof-repair-worker-with-yellow-gloves-replacing-red-tiles-or-shingles-on-house-with-blue-sky-as-126751889-640w.jpg');"&gt;&lt;img data-src="https://lirp.cdn-website.com/3d72e0e8/dms3rep/multi/opt/stock-photo-roof-repair-worker-with-yellow-gloves-replacing-red-tiles-or-shingles-on-house-with-blue-sky-as-126751889-1920w.jpg" alt="A man wearing yellow gloves is laying a red tile on a roof."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028887544" class="caption-container u_1028887544" style="display:none"&gt; &lt;span class="caption-inner"&gt; &lt;a id="1726191704" class="caption-button dmWidget clearfix u_1726191704"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920782861 dmRespCol small-12 large-6 medium-6" id="1920782861"&gt; &lt;div class="u_1416315886 dmNewParagraph" id="1416315886" style="transition: opacity 1s ease-in-out; display: block;" data-element-type="paragraph" data-version="5"&gt; &lt;h2 class="text-align-left" style="line-height: 1.5;"&gt;&lt;span style="color: rgb(39, 63, 145); font-weight: 600; display: initial;"&gt;New Roof, Leaky Roof? We Have You Covered!&lt;/span&gt;&lt;/h2&gt;</text:p>
          </table:table-cell>
        </table:table-row>
        <table:table-row table:style-name="Table1.469">
          <table:table-cell table:style-name="Table1.A1" office:value-type="string">
            <text:p text:style-name="Standard"/>
          </table:table-cell>
          <table:table-cell table:style-name="Table1.A1" office:value-type="string">
            <text:p text:style-name="Standard">&lt;/div&gt; &lt;div class="u_1356488402 dmNewParagraph" id="1356488402" style="transition: none; display: block;" data-version="5"&gt;&lt;p class="text-align-left"&gt;&lt;span style="display: initial; font-weight: bold;"&gt;We are dedicated to giving your fast, friendly and reliable service. We offer services every day of the week, at the time that's best for you.&lt;/span&gt;&lt;/p&gt;&lt;/div&gt; &lt;a data-display-type="block" class="u_111589439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115894391"&gt; &lt;span class="iconBg" id="1410353681"&gt; &lt;span class="icon hasFontIcon icon-star" id="1010952762"&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844358438"&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652604829 dmRespRow dmSectionParallaxNew hasBackgroundOverlay" style="text-align: center;" id="1652604829" mode="4"&gt; &lt;div class="dmRespColsWrapper" id="1420791102"&gt; &lt;div class="u_1583211780 dmRespCol small-12 medium-4 large-4" id="1583211780" data-anim-desktop="fadeInUp"&gt; &lt;div class="u_1134429259 graphicWidget" data-widget-type="graphic" id="1134429259" data-element-type="graphic"&gt; &lt;svg xmlns="http://www.w3.org/2000/svg" viewbox="0 0 1792 1792" id="1428135656" class="svg u_1428135656" data-icon-name="fa-calendar-check-o"&gt; &lt;title id="1890054450"&gt;A white background with a few lines on it&lt;/title&gt;</text:p>
          </table:table-cell>
        </table:table-row>
        <table:table-row table:style-name="Table1.1">
          <table:table-cell table:style-name="Table1.A1" office:value-type="string">
            <text:p text:style-name="Standard"/>
          </table:table-cell>
          <table:table-cell table:style-name="Table1.A1" office:value-type="string">
            <text:p text:style-name="Standard">&lt;path fill="inherit" d="M1303 964l-512 512q-10 9-23 9t-23-9l-288-288q-9-10-9-23t9-22l46-46q9-9 22-9t23 9l220 220 444-444q10-9 23-9t22 9l46 46q9 9 9 22t-9 23zM128 1664h1408v-1024h-1408v1024zM512 448v-288q0-14-9-23t-23-9h-64q-14 0-23 9t-9 23v288q0 14 9 23t23 9h64q14 0 23-9t9-23zM1280 448v-288q0-14-9-23t-23-9h-64q-14 0-23 9t-9 23v288q0 14 9 23t23 9h64q14 0 23-9t9-23zM1664 384v1280q0 52-38 90t-90 38h-1408q-52 0-90-38t-38-90v-1280q0-52 38-90t90-38h128v-96q0-66 47-113t113-47h64q66 0 113 47t47 113v96h384v-96q0-66 47-113t113-47h64q66 0 113 47t47 113v96h128q52 0 90 38t38 90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514434379 dmNewParagraph" id="1514434379" style="transition: none 0s ease 0s; display: block; line-height: initial; text-align: center;" data-element-type="paragraph" data-version="5"&gt; &lt;h3 class="text-align-center m-size-28 size-40"&gt;&lt;span class="m-font-size-28 font-size-40" style="color:rgb(255, 255, 255);font-weight:700;display:initial;font-family:Oswald, 'Oswald Fallback';"&gt;2010&lt;/span&gt;&lt;/h3&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561996968 dmNewParagraph" id="1561996968" style="transition: none 0s ease 0s; display: block; text-align: center;" data-element-type="paragraph" data-version="5"&gt; &lt;h5&gt;&lt;span class="" style="color:rgb(255, 255, 255);font-weight:500;display:initial;font-family:Poppins, 'Poppins Fallback';"&gt;&lt;span style="color:rgb(255, 255, 255);font-weight:500;display:initial;font-family:Poppins, 'Poppins Fallback';"&gt;Established&lt;/span&gt;</text:p>
          </table:table-cell>
        </table:table-row>
        <table:table-row table:style-name="Table1.2">
          <table:table-cell table:style-name="Table1.A1" office:value-type="string">
            <text:p text:style-name="Standard"/>
          </table:table-cell>
          <table:table-cell table:style-name="Table1.A1" office:value-type="string">
            <text:p text:style-name="Standard">&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177969630 dmRespCol small-12 medium-4 large-4" id="1177969630" data-anim-desktop="fadeInUp"&gt; &lt;div class="u_1109535783 graphicWidget" data-widget-type="graphic" id="1109535783" data-layout="graphic-style-1" data-element-type="graphic"&gt; &lt;a id="1360709749" class=""&gt; &lt;svg xmlns="http://www.w3.org/2000/svg" viewbox="0 0 1664 1792" id="1259609140" class="svg u_1259609140" data-icon-name="fa-check-square-o"&gt; &lt;path fill="inherit" d="M1408 930v318q0 119-84.5 203.5t-203.5 84.5h-832q-119 0-203.5-84.5t-84.5-203.5v-832q0-119 84.5-203.5t203.5-84.5h832q63 0 117 25 15 7 18 23 3 17-9 29l-49 49q-10 10-23 10-3 0-9-2-23-6-45-6h-832q-66 0-113 47t-47 113v832q0 66 47 113t113 47h832q66 0 113-47t47-113v-254q0-13 9-22l64-64q10-10 23-10 6 0 12 3 20 8 20 29zM1639 441l-814 814q-24 24-57 24t-57-24l-430-430q-24-24-24-57t24-57l110-110q24-24 57-24t57 24l263 263 647-647q24-24 57-24t57 24l110 110q24 24 24 57t-24 57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902001043 dmNewParagraph" id="1902001043" style="transition: none 0s ease 0s; display: block; line-height: initial; text-align: center;" data-element-type="paragraph" data-version="5"&gt; &lt;h3 class="text-align-center m-size-28 size-40"&gt;&lt;span style="color:rgb(255, 255, 255);font-weight:700;display:initial;font-family:Oswald, 'Oswald Fallback';" class="font-size-40 m-font-size-28"&gt;947534&lt;/span&gt;&lt;/h3&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464773068 dmNewParagraph" id="1464773068" style="transition: none 0s ease 0s; display: block; text-align: center;" data-element-type="paragraph" data-version="5"&gt; &lt;h5 class="text-align-center"&gt;&lt;span style="color:rgb(255, 255, 255);font-weight:500;display:initial;font-family:Poppins, 'Poppins Fallback';"&gt;CSLB License#&lt;/span&gt;&lt;/h5&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643">
          <table:table-cell table:style-name="Table1.A1" office:value-type="string">
            <text:p text:style-name="Standard"/>
          </table:table-cell>
          <table:table-cell table:style-name="Table1.A1" office:value-type="string">
            <text:p text:style-name="Standard">&lt;div class="u_1600436310 dmRespCol small-12 medium-4 large-4" id="1600436310" data-anim-desktop="fadeInUp"&gt; &lt;div class="u_1557866139 graphicWidget" data-widget-type="graphic" id="1557866139" data-layout="graphic-style-1" data-element-type="graphic"&gt; &lt;a id="1023653665" class=""&gt; &lt;svg xmlns="http://www.w3.org/2000/svg" viewbox="0 0 1536 1792" id="1881194062" class="svg u_1881194062" data-icon-name="fa-thumbs-o-up"&gt; &lt;path fill="inherit" d="M256 1344q0-26-19-45t-45-19-45 19-19 45 19 45 45 19 45-19 19-45zM1408 768q0-51-39-89.5t-89-38.5h-352q0-58 48-159.5t48-160.5q0-98-32-145t-128-47q-26 26-38 85t-30.5 125.5-59.5 109.5q-22 23-77 91-4 5-23 30t-31.5 41-34.5 42.5-40 44-38.5 35.5-40 27-35.5 9h-32v640h32q13 0 31.5 3t33 6.5 38 11 35 11.5 35.5 12.5 29 10.5q211 73 342 73h121q192 0 192-167 0-26-5-56 30-16 47.5-52.5t17.5-73.5-18-69q53-50 53-119 0-25-10-55.5t-25-47.5q32-1 53.5-47t21.5-81zM1536 767q0 89-49 163 9 33 9 69 0 77-38 144 3 21 3 43 0 101-60 178 1 139-85 219.5t-227 80.5h-36-93q-96 0-189.5-22.5t-216.5-65.5q-116-40-138-40h-288q-53 0-90.5-37.5t-37.5-90.5v-640q0-53 37.5-90.5t90.5-37.5h274q36-24 137-155 58-75 107-128 24-25 35.5-85.5t30.5-126.5 62-108q39-37 90-37 84 0 151 32.5t102 101.5 35 186q0 93-48 192h176q104 0 180 76t76 179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744164102 dmNewParagraph" id="1744164102" style="transition: none 0s ease 0s; line-height: initial; text-align: center;" data-element-type="paragraph" data-version="5"&gt; &lt;h3 class="m-size-28 text-align-center size-40"&gt;&lt;span class="font-size-40 m-font-size-28" style="color:rgb(255, 255, 255);font-weight:700;display:initial;font-family:Oswald, 'Oswald Fallback';"&gt;&lt;span style="color:rgb(255, 255, 255);font-weight:700;display:initial;font-family:Oswald, 'Oswald Fallback';" class="font-size-40 m-font-size-28"&gt;5 Stars&lt;/span&gt;</text:p>
          </table:table-cell>
        </table:table-row>
        <table:table-row table:style-name="Table1.2">
          <table:table-cell table:style-name="Table1.A1" office:value-type="string">
            <text:p text:style-name="Standard"/>
          </table:table-cell>
          <table:table-cell table:style-name="Table1.A1" office:value-type="string">
            <text:p text:style-name="Standard">&lt;/span&gt;&lt;/h3&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244416056 dmNewParagraph" id="1244416056" style="transition: none 0s ease 0s; display: block; text-align: center;" data-element-type="paragraph" data-version="5"&gt; &lt;h5 class="text-align-center"&gt;&lt;span style="color:rgb(255, 255, 255);font-weight:500;display:initial;font-family:Poppins, 'Poppins Fallback';"&gt;Positive Reviews&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565761231 dmRespRow" style="text-align: center;" id="1565761231"&gt; &lt;div class="dmRespColsWrapper" id="1333412671"&gt; &lt;div class="dmRespCol small-12 medium-12 large-12" id="1481569440"&gt; &lt;div class="u_1954194537 dmNewParagraph" id="1954194537" style="transition: opacity 1s ease-in-out 0s; line-height: initial; text-align: center;" data-element-type="paragraph" data-version="5"&gt; &lt;h2 class="text-align-center"&gt;&lt;span style="display: initial; color: rgb(39, 63, 145);"&gt;Dedicated to providing great service&lt;/span&gt;&lt;/h2&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112221689 dmNewParagraph" id="1112221689" data-version="5" style="text-align: center;"&gt;&lt;p class="text-align-center"&gt;&lt;span style="font-weight: bold; display: initial;"&gt;We are committed to being the leading Roofing Contractor company in the region and promise competitive prices, professional service and a great experience.&amp;nbsp;&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FooterContainer"&gt; &lt;div id="fcontainer" class="u_fcontainer f_hcontainer dmFooter p_hfcontainer"&gt; &lt;div dm:templateorder="250" class="dmFooterResp generalFooter" id="1943048428"&gt; &lt;div class="dmRespRow u_1061962457" id="1061962457"&gt; &lt;div class="dmRespColsWrapper" id="1577710112"&gt; &lt;div class="u_1572528794 dmRespCol small-12 medium-6 large-6" id="1572528794"&gt; &lt;div class="u_1423332001 dmNewParagraph" data-element-type="paragraph" id="1423332001" background-image="" :="" data-version="5"&gt; &lt;h2 class="text-align-left"&gt;&lt;span style="display: initial; color: rgb(255, 255, 255);"&gt;Quick &amp;amp; Reliabl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9585636 dmNewParagraph" id="1679585636" data-element-type="paragraph" style="transition: none 0s ease 0s; display: block;" data-version="5"&gt; &lt;h5 class="text-align-left"&gt;&lt;span style="color: rgb(255, 255, 255); font-weight: 500; display: initial;"&gt;We are available via email or telephone&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u_1913553546 dmRespCol small-12 medium-6 large-6" id="1913553546"&gt; &lt;a class="u_1537819126 default dmDefaultGradient align-center dmCall voipReplacement dmWidget dmNoMark dmWwr" href="tel:661-406-7475" contenteditable="false" onclick=";return dm_gaq_push_event('ClickToCall', 'Call',null,'3d72e0e8', this);" id="1537819126"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u_1411690331" id="1411690331" mode="1"&gt; &lt;div class="dmRespColsWrapper" id="1305490726"&gt; &lt;div class="dmRespCol u_1280135548 small-12 medium-6 large-6" id="1280135548"&gt; &lt;div class="u_1596234178 dmRespRow" id="1596234178"&gt; &lt;div class="dmRespColsWrapper" id="1296381093"&gt; &lt;div class="u_1767147036 dmRespCol small-12 large-3 medium-3" id="1767147036"&gt; &lt;div class="u_1550972299 imageWidget align-center hide-for-large hide-for-medium" data-element-type="image" data-widget-type="image" id="1550972299"&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677659779" class="" data-dm-image-path="https://irp.cdn-website.com/3d72e0e8/dms3rep/multi/apr-roofing-logo.jpeg" width="310" height="119" onerror="handleImageLoadError(this)"/&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470548560 graphicWidget" data-element-type="graphic" data-widget-type="graphic" id="1470548560"&gt; &lt;svg xmlns="http://www.w3.org/2000/svg" viewbox="0 0 100 100" id="1436024072" class="svg u_1436024072" data-icon-name="li-envelope"&gt; &lt;title id="1552643244"&gt;A black and white drawing of an envelope on a white background.&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7.8,28.2v43.6h64.4V28.2H17.8z M77.7,30.3L50,48.8L22.3,30.3H77.7z M19.9,69.7V31.2L50,51.2l30.1-20.1v38.5H19.9z" id="1814031491"&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088763557 dmRespCol small-12 large-9 medium-9" id="1088763557"&gt; &lt;div class="u_1473864057 dmNewParagraph" id="1473864057" style="transition: none 0s ease 0s;" data-element-type="paragraph" data-version="5"&gt; &lt;h6 class="m-text-align-center text-align-left"&gt;&lt;span style="color: rgb(255, 255, 255); font-weight: 700; display: initial;"&gt;Email&lt;/span&gt;&lt;/h6&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490533227 dmNewParagraph" id="1490533227" data-element-type="paragraph" style="display: block; transition: none 0s ease 0s;" data-version="5"&gt; &lt;h6 class="m-size-18 m-text-align-center text-align-left"&gt;&lt;a href="mailto:andre@aprroofing.com" type="email" style="display: initial; font-weight: bold; color: rgb(236, 25, 29);" class="m-font-size-18" m-font-size-set="true" runtime_url="mailto:andre@aprroofing.com"&gt;andre@aprroofing.com&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small-12 u_1261440413 medium-6 large-6" id="1261440413"&gt; &lt;div class="dmRespRow u_1273235872" id="1273235872"&gt; &lt;div class="dmRespColsWrapper" id="1136493347"&gt; &lt;div class="u_1687293034 dmRespCol small-12 large-4 medium-4" id="1687293034"&gt; &lt;div class="u_1393895805 graphicWidget" data-element-type="graphic" data-widget-type="graphic" id="1393895805"&gt; &lt;svg xmlns="http://www.w3.org/2000/svg" viewbox="0 0 70 70" id="1238654374" class="svg u_1238654374" data-icon-name="wp-phone_chat_thin"&gt; &lt;title id="1345662692"&gt;A black and white drawing of a phone with a speech bubble.&lt;/title&gt;</text:p>
          </table:table-cell>
        </table:table-row>
        <table:table-row table:style-name="Table1.2">
          <table:table-cell table:style-name="Table1.A1" office:value-type="string">
            <text:p text:style-name="Standard"/>
          </table:table-cell>
          <table:table-cell table:style-name="Table1.A1" office:value-type="string">
            <text:p text:style-name="Standard">&lt;g id="1597459884"&gt; &lt;path d="M32,39c-0.2,0-0.5-0.1-0.7-0.2c-0.3-0.3-0.4-0.7-0.3-1.1l2.5-6.2C31.3,29,30,26.1,30,23c0-7.2,6.7-13,15-13</text:p>
          </table:table-cell>
        </table:table-row>
        <table:table-row table:style-name="Table1.2">
          <table:table-cell table:style-name="Table1.A1" office:value-type="string">
            <text:p text:style-name="Standard"/>
          </table:table-cell>
          <table:table-cell table:style-name="Table1.A1" office:value-type="string">
            <text:p text:style-name="Standard"><text:tab/><text:tab/>c8.3,0,15,5.8,15,13s-6.7,13-15,13c-2,0-3.9-0.3-5.7-1l-6.8,3.9C32.3,39,32.2,39,32,39z M45,12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c0,2.7,1.2,5.4,3.4,7.4c0.3,0.3,0.4,0.7,0.3,1.1L34,35.7l4.7-2.7c0.3-0.2,0.6-0.2,0.9-0.1c1.7,0.7,3.6,1,5.5,1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S52.2,12,45,12z" id="1339673405"&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7,18l2.4,0c0,0,0,0,0,0c1,0,1.9,0.6,2.2,1.6l3,9.5c0.3,0.8,0,1.7-0.6,2.3l-3.5,3.5c-0.1,0.1-0.1,0.2-0.1,0.4</text:p>
          </table:table-cell>
        </table:table-row>
        <table:table-row table:style-name="Table1.2">
          <table:table-cell table:style-name="Table1.A1" office:value-type="string">
            <text:p text:style-name="Standard"/>
          </table:table-cell>
          <table:table-cell table:style-name="Table1.A1" office:value-type="string">
            <text:p text:style-name="Standard"><text:tab/><text:tab/>c0.8,1.5,2.8,4.4,6.3,8c3.5,3.5,6.5,5.5,8,6.3c0.1,0.1,0.3,0,0.4-0.1l3.5-3.5c0.6-0.6,1.5-0.8,2.3-0.6l9.5,3c1,0.3,1.6,1.2,1.6,2.2</text:p>
          </table:table-cell>
        </table:table-row>
        <table:table-row table:style-name="Table1.2">
          <table:table-cell table:style-name="Table1.A1" office:value-type="string">
            <text:p text:style-name="Standard"/>
          </table:table-cell>
          <table:table-cell table:style-name="Table1.A1" office:value-type="string">
            <text:p text:style-name="Standard"><text:tab/><text:tab/>l0,2.4c0,2-6,7-10,7c-2.3,0-10.8-0.8-21-11l0,0C10.8,38.8,10,30.3,10,28C10,24.1,14.9,18,17,18z M22.4,47.5L22.4,47.5</text:p>
          </table:table-cell>
        </table:table-row>
        <table:table-row table:style-name="Table1.2">
          <table:table-cell table:style-name="Table1.A1" office:value-type="string">
            <text:p text:style-name="Standard"/>
          </table:table-cell>
          <table:table-cell table:style-name="Table1.A1" office:value-type="string">
            <text:p text:style-name="Standard"><text:tab/><text:tab/>C32.1,57.2,39.9,58,42,58c3,0,7.6-3.9,8-5l0-2.3c0-0.1-0.1-0.3-0.2-0.3l-9.5-3c-0.1,0-0.2,0-0.3,0.1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7,0.7-1.9,0.9-2.8,0.4c-1.5-0.9-4.7-2.9-8.4-6.6c-3.7-3.7-5.7-6.9-6.6-8.4c-0.5-0.9-0.4-2,0.4-2.8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1-0.1,0.1-0.2,0.1-0.3l-3-9.5c0-0.1-0.2-0.2-0.3-0.2h0L17,20c-1.1,0.4-5,4.9-5,8C12,30.1,12.8,37.9,22.4,47.5z" id="1154174997"&gt;&lt;/path&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circle cx="38.5" cy="22.5" r="1.5" id="1198220114"&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45.5" cy="22.5" r="1.5" id="1479810801"&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52.5" cy="22.5" r="1.5" id="1364660067"&gt;&lt;/circle&gt;</text:p>
          </table:table-cell>
        </table:table-row>
        <table:table-row table:style-name="Table1.2">
          <table:table-cell table:style-name="Table1.A1" office:value-type="string">
            <text:p text:style-name="Standard"/>
          </table:table-cell>
          <table:table-cell table:style-name="Table1.A1" office:value-type="string">
            <text:p text:style-name="Standard">&lt;/g&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925275834 dmRespCol small-12 large-4 medium-4" id="1925275834"&gt; &lt;div class="u_1406920549 dmNewParagraph" id="1406920549" style="transition: none 0s ease 0s; display: block;" data-element-type="paragraph" data-version="5"&gt; &lt;h6 class="text-align-left m-text-align-center"&gt;&lt;span style="display: initial; font-weight: 700; color: rgb(255, 255, 255);"&gt;Call&lt;/span&gt;&lt;/h6&gt;</text:p>
          </table:table-cell>
        </table:table-row>
        <table:table-row table:style-name="Table1.1">
          <table:table-cell table:style-name="Table1.A1" office:value-type="string">
            <text:p text:style-name="Standard"/>
          </table:table-cell>
          <table:table-cell table:style-name="Table1.A1" office:value-type="string">
            <text:p text:style-name="Standard">&lt;/div&gt; &lt;div class="u_1530122046 dmNewParagraph" id="1530122046" data-element-type="paragraph" style="display: block; transition: none 0s ease 0s;" data-version="5"&gt; &lt;h6 class="m-text-align-center text-align-left"&gt;&lt;a href="tel:661-406-7475" type="call" style="font-weight: bold; display: initial;" runtime_url="tel:661-406-7475"&gt;661-406-7475&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empty-column large-4 medium-4 small-12" id="1700037422"&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57733815 dmRespRow" id="1157733815"&gt; &lt;div class="dmRespColsWrapper" id="1973514967"&gt; &lt;div class="dmRespCol small-12 large-6 medium-6" id="1338738147"&gt; &lt;div class="u_1703879011 imageWidget align-center hide-for-small" data-element-type="image" data-widget-type="image" id="1703879011"&gt;&lt;img src="<text:a xlink:type="simple" xlink:href="https://lirp.cdn-website.com/3d72e0e8/dms3rep/multi/opt/apr-roofing-logo-414w.jpeg" text:style-name="ListLabel_20_1" text:visited-style-name="ListLabel_20_1"><text:span text:style-name="T1">https://lirp.cdn-website.com/3d72e0e8/dms3rep/multi/opt/apr-roofing-logo-414w.jpeg</text:span></text:a>" alt="Apr roofing solutions logo on a blue background" id="1835671013"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Col large-6 medium-6 small-12" id="1362543303"&gt; &lt;div class="u_1079040307 dmNewParagraph" id="1079040307" data-element-type="paragraph" style="transition: none 0s ease 0s; display: block; text-align: left;" data-version="5"&gt;&lt;p style="line-height: normal;"&gt;&lt;strong style="display: initial; font-weight: bold; color: rgb(255, 255, 255);"&gt;APR ROOFING SOLUTIONS&amp;nbsp;&lt;/strong&gt;&lt;/p&gt;&lt;p style="line-height: normal;"&gt;&lt;strong style="display: initial; color: rgb(255, 255, 255);"&gt;1111 W. Ave L-12 unit B&lt;/strong&gt;&lt;/p&gt;&lt;p style="line-height: normal;"&gt;&lt;strong style="display: initial; color: rgb(255, 255, 255);"&gt;Lancaster, Ca. 93534&lt;/strong&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686005289 dmRespRow" style="text-align: center;" id="1686005289"&gt; &lt;div class="dmRespColsWrapper" id="1837856251"&gt; &lt;div class="u_1449882040 dmRespCol small-12 large-3 medium-3" id="1449882040"&gt; &lt;div class="u_1224901092 dmNewParagraph" data-element-type="paragraph" data-version="5" id="1224901092" style="transition: none 0s ease 0s; text-align: left; display: block;"&gt;&lt;p&gt;&lt;span style="font-weight: bold; display: unset; color: rgb(255, 255, 255);"&gt;APR Roofing&lt;/span&gt;&lt;/p&gt;&lt;p&gt;&lt;span style="font-weight: 700; display: initial; color: rgb(255, 255, 255);"&gt;Lic # 947534&lt;/span&gt;&lt;/p&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28826426 dmNewParagraph" id="1128826426" data-element-type="paragraph" style="transition: none 0s ease 0s; display: block;" data-version="5"&gt; &lt;h5 class="text-align-left"&gt;&lt;span style="color:rgb(255, 255, 255);font-weight:bold;display:initial;font-family:Poppins, 'Poppins Fallback';"&gt;The region's leading professional Roofing service since 2010.&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738521024 dmRespCol small-12 large-3 medium-3" id="1738521024"&gt; &lt;div class="u_1968492912 dmNewParagraph" id="1968492912" style="transition: opacity 1s ease-in-out;" data-element-type="paragraph" data-version="5"&gt; &lt;h5 class="text-align-left"&gt;&lt;span style="display: initial; color: rgb(255, 255, 255);"&gt;Navigation&lt;/span&gt;&lt;/h5&gt;</text:p>
          </table:table-cell>
        </table:table-row>
        <table:table-row table:style-name="Table1.469">
          <table:table-cell table:style-name="Table1.A1" office:value-type="string">
            <text:p text:style-name="Standard"/>
          </table:table-cell>
          <table:table-cell table:style-name="Table1.A1" office:value-type="string">
            <text:p text:style-name="Standard">&lt;/div&gt; &lt;nav class="u_1505448530 unifiednav_vertical effect-text-fill main-navigation unifiednav dmLinksMenu" role="navigation" layout-main="vertical_nav_layout_4" layout-sub="" data-show-vertical-sub-items="HOVER" id="1505448530"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hom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about" text:style-name="ListLabel_20_1" text:visited-style-name="ListLabel_20_1"><text:span text:style-name="T1">/about</text:span></text:a>" class="unifiednav__item dmNavItemSelected " target="" data-target-page-alias="about"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1">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Blog"&gt; &lt;span class="nav-item-text " data-link-text="Home"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 target="" data-target-page-alias="contac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u_1188157081 dmRespCol small-12 large-3 medium-3" id="1188157081"&gt; &lt;div class="u_1242098640 dmNewParagraph" id="1242098640" style="transition: opacity 1s ease-in-out 0s;" data-element-type="paragraph" data-version="5"&gt; &lt;h5 class="text-align-left"&gt;&lt;a href="<text:a xlink:type="simple" xlink:href="https://www.aprroofing.com/Roofing-Services" text:style-name="ListLabel_20_1" text:visited-style-name="ListLabel_20_1"><text:span text:style-name="T1">/Roofing-Services</text:span></text:a>" runtime_url="/services" type="page" style="text-decoration: none; color: rgb(255, 255, 255); display: initial;"&gt;Services&lt;/a&gt;&lt;/h5&gt;</text:p>
          </table:table-cell>
        </table:table-row>
        <table:table-row table:style-name="Table1.469">
          <table:table-cell table:style-name="Table1.A1" office:value-type="string">
            <text:p text:style-name="Standard"/>
          </table:table-cell>
          <table:table-cell table:style-name="Table1.A1" office:value-type="string">
            <text:p text:style-name="Standard">&lt;/div&gt; &lt;nav class="u_1270822536 unifiednav_vertical effect-text-fill main-navigation unifiednav dmLinksMenu" role="navigation" layout-main="vertical_nav_layout_4" layout-sub="" data-show-vertical-sub-items="HOVER" id="1270822536"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Residential-Roofing-Contractor-Los-Angeles-CA" text:style-name="ListLabel_20_1" text:visited-style-name="ListLabel_20_1"><text:span text:style-name="T1">/Residential-Roofing-Contractor-Los-Angeles-CA</text:span></text:a>" class="unifiednav__item " target="" data-target-page-alias="pav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mmercial-Roofing-Contractor-Los-Angeles-CA" text:style-name="ListLabel_20_1" text:visited-style-name="ListLabel_20_1"><text:span text:style-name="T1">/Commercial-Roofing-Contractor-Los-Angeles-CA</text:span></text:a>" class="unifiednav__item " target="" data-target-page-alias="plumb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Inspection-Contractor-Los-Angeles-CA" text:style-name="ListLabel_20_1" text:visited-style-name="ListLabel_20_1"><text:span text:style-name="T1">/Roof-Inspection-Contractor-Los-Angeles-CA</text:span></text:a>" class="unifiednav__item " target="" data-target-page-alias="drain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Repair-Contractor-Los-Angeles-CA" text:style-name="ListLabel_20_1" text:visited-style-name="ListLabel_20_1"><text:span text:style-name="T1">/Roof-Repair-Contractor-Los-Angeles-CA</text:span></text:a>" class="unifiednav__item " target="" data-target-page-alias="new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1">
          <table:table-cell table:style-name="Table1.A1" office:value-type="string">
            <text:p text:style-name="Standard"/>
          </table:table-cell>
          <table:table-cell table:style-name="Table1.A1" office:value-type="string">
            <text:p text:style-name="Standard">&lt;div class="dmRespCol large-3 medium-3 small-12 u_1698552461" id="1698552461"&gt; &lt;div class="u_1643262199 default dmHoursOfOperation" id="1643262199" dmle_extension="open_hours" data-element-type="open_hours" time_format="12" wr="true" displaytitle="true" forcedisplay="false" icon="true" surround="true" adwords=""&gt; &lt;h3 class="dmwidget-title "&gt;Working hours&lt;/h3&gt;</text:p>
          </table:table-cell>
        </table:table-row>
        <table:table-row table:style-name="Table1.2">
          <table:table-cell table:style-name="Table1.A1" office:value-type="string">
            <text:p text:style-name="Standard"/>
          </table:table-cell>
          <table:table-cell table:style-name="Table1.A1" office:value-type="string">
            <text:p text:style-name="Standard">&lt;dl class="open-hours-data"&gt; &lt;div class="open-hours-item"&gt; &lt;dt day="0"&gt;Mon - Fri&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7: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6: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5"&gt;Saturday&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9: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12: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6"&gt;Sunday&lt;/dt&gt;</text:p>
          </table:table-cell>
        </table:table-row>
        <table:table-row table:style-name="Table1.2">
          <table:table-cell table:style-name="Table1.A1" office:value-type="string">
            <text:p text:style-name="Standard"/>
          </table:table-cell>
          <table:table-cell table:style-name="Table1.A1" office:value-type="string">
            <text:p text:style-name="Standard">&lt;dd&gt;Close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469">
          <table:table-cell table:style-name="Table1.A1" office:value-type="string">
            <text:p text:style-name="Standard"/>
          </table:table-cell>
          <table:table-cell table:style-name="Table1.A1" office:value-type="string">
            <text:p text:style-name="Standard">&lt;div class="dmRespRow u_1846687400" id="1846687400"&gt; &lt;div class="dmRespColsWrapper" id="1510273294"&gt; &lt;div class="dmRespCol large-12 medium-12 small-12" id="1213951280"&gt; &lt;div class="widget-1f5975 u_1046478755 dmCustomWidget" data-lazy-load="" data-title="" id="1046478755" dmle_extension="custom_extension" data-element-type="custom_extension" wr="false" icon="false" surround="false" data-widget-id="1f5975986930429f819d4cd2154b5c4a" data-widget-version="22" data-widget-config="eyJjb3B5cmlnaHRUZXh0IjoiPHAgY2xhc3M9XCJydGVCbG9ja1wiPkFsbCBSaWdodHMgUmVzZXJ2ZWQgfCBBUFIgUm9vZmluZzwvcD4ifQ=="&gt; &lt;div class="copyright"&gt; &lt;div&gt;&amp;copy; 2025&amp;nbsp;&lt;/div&gt;</text:p>
          </table:table-cell>
        </table:table-row>
        <table:table-row table:style-name="Table1.2">
          <table:table-cell table:style-name="Table1.A1" office:value-type="string">
            <text:p text:style-name="Standard"/>
          </table:table-cell>
          <table:table-cell table:style-name="Table1.A1" office:value-type="string">
            <text:p text:style-name="Standard">&lt;div&gt;&lt;p class="rteBlock"&gt;All Rights Reserved | APR Roofing&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36746004" dmle_extension="powered_by" data-element-type="powered_by" icon="true" surround="false"&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 Add full CSS and Javascript before the close tag of the body if need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Google Font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fonts.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469">
          <table:table-cell table:style-name="Table1.A1" office:value-type="string">
            <text:p text:style-name="Standard"/>
          </table:table-cell>
          <table:table-cell table:style-name="Table1.A1" office:value-type="string">
            <text:p text:style-name="Standard">&lt;link rel="preload" href="<text:a xlink:type="simple" xlink:href="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subset=latin-ext&amp;display=swap" text:style-name="ListLabel_20_1" text:visited-style-name="ListLabel_20_1"><text:span text:style-name="T1">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amp;subset=latin-ext&amp;amp;display=swap</text:span></text:a>" as="style" fetchpriority="low" onload="loadCSS(this)" /&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T CSS Include d-css-runtime-desktop-one-package-structured-global--&gt;</text:p>
          </table:table-cell>
        </table:table-row>
        <table:table-row table:style-name="Table1.2">
          <table:table-cell table:style-name="Table1.A1" office:value-type="string">
            <text:p text:style-name="Standard"/>
          </table:table-cell>
          <table:table-cell table:style-name="Table1.A1" office:value-type="string">
            <text:p text:style-name="Standard">&lt;link rel="preload" as="style" fetchpriority="low" onload="loadCSS(this)" href="<text:a xlink:type="simple" xlink:href="https://static.cdn-website.com/mnlt/production/5222/_dm/s/rt/dist/css/d-css-runtime-desktop-one-package-structured-global.min.css" text:style-name="ListLabel_20_1" text:visited-style-name="ListLabel_20_1"><text:span text:style-name="T1">https://static.cdn-website.com/mnlt/production/5222/_dm/s/rt/dist/css/d-css-runtime-desktop-one-package-structured-global.min.css</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of RT CS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preload" href="<text:a xlink:type="simple" xlink:href="https://irp.cdn-website.com/WIDGET_CSS/f0acaa4218d3854e9a3025a3bdc5ed44.css" text:style-name="ListLabel_20_1" text:visited-style-name="ListLabel_20_1"><text:span text:style-name="T1">https://irp.cdn-website.com/WIDGET_CSS/f0acaa4218d3854e9a3025a3bdc5ed44.css</text:span></text:a>" id="widgetCSS" as="style" fetchpriority="low" onload="loadCSS(thi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img` size attributes --&gt;</text:p>
          </table:table-cell>
        </table:table-row>
        <table:table-row table:style-name="Table1.2">
          <table:table-cell table:style-name="Table1.A1" office:value-type="string">
            <text:p text:style-name="Standard"/>
          </table:table-cell>
          <table:table-cell table:style-name="Table1.A1" office:value-type="string">
            <text:p text:style-name="Standard">&lt;style&gt;img[width][height] {</text:p>
          </table:table-cell>
        </table:table-row>
        <table:table-row table:style-name="Table1.2">
          <table:table-cell table:style-name="Table1.A1" office:value-type="string">
            <text:p text:style-name="Standard"/>
          </table:table-cell>
          <table:table-cell table:style-name="Table1.A1" office:value-type="string">
            <text:p text:style-name="Standard">height: auto;</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showing sticky element on page only --&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body[data-page-alias="about"] #dm [data-show-on-page-only="about"] {</text:p>
          </table:table-cell>
        </table:table-row>
        <table:table-row table:style-name="Table1.2">
          <table:table-cell table:style-name="Table1.A1" office:value-type="string">
            <text:p text:style-name="Standard"/>
          </table:table-cell>
          <table:table-cell table:style-name="Table1.A1" office:value-type="string">
            <text:p text:style-name="Standard">display: 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This is populated in Ajax navigation --&gt;</text:p>
          </table:table-cell>
        </table:table-row>
        <table:table-row table:style-name="Table1.2">
          <table:table-cell table:style-name="Table1.A1" office:value-type="string">
            <text:p text:style-name="Standard"/>
          </table:table-cell>
          <table:table-cell table:style-name="Table1.A1" office:value-type="string">
            <text:p text:style-name="Standard">&lt;style id="pageAdditionalWidgetsCss"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ite CSS --&gt;</text:p>
          </table:table-cell>
        </table:table-row>
        <table:table-row table:style-name="Table1.2">
          <table:table-cell table:style-name="Table1.A1" office:value-type="string">
            <text:p text:style-name="Standard"/>
          </table:table-cell>
          <table:table-cell table:style-name="Table1.A1" office:value-type="string">
            <text:p text:style-name="Standard">&lt;link rel="preload" href="<text:a xlink:type="simple" xlink:href="https://irp.cdn-website.com/3d72e0e8/files/3d72e0e8_1.min.css?v=53" text:style-name="ListLabel_20_1" text:visited-style-name="ListLabel_20_1"><text:span text:style-name="T1">https://irp.cdn-website.com/3d72e0e8/files/3d72e0e8_1.min.css?v=53</text:span></text:a>" id="siteGlobalCss" as="style" fetchpriority="low" onload="loadCSS(thi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ustomWidget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innerPages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text:p>
          </table:table-cell>
        </table:table-row>
        <table:table-row table:style-name="Table1.2">
          <table:table-cell table:style-name="Table1.A1" office:value-type="string">
            <text:p text:style-name="Standard"/>
          </table:table-cell>
          <table:table-cell table:style-name="Table1.A1" office:value-type="string">
            <text:p text:style-name="Standard">id="additionalGlobalCss" type="text/css"</text:p>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u_175735434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779696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82811579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82811579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11579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27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115791.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27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82811579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52604829: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52604829.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hover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hover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hover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hover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3817958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1222168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761231</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431697518 *.caption-in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5648840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0572302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52604829: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6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52604829.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6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52604829&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6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1,32,7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34429259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55,255,255,1)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4046351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1.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3561825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7467195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0031987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photo-roof-repair-worker-with-yellow-gloves-replacing-red-tiles-or-shingles-on-house-with-blue-sky-as-126751889-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526048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stock-vector-building-tradesman-with-a-roofer-on-the-roof-of-a-house-laying-tiles-squatting-on-a-frame-he-works-1315539974-2880w.jpg)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46,246,246,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nav.u_116941088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bla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Devic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h3.u_1561996968{</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page-1683814473 DIV.dmInner{</text:p>
          </table:table-cell>
        </table:table-row>
        <table:table-row table:style-name="Table1.2">
          <table:table-cell table:style-name="Table1.A1" office:value-type="string">
            <text:p text:style-name="Standard"/>
          </table:table-cell>
          <table:table-cell table:style-name="Table1.A1" office:value-type="string">
            <text:p text:style-name="Standard">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dm *.d-page-1683814473 DIV#dmSlideRightNavRight{</text:p>
          </table:table-cell>
        </table:table-row>
        <table:table-row table:style-name="Table1.2">
          <table:table-cell table:style-name="Table1.A1" office:value-type="string">
            <text:p text:style-name="Standard"/>
          </table:table-cell>
          <table:table-cell table:style-name="Table1.A1" office:value-type="string">
            <text:p text:style-name="Standard">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4.u_1561996968{</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1996968{</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4.u_151443437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5.u_1514434379{</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4.u_1902001043{</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5.u_1902001043{</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4.u_174416410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5.u_1744164102{</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464773068{</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4.u_1464773068{</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64773068{</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02001043{</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244416056{</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4.u_124441605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44416056{</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44164102{</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09535783{</text:p>
          </table:table-cell>
        </table:table-row>
        <table:table-row table:style-name="Table1.2">
          <table:table-cell table:style-name="Table1.A1" office:value-type="string">
            <text:p text:style-name="Standard"/>
          </table:table-cell>
          <table:table-cell table:style-name="Table1.A1" office:value-type="string">
            <text:p text:style-name="Standard">width:60px !important;</text:p>
          </table:table-cell>
        </table:table-row>
        <table:table-row table:style-name="Table1.2">
          <table:table-cell table:style-name="Table1.A1" office:value-type="string">
            <text:p text:style-name="Standard"/>
          </table:table-cell>
          <table:table-cell table:style-name="Table1.A1" office:value-type="string">
            <text:p text:style-name="Standard">height:6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57866139{</text:p>
          </table:table-cell>
        </table:table-row>
        <table:table-row table:style-name="Table1.2">
          <table:table-cell table:style-name="Table1.A1" office:value-type="string">
            <text:p text:style-name="Standard"/>
          </table:table-cell>
          <table:table-cell table:style-name="Table1.A1" office:value-type="string">
            <text:p text:style-name="Standard">width:60px !important;</text:p>
          </table:table-cell>
        </table:table-row>
        <table:table-row table:style-name="Table1.2">
          <table:table-cell table:style-name="Table1.A1" office:value-type="string">
            <text:p text:style-name="Standard"/>
          </table:table-cell>
          <table:table-cell table:style-name="Table1.A1" office:value-type="string">
            <text:p text:style-name="Standard">height:6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3442925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6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6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11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14434379{</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2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caption-container *.caption-text *.rteBlock{</text:p>
          </table:table-cell>
        </table:table-row>
        <table:table-row table:style-name="Table1.2">
          <table:table-cell table:style-name="Table1.A1" office:value-type="string">
            <text:p text:style-name="Standard"/>
          </table:table-cell>
          <table:table-cell table:style-name="Table1.A1" office:value-type="string">
            <text:p text:style-name="Standard">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54194537{</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48885876{</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00319877{</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38179589{</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14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10px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contain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57354342{</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35648840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2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41631588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57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31697518 *.photoGalleryThumbs *.image-container a{</text:p>
          </table:table-cell>
        </table:table-row>
        <table:table-row table:style-name="Table1.2">
          <table:table-cell table:style-name="Table1.A1" office:value-type="string">
            <text:p text:style-name="Standard"/>
          </table:table-cell>
          <table:table-cell table:style-name="Table1.A1" office:value-type="string">
            <text:p text:style-name="Standard">padding-top:322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31697518 *.photoGalleryThumbs{</text:p>
          </table:table-cell>
        </table:table-row>
        <table:table-row table:style-name="Table1.2">
          <table:table-cell table:style-name="Table1.A1" office:value-type="string">
            <text:p text:style-name="Standard"/>
          </table:table-cell>
          <table:table-cell table:style-name="Table1.A1" office:value-type="string">
            <text:p text:style-name="Standard">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31697518 *.layout-container{</text:p>
          </table:table-cell>
        </table:table-row>
        <table:table-row table:style-name="Table1.2">
          <table:table-cell table:style-name="Table1.A1" office:value-type="string">
            <text:p text:style-name="Standard"/>
          </table:table-cell>
          <table:table-cell table:style-name="Table1.A1" office:value-type="string">
            <text:p text:style-name="Standard">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u_1431697518 *.photoGalleryViewAll{</text:p>
          </table:table-cell>
        </table:table-row>
        <table:table-row table:style-name="Table1.2">
          <table:table-cell table:style-name="Table1.A1" office:value-type="string">
            <text:p text:style-name="Standard"/>
          </table:table-cell>
          <table:table-cell table:style-name="Table1.A1" office:value-type="string">
            <text:p text:style-name="Standard">padding:0 2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a.u_1115894391{</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57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22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163.609px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3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h3.u_127643676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569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06324270{</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481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8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16315886{</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34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45176726{</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115791{</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repeat:repeat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auto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652604829{</text:p>
          </table:table-cell>
        </table:table-row>
        <table:table-row table:style-name="Table1.2">
          <table:table-cell table:style-name="Table1.A1" office:value-type="string">
            <text:p text:style-name="Standard"/>
          </table:table-cell>
          <table:table-cell table:style-name="Table1.A1" office:value-type="string">
            <text:p text:style-name="Standard">padding-top:5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attachment:fixed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65761231{</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100%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27643676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534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53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905723022{</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614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4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112221689{</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254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x-width:69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572274491{</text:p>
          </table:table-cell>
        </table:table-row>
        <table:table-row table:style-name="Table1.2">
          <table:table-cell table:style-name="Table1.A1" office:value-type="string">
            <text:p text:style-name="Standard"/>
          </table:table-cell>
          <table:table-cell table:style-name="Table1.A1" office:value-type="string">
            <text:p text:style-name="Standard">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35618253{</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4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4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74671950{</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dth:509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740463513{</text:p>
          </table:table-cell>
        </table:table-row>
        <table:table-row table:style-name="Table1.2">
          <table:table-cell table:style-name="Table1.A1" office:value-type="string">
            <text:p text:style-name="Standard"/>
          </table:table-cell>
          <table:table-cell table:style-name="Table1.A1" office:value-type="string">
            <text:p text:style-name="Standard">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trash{</text:p>
          </table:table-cell>
        </table:table-row>
        <table:table-row table:style-name="Table1.2">
          <table:table-cell table:style-name="Table1.A1" office:value-type="string">
            <text:p text:style-name="Standard"/>
          </table:table-cell>
          <table:table-cell table:style-name="Table1.A1" office:value-type="string">
            <text:p text:style-name="Standard">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700590{</text:p>
          </table:table-cell>
        </table:table-row>
        <table:table-row table:style-name="Table1.2">
          <table:table-cell table:style-name="Table1.A1" office:value-type="string">
            <text:p text:style-name="Standard"/>
          </table:table-cell>
          <table:table-cell table:style-name="Table1.A1" office:value-type="string">
            <text:p text:style-name="Standard">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dm *.dmBody div.u_1452464119{</text:p>
          </table:table-cell>
        </table:table-row>
        <table:table-row table:style-name="Table1.2">
          <table:table-cell table:style-name="Table1.A1" office:value-type="string">
            <text:p text:style-name="Standard"/>
          </table:table-cell>
          <table:table-cell table:style-name="Table1.A1" office:value-type="string">
            <text:p text:style-name="Standard">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op:0 !important;</text:p>
          </table:table-cell>
        </table:table-row>
        <table:table-row table:style-name="Table1.2">
          <table:table-cell table:style-name="Table1.A1" office:value-type="string">
            <text:p text:style-name="Standard"/>
          </table:table-cell>
          <table:table-cell table:style-name="Table1.A1" office:value-type="string">
            <text:p text:style-name="Standard">left:0 !important;</text:p>
          </table:table-cell>
        </table:table-row>
        <table:table-row table:style-name="Table1.2">
          <table:table-cell table:style-name="Table1.A1" office:value-type="string">
            <text:p text:style-name="Standard"/>
          </table:table-cell>
          <table:table-cell table:style-name="Table1.A1" office:value-type="string">
            <text:p text:style-name="Standard">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padding-top:49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padding-bottom:49px !important;</text:p>
          </table:table-cell>
        </table:table-row>
        <table:table-row table:style-name="Table1.2">
          <table:table-cell table:style-name="Table1.A1" office:value-type="string">
            <text:p text:style-name="Standard"/>
          </table:table-cell>
          <table:table-cell table:style-name="Table1.A1" office:value-type="string">
            <text:p text:style-name="Standard">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Flex Sections 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global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font-size-48, .size-48, .size-48 &gt; font { font-size: 48px !important; }.font-size-16, .size-16, .size-16 &gt; font { font-size: 16px !important; }.font-size-40, .size-40, .size-40 &gt; font { font-size: 40px !important; }</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page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JS Section =========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isWLR =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 = {};</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Strings = {};</text:p>
          </table:table-cell>
        </table:table-row>
        <table:table-row table:style-name="Table1.2">
          <table:table-cell table:style-name="Table1.A1" office:value-type="string">
            <text:p text:style-name="Standard"/>
          </table:table-cell>
          <table:table-cell table:style-name="Table1.A1" office:value-type="string">
            <text:p text:style-name="Standard">window.collections =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window.currentLanguage = "ENGLISH"</text:p>
          </table:table-cell>
        </table:table-row>
        <table:table-row table:style-name="Table1.2">
          <table:table-cell table:style-name="Table1.A1" office:value-type="string">
            <text:p text:style-name="Standard"/>
          </table:table-cell>
          <table:table-cell table:style-name="Table1.A1" office:value-type="string">
            <text:p text:style-name="Standard">window.isSitePreview = fals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1f5975986930429f819d4cd2154b5c4a~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d_version = "production_5222";</text:p>
          </table:table-cell>
        </table:table-row>
        <table:table-row table:style-name="Table1.2">
          <table:table-cell table:style-name="Table1.A1" office:value-type="string">
            <text:p text:style-name="Standard"/>
          </table:table-cell>
          <table:table-cell table:style-name="Table1.A1" office:value-type="string">
            <text:p text:style-name="Standard">var build = "2025-02-24T11_49_11";</text:p>
          </table:table-cell>
        </table:table-row>
        <table:table-row table:style-name="Table1.2">
          <table:table-cell table:style-name="Table1.A1" office:value-type="string">
            <text:p text:style-name="Standard"/>
          </table:table-cell>
          <table:table-cell table:style-name="Table1.A1" office:value-type="string">
            <text:p text:style-name="Standard">window['v' + 'ersion'] = d_vers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buildEditorParent() {</text:p>
          </table:table-cell>
        </table:table-row>
        <table:table-row table:style-name="Table1.2">
          <table:table-cell table:style-name="Table1.A1" office:value-type="string">
            <text:p text:style-name="Standard"/>
          </table:table-cell>
          <table:table-cell table:style-name="Table1.A1" office:value-type="string">
            <text:p text:style-name="Standard">window.isMultiScreen = true;</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text:p>
          </table:table-cell>
        </table:table-row>
        <table:table-row table:style-name="Table1.2">
          <table:table-cell table:style-name="Table1.A1" office:value-type="string">
            <text:p text:style-name="Standard"/>
          </table:table-cell>
          <table:table-cell table:style-name="Table1.A1" office:value-type="string">
            <text:p text:style-name="Standard">window.assetsCacheQueryParam = "?version=2025-02-24T11_49_11";</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_p = window.parent;</text:p>
          </table:table-cell>
        </table:table-row>
        <table:table-row table:style-name="Table1.2">
          <table:table-cell table:style-name="Table1.A1" office:value-type="string">
            <text:p text:style-name="Standard"/>
          </table:table-cell>
          <table:table-cell table:style-name="Table1.A1" office:value-type="string">
            <text:p text:style-name="Standard">if (_p &amp;&amp; _p.document &amp;&amp; _p.$ &amp;&amp; _p.$.dmfw) {</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_p;</text:p>
          </table:table-cell>
        </table:table-row>
        <table:table-row table:style-name="Table1.2">
          <table:table-cell table:style-name="Table1.A1" office:value-type="string">
            <text:p text:style-name="Standard"/>
          </table:table-cell>
          <table:table-cell table:style-name="Table1.A1" office:value-type="string">
            <text:p text:style-name="Standard">} else if (_p.isSitePreview)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_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buildEditorParen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 jQuery --&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js-jquery'</text:p>
          </table:table-cell>
        </table:table-row>
        <table:table-row table:style-name="Table1.2">
          <table:table-cell table:style-name="Table1.A1" office:value-type="string">
            <text:p text:style-name="Standard"/>
          </table:table-cell>
          <table:table-cell table:style-name="Table1.A1" office:value-type="string">
            <text:p text:style-name="Standard">src="<text:a xlink:type="simple" xlink:href="https://static.cdn-website.com/libs/jquery/jquery-3.7.0.min.js" text:style-name="ListLabel_20_1" text:visited-style-name="ListLabel_20_1"><text:span text:style-name="T1">https://static.cdn-website.com/libs/jquery/jquery-3.7.0.min.js</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Load jQuery --&gt;</text:p>
          </table:table-cell>
        </table:table-row>
        <table:table-row table:style-name="Table1.2">
          <table:table-cell table:style-name="Table1.A1" office:value-type="string">
            <text:p text:style-name="Standard"/>
          </table:table-cell>
          <table:table-cell table:style-name="Table1.A1" office:value-type="string">
            <text:p text:style-name="Standard">&lt;!-- Injecting site-wide before scripts --&gt;</text:p>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_jquery = wind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jqueryAliases = ['$', 'jquery', 'jQuery'];</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jqueryAliases.forEach((alias) =&gt; {</text:p>
          </table:table-cell>
        </table:table-row>
        <table:table-row table:style-name="Table1.2">
          <table:table-cell table:style-name="Table1.A1" office:value-type="string">
            <text:p text:style-name="Standard"/>
          </table:table-cell>
          <table:table-cell table:style-name="Table1.A1" office:value-type="string">
            <text:p text:style-name="Standard">Object.defineProperty(window, alias, {</text:p>
          </table:table-cell>
        </table:table-row>
        <table:table-row table:style-name="Table1.2">
          <table:table-cell table:style-name="Table1.A1" office:value-type="string">
            <text:p text:style-name="Standard"/>
          </table:table-cell>
          <table:table-cell table:style-name="Table1.A1" office:value-type="string">
            <text:p text:style-name="Standard">get() {</text:p>
          </table:table-cell>
        </table:table-row>
        <table:table-row table:style-name="Table1.2">
          <table:table-cell table:style-name="Table1.A1" office:value-type="string">
            <text:p text:style-name="Standard"/>
          </table:table-cell>
          <table:table-cell table:style-name="Table1.A1" office:value-type="string">
            <text:p text:style-name="Standard">return _jquer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e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console.warn("Trying to over-write the global jquery obj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jQuery.migrateMute =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ookiesNotificationMarkupPreview = 'null';</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id='d-js-params'&gt;</text:p>
          </table:table-cell>
        </table:table-row>
        <table:table-row table:style-name="Table1.2">
          <table:table-cell table:style-name="Table1.A1" office:value-type="string">
            <text:p text:style-name="Standard"/>
          </table:table-cell>
          <table:table-cell table:style-name="Table1.A1" office:value-type="string">
            <text:p text:style-name="Standard">window.INSITE = window.INSITE || {};</text:p>
          </table:table-cell>
        </table:table-row>
        <table:table-row table:style-name="Table1.2">
          <table:table-cell table:style-name="Table1.A1" office:value-type="string">
            <text:p text:style-name="Standard"/>
          </table:table-cell>
          <table:table-cell table:style-name="Table1.A1" office:value-type="string">
            <text:p text:style-name="Standard">window.INSITE.device = "deskto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CommonProps = {};</text:p>
          </table:table-cell>
        </table:table-row>
        <table:table-row table:style-name="Table1.2">
          <table:table-cell table:style-name="Table1.A1" office:value-type="string">
            <text:p text:style-name="Standard"/>
          </table:table-cell>
          <table:table-cell table:style-name="Table1.A1" office:value-type="string">
            <text:p text:style-name="Standard">rtCommonProps["rt.ajax.ajaxScriptsFix"] =true;</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sslframe.encoded"] = 'aHR0cHM6Ly97c3ViZG9tYWlufS5wdXNoLW5vdGlmcy5jb20=';</text:p>
          </table:table-cell>
        </table:table-row>
        <table:table-row table:style-name="Table1.2">
          <table:table-cell table:style-name="Table1.A1" office:value-type="string">
            <text:p text:style-name="Standard"/>
          </table:table-cell>
          <table:table-cell table:style-name="Table1.A1" office:value-type="string">
            <text:p text:style-name="Standard">rtCommonProps["runtimecollector.url"] = 'https://rtc.multiscreen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performance.tabletPreview.removeScroll"]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inlineEditGrid.snap"] =true;</text:p>
          </table:table-cell>
        </table:table-row>
        <table:table-row table:style-name="Table1.2">
          <table:table-cell table:style-name="Table1.A1" office:value-type="string">
            <text:p text:style-name="Standard"/>
          </table:table-cell>
          <table:table-cell table:style-name="Table1.A1" office:value-type="string">
            <text:p text:style-name="Standard">rtCommonProps["popup.insite.cookie.ttl"] = '0.5';</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force.butto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token"] = 'pk.eyJ1IjoiZGFubnliMTIzIiwiYSI6ImNqMGljZ256dzAwMDAycXBkdWxwbDgzeXYifQ.Ck5P-0NKPVKAZ6SH98gxxw';</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js.override"]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Id"] = 'iYvDjIQ2quyEu0rg0hLo';</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Code"] = '1hcIxLJcbybmtBYTD9Z1UA';</text:p>
          </table:table-cell>
        </table:table-row>
        <table:table-row table:style-name="Table1.2">
          <table:table-cell table:style-name="Table1.A1" office:value-type="string">
            <text:p text:style-name="Standard"/>
          </table:table-cell>
          <table:table-cell table:style-name="Table1.A1" office:value-type="string">
            <text:p text:style-name="Standard">rtCommonProps["isCoverage.test"]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ecommerce.ecwid.script"] = 'https://app.multiscreenstore.com/script.js';</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ppy.kml"]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dist.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build.dist.folder"] = '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cdn.host"] = 'https://static.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folder"] = 'https://static.cdn-website.com/mnlt/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backgroundSlider.preload.slowly"]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respectCssAnimationProps.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jit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tes.google.analytics.gtag"]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OnReadyNewTask"]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sAutomation.test"] =fals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 = 'mapbox';</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version'] = '0.52.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geocodeProvider'] = 'mapbox';</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Size'] = '150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Bg'] = 'rgba(255, 255, 255, 0.4)';</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Color'] = 'rgba(255, 255, 255, 1)';</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Size'] = '2';</text:p>
          </table:table-cell>
        </table:table-row>
        <table:table-row table:style-name="Table1.2">
          <table:table-cell table:style-name="Table1.A1" office:value-type="string">
            <text:p text:style-name="Standard"/>
          </table:table-cell>
          <table:table-cell table:style-name="Table1.A1" office:value-type="string">
            <text:p text:style-name="Standard">rtCommonProps['server.for.resources'] = '';</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lazy.widgets'] = tru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feature.flag.single.wow']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disallowPopupsInEditor']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rk.anchor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public.key'] = '6LffcBsUAAAAAMU-MYacU-6QHY4iDtUEYv_Ppwlz';</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invisible.public.key'] = '6LeiWB8UAAAAAHYnVJM7_-7ap6bXCUNGiv7bBPME';</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small"] =16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mobile"] =64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tablet"] =128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desktop"] =1920;</text:p>
          </table:table-cell>
        </table:table-row>
        <table:table-row table:style-name="Table1.2">
          <table:table-cell table:style-name="Table1.A1" office:value-type="string">
            <text:p text:style-name="Standard"/>
          </table:table-cell>
          <table:table-cell table:style-name="Table1.A1" office:value-type="string">
            <text:p text:style-name="Standard">rtCommonProps["modules.resources.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mport.images.storage.imageCDN"] = 'https://lirp.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inp.threshold"] =150;</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performance.logs"] =true;</text:p>
          </table:table-cell>
        </table:table-row>
        <table:table-row table:style-name="Table1.2">
          <table:table-cell table:style-name="Table1.A1" office:value-type="string">
            <text:p text:style-name="Standard"/>
          </table:table-cell>
          <table:table-cell table:style-name="Table1.A1" office:value-type="string">
            <text:p text:style-name="Standard">rtCommonProps["site.widget.form.captcha.type"] = 'g_recaptcha';</text:p>
          </table:table-cell>
        </table:table-row>
        <table:table-row table:style-name="Table1.2">
          <table:table-cell table:style-name="Table1.A1" office:value-type="string">
            <text:p text:style-name="Standard"/>
          </table:table-cell>
          <table:table-cell table:style-name="Table1.A1" office:value-type="string">
            <text:p text:style-name="Standard">rtCommonProps["friendly.captcha.site.key"] = 'FCMGSQG9GVNMFS8K';</text:p>
          </table:table-cell>
        </table:table-row>
        <table:table-row table:style-name="Table1.2">
          <table:table-cell table:style-name="Table1.A1" office:value-type="string">
            <text:p text:style-name="Standard"/>
          </table:table-cell>
          <table:table-cell table:style-name="Table1.A1" office:value-type="string">
            <text:p text:style-name="Standard">rtCommonProps["cookiebot.mapbox.consent.category"] = 'marketing';</text:p>
          </table:table-cell>
        </table:table-row>
        <table:table-row table:style-name="Table1.2">
          <table:table-cell table:style-name="Table1.A1" office:value-type="string">
            <text:p text:style-name="Standard"/>
          </table:table-cell>
          <table:table-cell table:style-name="Table1.A1" office:value-type="string">
            <text:p text:style-name="Standard">rtCommonProps["platform.monolith.personalization.dateTimeCondition.popupMsgAction.moveToclient.enabled"]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feature flags that's used out of runtime module (in legacy files)</text:p>
          </table:table-cell>
        </table:table-row>
        <table:table-row table:style-name="Table1.2">
          <table:table-cell table:style-name="Table1.A1" office:value-type="string">
            <text:p text:style-name="Standard"/>
          </table:table-cell>
          <table:table-cell table:style-name="Table1.A1" office:value-type="string">
            <text:p text:style-name="Standard">rtCommonProps["site.runtime.video.background.ssr"]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Flags = {};</text:p>
          </table:table-cell>
        </table:table-row>
        <table:table-row table:style-name="Table1.2">
          <table:table-cell table:style-name="Table1.A1" office:value-type="string">
            <text:p text:style-name="Standard"/>
          </table:table-cell>
          <table:table-cell table:style-name="Table1.A1" office:value-type="string">
            <text:p text:style-name="Standard">rtFlags["unsuspendEcwidStoreOnRuntime.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scripts.widgetCount.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ecom.ecwidNewUrlStructure.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storefrontV3.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old.store.fix.facebook.share"] =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photo.gallery.exact.size"] =true;</text:p>
          </table:table-cell>
        </table:table-row>
        <table:table-row table:style-name="Table1.2">
          <table:table-cell table:style-name="Table1.A1" office:value-type="string">
            <text:p text:style-name="Standard"/>
          </table:table-cell>
          <table:table-cell table:style-name="Table1.A1" office:value-type="string">
            <text:p text:style-name="Standard">rtFlags["facebook.runtime.widgets.upgrade"] =true;</text:p>
          </table:table-cell>
        </table:table-row>
        <table:table-row table:style-name="Table1.2">
          <table:table-cell table:style-name="Table1.A1" office:value-type="string">
            <text:p text:style-name="Standard"/>
          </table:table-cell>
          <table:table-cell table:style-name="Table1.A1" office:value-type="string">
            <text:p text:style-name="Standard">rtFlags["geocode.search.localize"] =fals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runtime.newAnimation.asyncInit.setTimeout.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site.contact.form.fix.for.attribute"]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date.forma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twitter.heightLimi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ad.script.native"] =true;</text:p>
          </table:table-cell>
        </table:table-row>
        <table:table-row table:style-name="Table1.2">
          <table:table-cell table:style-name="Table1.A1" office:value-type="string">
            <text:p text:style-name="Standard"/>
          </table:table-cell>
          <table:table-cell table:style-name="Table1.A1" office:value-type="string">
            <text:p text:style-name="Standard">rtFlags["editor.classicHybrid.photogallery.fix"]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ttieOverflow"]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monitoring.sentry.ignoreErrors"] = "";</text:p>
          </table:table-cell>
        </table:table-row>
        <table:table-row table:style-name="Table1.2">
          <table:table-cell table:style-name="Table1.A1" office:value-type="string">
            <text:p text:style-name="Standard"/>
          </table:table-cell>
          <table:table-cell table:style-name="Table1.A1" office:value-type="string">
            <text:p text:style-name="Standard">rtFlags["contact.form.browserValid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notifications.push.from.top"] =true;</text:p>
          </table:table-cell>
        </table:table-row>
        <table:table-row table:style-name="Table1.2">
          <table:table-cell table:style-name="Table1.A1" office:value-type="string">
            <text:p text:style-name="Standard"/>
          </table:table-cell>
          <table:table-cell table:style-name="Table1.A1" office:value-type="string">
            <text:p text:style-name="Standard">rtFlags["streamline.monolith.personalization.supportMultipleConditions.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cwv.report.cls.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lex.runtime.popup.with.show"]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useActiveForm"]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one-runtime-unified-desktop.min.js" text:style-name="ListLabel_20_1" text:visited-style-name="ListLabel_20_1"><text:span text:style-name="T1">https://static.cdn-website.com/mnlt/production/5222/_dm/s/rt/dist/scripts/d-js-one-runtime-unified-desktop.min.js</text:span></text:a>" id="d-js-core"&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of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jquery-migrate.min.js" text:style-name="ListLabel_20_1" text:visited-style-name="ListLabel_20_1"><text:span text:style-name="T1">https://static.cdn-website.com/mnlt/production/5222/_dm/s/rt/dist/scripts/d-js-jquery-migrate.min.js</text:span></text:a>" &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bind("orientationchange", function (e) {</text:p>
          </table:table-cell>
        </table:table-row>
        <table:table-row table:style-name="Table1.2">
          <table:table-cell table:style-name="Table1.A1" office:value-type="string">
            <text:p text:style-name="Standard"/>
          </table:table-cell>
          <table:table-cell table:style-name="Table1.A1" office:value-type="string">
            <text:p text:style-name="Standard">$.layoutManager.initLayou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cument).resize(function () {</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campaign"&gt;</text:p>
          </table:table-cell>
        </table:table-row>
        <table:table-row table:style-name="Table1.2">
          <table:table-cell table:style-name="Table1.A1" office:value-type="string">
            <text:p text:style-name="Standard"/>
          </table:table-cell>
          <table:table-cell table:style-name="Table1.A1" office:value-type="string">
            <text:p text:style-name="Standard">(function() {</text:p>
          </table:table-cell>
        </table:table-row>
        <table:table-row table:style-name="Table1.2">
          <table:table-cell table:style-name="Table1.A1" office:value-type="string">
            <text:p text:style-name="Standard"/>
          </table:table-cell>
          <table:table-cell table:style-name="Table1.A1" office:value-type="string">
            <text:p text:style-name="Standard">if (!window.location.search)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nst cleanParams = window.location.search.substring(1); // Strip ?</text:p>
          </table:table-cell>
        </table:table-row>
        <table:table-row table:style-name="Table1.2">
          <table:table-cell table:style-name="Table1.A1" office:value-type="string">
            <text:p text:style-name="Standard"/>
          </table:table-cell>
          <table:table-cell table:style-name="Table1.A1" office:value-type="string">
            <text:p text:style-name="Standard"><text:tab/>const queryParams = cleanParams.split('&am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const expires = 'expires=' + new Date().getTime() + 24 * 60 * 60 * 1000;</text:p>
          </table:table-cell>
        </table:table-row>
        <table:table-row table:style-name="Table1.2">
          <table:table-cell table:style-name="Table1.A1" office:value-type="string">
            <text:p text:style-name="Standard"/>
          </table:table-cell>
          <table:table-cell table:style-name="Table1.A1" office:value-type="string">
            <text:p text:style-name="Standard"><text:tab/>const domain = 'domain=' + window.location.hostname;</text:p>
          </table:table-cell>
        </table:table-row>
        <table:table-row table:style-name="Table1.2">
          <table:table-cell table:style-name="Table1.A1" office:value-type="string">
            <text:p text:style-name="Standard"/>
          </table:table-cell>
          <table:table-cell table:style-name="Table1.A1" office:value-type="string">
            <text:p text:style-name="Standard"><text:tab/>const path = "path=/";</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queryParams.forEach((param) =&gt; {</text:p>
          </table:table-cell>
        </table:table-row>
        <table:table-row table:style-name="Table1.2">
          <table:table-cell table:style-name="Table1.A1" office:value-type="string">
            <text:p text:style-name="Standard"/>
          </table:table-cell>
          <table:table-cell table:style-name="Table1.A1" office:value-type="string">
            <text:p text:style-name="Standard"><text:tab/><text:tab/>const [key, value = ''] = param.split('=');</text:p>
          </table:table-cell>
        </table:table-row>
        <table:table-row table:style-name="Table1.2">
          <table:table-cell table:style-name="Table1.A1" office:value-type="string">
            <text:p text:style-name="Standard"/>
          </table:table-cell>
          <table:table-cell table:style-name="Table1.A1" office:value-type="string">
            <text:p text:style-name="Standard"><text:tab/><text:tab/>if (key.startsWith('utm_'))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Name = "_dm_rt_" + key.substring(4);</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 = cookieName + "=" +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joined = [cookie, expires, domain, path].join(";");</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cument.cookie = joine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gt;</text:p>
          </table:table-cell>
        </table:table-row>
        <table:table-row table:style-name="Table1.2">
          <table:table-cell table:style-name="Table1.A1" office:value-type="string">
            <text:p text:style-name="Standard"/>
          </table:table-cell>
          <table:table-cell table:style-name="Table1.A1" office:value-type="string">
            <text:p text:style-name="Standard">var _dm_gaq = {};</text:p>
          </table:table-cell>
        </table:table-row>
        <table:table-row table:style-name="Table1.2">
          <table:table-cell table:style-name="Table1.A1" office:value-type="string">
            <text:p text:style-name="Standard"/>
          </table:table-cell>
          <table:table-cell table:style-name="Table1.A1" office:value-type="string">
            <text:p text:style-name="Standard">var _gaq = _gaq || [];</text:p>
          </table:table-cell>
        </table:table-row>
        <table:table-row table:style-name="Table1.2">
          <table:table-cell table:style-name="Table1.A1" office:value-type="string">
            <text:p text:style-name="Standard"/>
          </table:table-cell>
          <table:table-cell table:style-name="Table1.A1" office:value-type="string">
            <text:p text:style-name="Standard">var _dm_insite = [];</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async src="<text:a xlink:type="simple" xlink:href="https://www.googletagmanager.com/gtag/js?id=G-Z3VB9S85WM" text:style-name="ListLabel_20_1" text:visited-style-name="ListLabel_20_1"><text:span text:style-name="T1">https://www.googletagmanager.com/gtag/js?id=G-Z3VB9S85WM</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ga"&gt;</text:p>
          </table:table-cell>
        </table:table-row>
        <table:table-row table:style-name="Table1.2">
          <table:table-cell table:style-name="Table1.A1" office:value-type="string">
            <text:p text:style-name="Standard"/>
          </table:table-cell>
          <table:table-cell table:style-name="Table1.A1" office:value-type="string">
            <text:p text:style-name="Standard">_dm_gaq.siteAlias = '3d72e0e8';</text:p>
          </table:table-cell>
        </table:table-row>
        <table:table-row table:style-name="Table1.2">
          <table:table-cell table:style-name="Table1.A1" office:value-type="string">
            <text:p text:style-name="Standard"/>
          </table:table-cell>
          <table:table-cell table:style-name="Table1.A1" office:value-type="string">
            <text:p text:style-name="Standard">_dm_gaq.systemAggregatedGaqID = '';</text:p>
          </table:table-cell>
        </table:table-row>
        <table:table-row table:style-name="Table1.2">
          <table:table-cell table:style-name="Table1.A1" office:value-type="string">
            <text:p text:style-name="Standard"/>
          </table:table-cell>
          <table:table-cell table:style-name="Table1.A1" office:value-type="string">
            <text:p text:style-name="Standard">_dm_gaq.externalGaqID = 'G-Z3VB9S85WM';</text:p>
          </table:table-cell>
        </table:table-row>
        <table:table-row table:style-name="Table1.2">
          <table:table-cell table:style-name="Table1.A1" office:value-type="string">
            <text:p text:style-name="Standard"/>
          </table:table-cell>
          <table:table-cell table:style-name="Table1.A1" office:value-type="string">
            <text:p text:style-name="Standard">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site_alias': _dm_gaq.siteAlias,</text:p>
          </table:table-cell>
        </table:table-row>
        <table:table-row table:style-name="Table1.2">
          <table:table-cell table:style-name="Table1.A1" office:value-type="string">
            <text:p text:style-name="Standard"/>
          </table:table-cell>
          <table:table-cell table:style-name="Table1.A1" office:value-type="string">
            <text:p text:style-name="Standard"><text:tab/> 'product': 'DM_DIRECT',</text:p>
          </table:table-cell>
        </table:table-row>
        <table:table-row table:style-name="Table1.2">
          <table:table-cell table:style-name="Table1.A1" office:value-type="string">
            <text:p text:style-name="Standard"/>
          </table:table-cell>
          <table:table-cell table:style-name="Table1.A1" office:value-type="string">
            <text:p text:style-name="Standard"><text:tab/> 'plan': 'BUSINESS_PLUS',</text:p>
          </table:table-cell>
        </table:table-row>
        <table:table-row table:style-name="Table1.2">
          <table:table-cell table:style-name="Table1.A1" office:value-type="string">
            <text:p text:style-name="Standard"/>
          </table:table-cell>
          <table:table-cell table:style-name="Table1.A1" office:value-type="string">
            <text:p text:style-name="Standard"><text:tab/> 'dfooter': 'false',</text:p>
          </table:table-cell>
        </table:table-row>
        <table:table-row table:style-name="Table1.2">
          <table:table-cell table:style-name="Table1.A1" office:value-type="string">
            <text:p text:style-name="Standard"/>
          </table:table-cell>
          <table:table-cell table:style-name="Table1.A1" office:value-type="string">
            <text:p text:style-name="Standard"><text:tab/> 'sitetype': '1',</text:p>
          </table:table-cell>
        </table:table-row>
        <table:table-row table:style-name="Table1.2">
          <table:table-cell table:style-name="Table1.A1" office:value-type="string">
            <text:p text:style-name="Standard"/>
          </table:table-cell>
          <table:table-cell table:style-name="Table1.A1" office:value-type="string">
            <text:p text:style-name="Standard"><text:tab/> 'pwaEnabled': 'tru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_dm_gaq.pushEvent = function(trackingId, event, category, label, value, additionalParams = {}) {</text:p>
          </table:table-cell>
        </table:table-row>
        <table:table-row table:style-name="Table1.2">
          <table:table-cell table:style-name="Table1.A1" office:value-type="string">
            <text:p text:style-name="Standard"/>
          </table:table-cell>
          <table:table-cell table:style-name="Table1.A1" office:value-type="string">
            <text:p text:style-name="Standard"><text:tab/> const eventProps = {</text:p>
          </table:table-cell>
        </table:table-row>
        <table:table-row table:style-name="Table1.2">
          <table:table-cell table:style-name="Table1.A1" office:value-type="string">
            <text:p text:style-name="Standard"/>
          </table:table-cell>
          <table:table-cell table:style-name="Table1.A1" office:value-type="string">
            <text:p text:style-name="Standard"><text:tab/><text:tab/> send_to: trackingId,</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category: category,</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label: label,</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 ...additionalParams,</text:p>
          </table:table-cell>
        </table:table-row>
        <table:table-row table:style-name="Table1.2">
          <table:table-cell table:style-name="Table1.A1" office:value-type="string">
            <text:p text:style-name="Standard"/>
          </table:table-cell>
          <table:table-cell table:style-name="Table1.A1" office:value-type="string">
            <text:p text:style-name="Standard"><text:tab/><text:tab/> ...(trackingId === 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text:tab/> ? 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tab/> gtag('event', event, eventProp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window.dataLayer = window.dataLayer || [];</text:p>
          </table:table-cell>
        </table:table-row>
        <table:table-row table:style-name="Table1.2">
          <table:table-cell table:style-name="Table1.A1" office:value-type="string">
            <text:p text:style-name="Standard"/>
          </table:table-cell>
          <table:table-cell table:style-name="Table1.A1" office:value-type="string">
            <text:p text:style-name="Standard"><text:tab/>function gtag(){dataLayer.push(arguments);}</text:p>
          </table:table-cell>
        </table:table-row>
        <table:table-row table:style-name="Table1.2">
          <table:table-cell table:style-name="Table1.A1" office:value-type="string">
            <text:p text:style-name="Standard"/>
          </table:table-cell>
          <table:table-cell table:style-name="Table1.A1" office:value-type="string">
            <text:p text:style-name="Standard"><text:tab/>gtag('js', new Dat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pushInsiteImpressions(id) {</text:p>
          </table:table-cell>
        </table:table-row>
        <table:table-row table:style-name="Table1.2">
          <table:table-cell table:style-name="Table1.A1" office:value-type="string">
            <text:p text:style-name="Standard"/>
          </table:table-cell>
          <table:table-cell table:style-name="Table1.A1" office:value-type="string">
            <text:p text:style-name="Standard"><text:tab/> 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_dm_gaq.pushEvent(id, 'insite_impression', 'insite', rule.ruleType + '__' + rule.ruleId);</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 track aggregated account</text:p>
          </table:table-cell>
        </table:table-row>
        <table:table-row table:style-name="Table1.2">
          <table:table-cell table:style-name="Table1.A1" office:value-type="string">
            <text:p text:style-name="Standard"/>
          </table:table-cell>
          <table:table-cell table:style-name="Table1.A1" office:value-type="string">
            <text:p text:style-name="Standard"><text:tab/>gtag('config', '',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custom_map': {'dimension1': 'site_alias', 'dimension2': 'product', 'dimension3': 'dFooter', 'dimension4': 'sitetype'}</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gtag('set', 'developer_id.dMDU5Nj',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_dm_gaq.pushEvent('',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externalGaqID &amp;&amp; _dm_gaq.externalGaqID!= '') {</text:p>
          </table:table-cell>
        </table:table-row>
        <table:table-row table:style-name="Table1.2">
          <table:table-cell table:style-name="Table1.A1" office:value-type="string">
            <text:p text:style-name="Standard"/>
          </table:table-cell>
          <table:table-cell table:style-name="Table1.A1" office:value-type="string">
            <text:p text:style-name="Standard"><text:tab/>gtag('config', 'G-Z3VB9S85WM',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linker':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mains': ['aprroofing.com']</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_dm_gaq.pushEvent('G-Z3VB9S85WM',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external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sp"&gt;</text:p>
          </table:table-cell>
        </table:table-row>
        <table:table-row table:style-name="Table1.2">
          <table:table-cell table:style-name="Table1.A1" office:value-type="string">
            <text:p text:style-name="Standard"/>
          </table:table-cell>
          <table:table-cell table:style-name="Table1.A1" office:value-type="string">
            <text:p text:style-name="Standard">;(function(p,l,o,w,i,n,g){if(!p[i]){p.GlobalSnowplowNamespace=p.GlobalSnowplowNamespace||[];</text:p>
          </table:table-cell>
        </table:table-row>
        <table:table-row table:style-name="Table1.2">
          <table:table-cell table:style-name="Table1.A1" office:value-type="string">
            <text:p text:style-name="Standard"/>
          </table:table-cell>
          <table:table-cell table:style-name="Table1.A1" office:value-type="string">
            <text:p text:style-name="Standard">p.GlobalSnowplowNamespace.push(i);p[i]=function(){(p[i].q=p[i].q||[]).push(arguments)</text:p>
          </table:table-cell>
        </table:table-row>
        <table:table-row table:style-name="Table1.2">
          <table:table-cell table:style-name="Table1.A1" office:value-type="string">
            <text:p text:style-name="Standard"/>
          </table:table-cell>
          <table:table-cell table:style-name="Table1.A1" office:value-type="string">
            <text:p text:style-name="Standard">};p[i].q=p[i].q||[];n=l.createElement(o);g=l.getElementsByTagName(o)[0];n.async=1;</text:p>
          </table:table-cell>
        </table:table-row>
        <table:table-row table:style-name="Table1.2">
          <table:table-cell table:style-name="Table1.A1" office:value-type="string">
            <text:p text:style-name="Standard"/>
          </table:table-cell>
          <table:table-cell table:style-name="Table1.A1" office:value-type="string">
            <text:p text:style-name="Standard">n.src=w;g.parentNode.insertBefore(n,g)}}(window,document,"script","//d32hwlnfiv2gyn.cloudfront.net/sp-2.0.0-dm-0.1.min.js","snowplow"));</text:p>
          </table:table-cell>
        </table:table-row>
        <table:table-row table:style-name="Table1.2">
          <table:table-cell table:style-name="Table1.A1" office:value-type="string">
            <text:p text:style-name="Standard"/>
          </table:table-cell>
          <table:table-cell table:style-name="Table1.A1" office:value-type="string">
            <text:p text:style-name="Standard">window.dmsnowplow = window.snowpl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snowplow('newTracker', 'cf', 'd32hwlnfiv2gyn.cloudfront.net', { // Initialise a track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appId: '3d72e0e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snowplow queries element styles so we wait until CSS calculations are done.</text:p>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text:tab/>dmsnowplow('trackPageView');</text:p>
          </table:table-cell>
        </table:table-row>
        <table:table-row table:style-name="Table1.2">
          <table:table-cell table:style-name="Table1.A1" office:value-type="string">
            <text:p text:style-name="Standard"/>
          </table:table-cell>
          <table:table-cell table:style-name="Table1.A1" office:value-type="string">
            <text:p text:style-name="Standard"><text:tab/>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Specifically in popup only the client knows if it is shown or not so we don't always want to track its impression here</text:p>
          </table:table-cell>
        </table:table-row>
        <table:table-row table:style-name="Table1.2">
          <table:table-cell table:style-name="Table1.A1" office:value-type="string">
            <text:p text:style-name="Standard"/>
          </table:table-cell>
          <table:table-cell table:style-name="Table1.A1" office:value-type="string">
            <text:p text:style-name="Standard"><text:tab/><text:tab/>// the tracking is in popup.js</text:p>
          </table:table-cell>
        </table:table-row>
        <table:table-row table:style-name="Table1.2">
          <table:table-cell table:style-name="Table1.A1" office:value-type="string">
            <text:p text:style-name="Standard"/>
          </table:table-cell>
          <table:table-cell table:style-name="Table1.A1" office:value-type="string">
            <text:p text:style-name="Standard"><text:tab/><text:tab/>if (rule.actionName !== "popup")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snowplow('trackStructEvent', 'insite', 'impression', rule.ruleType, rule.rule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events.trigger('event-ruleTriggered', {value: rul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div style="display:none;" id="P6iryBW0Wu"&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hotoswipe markup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oot element of PhotoSwipe. Must have class pswp. --&gt;</text:p>
          </table:table-cell>
        </table:table-row>
        <table:table-row table:style-name="Table1.2">
          <table:table-cell table:style-name="Table1.A1" office:value-type="string">
            <text:p text:style-name="Standard"/>
          </table:table-cell>
          <table:table-cell table:style-name="Table1.A1" office:value-type="string">
            <text:p text:style-name="Standard">&lt;div class="pswp" tabindex="-1" role="dialog" aria-hidden="tru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Background of PhotoSwipe.</text:p>
          </table:table-cell>
        </table:table-row>
        <table:table-row table:style-name="Table1.2">
          <table:table-cell table:style-name="Table1.A1" office:value-type="string">
            <text:p text:style-name="Standard"/>
          </table:table-cell>
          <table:table-cell table:style-name="Table1.A1" office:value-type="string">
            <text:p text:style-name="Standard">It's a separate element as animating opacity is faster than rgba().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bg"&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lides wrapper with overflow:hidde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croll-wra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ainer that holds slides.</text:p>
          </table:table-cell>
        </table:table-row>
        <table:table-row table:style-name="Table1.2">
          <table:table-cell table:style-name="Table1.A1" office:value-type="string">
            <text:p text:style-name="Standard"/>
          </table:table-cell>
          <table:table-cell table:style-name="Table1.A1" office:value-type="string">
            <text:p text:style-name="Standard">PhotoSwipe keeps only 3 of them in the DOM to save memory.</text:p>
          </table:table-cell>
        </table:table-row>
        <table:table-row table:style-name="Table1.2">
          <table:table-cell table:style-name="Table1.A1" office:value-type="string">
            <text:p text:style-name="Standard"/>
          </table:table-cell>
          <table:table-cell table:style-name="Table1.A1" office:value-type="string">
            <text:p text:style-name="Standard">Don't modify these 3 pswp__item elements, data is added later o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ontain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Default (PhotoSwipeUI_Default) interface on top of sliding area. Can be changed.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ui pswp__ui--hidde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top-bar"&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rols are self-explanatory. Order can be chang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ounter"&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close" title="Close (Esc)"&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share" title="Share"&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fs" title="Toggle fullscreen"&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zoom" title="Zoom in/out"&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reloader demo http://codepen.io/dimsemenov/pen/yyBWoR --&gt;</text:p>
          </table:table-cell>
        </table:table-row>
        <table:table-row table:style-name="Table1.2">
          <table:table-cell table:style-name="Table1.A1" office:value-type="string">
            <text:p text:style-name="Standard"/>
          </table:table-cell>
          <table:table-cell table:style-name="Table1.A1" office:value-type="string">
            <text:p text:style-name="Standard">&lt;!-- element will get class pswp__preloader--active when preloader is running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ic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cut"&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donut"&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share-modal pswp__share-modal--hidden pswp__single-tap"&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hare-toolti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left" title="Previous (arrow lef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right" title="Next (arrow righ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__center"&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fb-root"</text:p>
          </table:table-cell>
        </table:table-row>
        <table:table-row table:style-name="Table1.2">
          <table:table-cell table:style-name="Table1.A1" office:value-type="string">
            <text:p text:style-name="Standard"/>
          </table:table-cell>
          <table:table-cell table:style-name="Table1.A1" office:value-type="string">
            <text:p text:style-name="Standard">data-locale="en"&gt;&lt;/div&gt;</text:p>
          </table:table-cell>
        </table:table-row>
        <table:table-row table:style-name="Table1.2">
          <table:table-cell table:style-name="Table1.A1" office:value-type="string">
            <text:p text:style-name="Standard"/>
          </table:table-cell>
          <table:table-cell table:style-name="Table1.A1" office:value-type="string">
            <text:p text:style-name="Standard">&lt;!-- Alias: 3d72e0e8 --&gt;</text:p>
          </table:table-cell>
        </table:table-row>
        <table:table-row table:style-name="Table1.2">
          <table:table-cell table:style-name="Table1.A1" office:value-type="string">
            <text:p text:style-name="Standard"/>
          </table:table-cell>
          <table:table-cell table:style-name="Table1.A1" office:value-type="string">
            <text:p text:style-name="Standard">&lt;div class="dmPopupMask" id="dmPopupMask"&gt;&lt;/div&gt;</text:p>
          </table:table-cell>
        </table:table-row>
        <table:table-row table:style-name="Table1.2">
          <table:table-cell table:style-name="Table1.A1" office:value-type="string">
            <text:p text:style-name="Standard"/>
          </table:table-cell>
          <table:table-cell table:style-name="Table1.A1" office:value-type="string">
            <text:p text:style-name="Standard">&lt;div id="dmPopup" class="dmPopup"&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CloseWrapper"&gt; &lt;div class="dmPopupClose dm-common-icons-close oneIcon" onclick="dmHidePopup(event);"&gt;&lt;/div&gt; &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Title"&gt; &lt;span&gt;&lt;/span&gt; Share by:&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ata"&gt;&lt;/div&gt;</text:p>
          </table:table-cell>
        </table:table-row>
        <table:table-row table:style-name="Table1.2">
          <table:table-cell table:style-name="Table1.A1" office:value-type="string">
            <text:p text:style-name="Standard"/>
          </table:table-cell>
          <table:table-cell table:style-name="Table1.A1" office:value-type="string">
            <text:p text:style-name="Standard">&lt;/div&gt;&lt;script id="d_track_personalization"&gt;</text:p>
          </table:table-cell>
        </table:table-row>
        <table:table-row table:style-name="Table1.2">
          <table:table-cell table:style-name="Table1.A1" office:value-type="string">
            <text:p text:style-name="Standard"/>
          </table:table-cell>
          <table:table-cell table:style-name="Table1.A1" office:value-type="string">
            <text:p text:style-name="Standard"><text:tab/>window?.waitForDeferred?.('dmAjax', () =&g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 Collects client data and updates cookies used by smart sites</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expireDays = 365;</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visitLength = 30 * 60000;</text:p>
          </table:table-cell>
        </table:table-row>
        <table:table-row table:style-name="Table1.2">
          <table:table-cell table:style-name="Table1.A1" office:value-type="string">
            <text:p text:style-name="Standard"/>
          </table:table-cell>
          <table:table-cell table:style-name="Table1.A1" office:value-type="string">
            <text:p text:style-name="Standard"><text:tab/><text:tab/>$.setCookie("dm_timezone_offset", (new Date()).getTimezoneOffset(), window.expireDays);</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setSmartSiteCookiesInternal("dm_this_page_view","dm_last_page_view","dm_total_visits","dm_last_visit");</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MoreButtonText = 'MOR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LessButtonText = 'LESS';</text:p>
          </table:table-cell>
        </table:table-row>
        <table:table-row table:style-name="Table1.2">
          <table:table-cell table:style-name="Table1.A1" office:value-type="string">
            <text:p text:style-name="Standard"/>
          </table:table-cell>
          <table:table-cell table:style-name="Table1.A1" office:value-type="string">
            <text:p text:style-name="Standard">Parameters.HomeLinkText = 'Hom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End Script tags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body&gt;</text:p>
          </table:table-cell>
        </table:table-row>
        <table:table-row table:style-name="Table1.2">
          <table:table-cell table:style-name="Table1.A1" office:value-type="string">
            <text:p text:style-name="Standard"/>
          </table:table-cell>
          <table:table-cell table:style-name="Table1.A1" office:value-type="string">
            <text:p text:style-name="Standard">&lt;/html&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9" meta:paragraph-count="2194" meta:word-count="9573" meta:character-count="154894" meta:non-whitespace-character-count="147409"/>
    <meta:generator>LibreOfficeDev/6.0.5.2$Linux_X86_64 LibreOffice_project/</meta:generator>
  </office:meta>
</office:document-meta>
</file>